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2713085" calcext:value-type="float">
            <text:p>0.0327130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5429565" calcext:value-type="float">
            <text:p>0.06542956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9811309" calcext:value-type="float">
            <text:p>0.0981130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0712725" calcext:value-type="float">
            <text:p>0.1307127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6311457" calcext:value-type="float">
            <text:p>0.1631145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9486183" calcext:value-type="float">
            <text:p>0.1948618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6180703" calcext:value-type="float">
            <text:p>0.2618070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9610936" calcext:value-type="float">
            <text:p>0.2961093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2984216" calcext:value-type="float">
            <text:p>0.329842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6339729" calcext:value-type="float">
            <text:p>0.3633972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39688208" calcext:value-type="float">
            <text:p>0.3968820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430350215" calcext:value-type="float">
            <text:p>0.43035021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63847945" calcext:value-type="float">
            <text:p>0.46384794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9744702" calcext:value-type="float">
            <text:p>0.4974470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3135054" calcext:value-type="float">
            <text:p>0.5313505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567459035" calcext:value-type="float">
            <text:p>0.56745903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59894498" calcext:value-type="float">
            <text:p>0.5989449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3138206" calcext:value-type="float">
            <text:p>0.6313820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64036885" calcext:value-type="float">
            <text:p>0.66403688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9677585" calcext:value-type="float">
            <text:p>0.6967758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729546515" calcext:value-type="float">
            <text:p>0.72954651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762315255" calcext:value-type="float">
            <text:p>0.76231525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79504486" calcext:value-type="float">
            <text:p>0.7950448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82766188" calcext:value-type="float">
            <text:p>0.8276618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859878645" calcext:value-type="float">
            <text:p>0.85987864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0403645" calcext:value-type="float">
            <text:p>0.9040364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37784755" calcext:value-type="float">
            <text:p>0.93778475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71208505" calcext:value-type="float">
            <text:p>0.97120850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0045301" calcext:value-type="float">
            <text:p>1.004530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03781129" calcext:value-type="float">
            <text:p>1.0378112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071083045" calcext:value-type="float">
            <text:p>1.07108304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10437214" calcext:value-type="float">
            <text:p>1.1043721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1377202" calcext:value-type="float">
            <text:p>1.137720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17124417" calcext:value-type="float">
            <text:p>1.1712441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205966625" calcext:value-type="float">
            <text:p>1.20596662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237998" calcext:value-type="float">
            <text:p>1.23799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270635155" calcext:value-type="float">
            <text:p>1.27063515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303402915" calcext:value-type="float">
            <text:p>1.30340291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336216135" calcext:value-type="float">
            <text:p>1.33621613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369039505" calcext:value-type="float">
            <text:p>1.36903950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40184715" calcext:value-type="float">
            <text:p>1.4018471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434605665" calcext:value-type="float">
            <text:p>1.43460566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467243085" calcext:value-type="float">
            <text:p>1.46724308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499472055" calcext:value-type="float">
            <text:p>1.49947205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547182975" calcext:value-type="float">
            <text:p>1.54718297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58098364" calcext:value-type="float">
            <text:p>1.5809836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614439835" calcext:value-type="float">
            <text:p>1.61443983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647787125" calcext:value-type="float">
            <text:p>1.64778712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681090265" calcext:value-type="float">
            <text:p>1.68109026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714381445" calcext:value-type="float">
            <text:p>1.71438144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.747688095" calcext:value-type="float">
            <text:p>1.74768809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.781052355" calcext:value-type="float">
            <text:p>1.78105235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.814591805" calcext:value-type="float">
            <text:p>1.81459180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84931523" calcext:value-type="float">
            <text:p>1.8493152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.88131744" calcext:value-type="float">
            <text:p>1.8813174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913945005" calcext:value-type="float">
            <text:p>1.91394500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.94670182" calcext:value-type="float">
            <text:p>1.9467018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979498255" calcext:value-type="float">
            <text:p>1.97949825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.01229485" calcext:value-type="float">
            <text:p>2.0122948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045059285" calcext:value-type="float">
            <text:p>2.04505928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077745505" calcext:value-type="float">
            <text:p>2.07774550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.11024982" calcext:value-type="float">
            <text:p>2.1102498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.14215692" calcext:value-type="float">
            <text:p>2.1421569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21081715" calcext:value-type="float">
            <text:p>2.2108171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24506829" calcext:value-type="float">
            <text:p>2.24506829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.27879187" calcext:value-type="float">
            <text:p>2.2787918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.31235085" calcext:value-type="float">
            <text:p>2.3123508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.345844165" calcext:value-type="float">
            <text:p>2.34584416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.37932098" calcext:value-type="float">
            <text:p>2.3793209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41282321" calcext:value-type="float">
            <text:p>2.4128232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.446415235" calcext:value-type="float">
            <text:p>2.44641523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480278235" calcext:value-type="float">
            <text:p>2.48027823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.51609609" calcext:value-type="float">
            <text:p>2.5160960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.547797385" calcext:value-type="float">
            <text:p>2.54779738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.58035188" calcext:value-type="float">
            <text:p>2.5803518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61310209" calcext:value-type="float">
            <text:p>2.61310209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.645928955" calcext:value-type="float">
            <text:p>2.64592895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.678786395" calcext:value-type="float">
            <text:p>2.67878639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.71164578" calcext:value-type="float">
            <text:p>2.7116457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744476695" calcext:value-type="float">
            <text:p>2.74447669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.777220465" calcext:value-type="float">
            <text:p>2.77722046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.8096455" calcext:value-type="float">
            <text:p>2.809645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.84902267" calcext:value-type="float">
            <text:p>2.8490226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.882628695" calcext:value-type="float">
            <text:p>2.88262869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.91599311" calcext:value-type="float">
            <text:p>2.9159931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.94927962" calcext:value-type="float">
            <text:p>2.9492796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.982533885" calcext:value-type="float">
            <text:p>2.98253388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.015778235" calcext:value-type="float">
            <text:p>3.01577823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.049031025" calcext:value-type="float">
            <text:p>3.04903102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.082319545" calcext:value-type="float">
            <text:p>3.08231954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.115719425" calcext:value-type="float">
            <text:p>3.11571942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.149914835" calcext:value-type="float">
            <text:p>3.14991483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.182388815" calcext:value-type="float">
            <text:p>3.18238881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.215228425" calcext:value-type="float">
            <text:p>3.21522842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.24814796" calcext:value-type="float">
            <text:p>3.2481479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.28109512" calcext:value-type="float">
            <text:p>3.2810951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.314048075" calcext:value-type="float">
            <text:p>3.31404807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.346990705" calcext:value-type="float">
            <text:p>3.34699070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.379901965" calcext:value-type="float">
            <text:p>3.37990196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412735685" calcext:value-type="float">
            <text:p>3.41273568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.445299085" calcext:value-type="float">
            <text:p>3.44529908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.48273044" calcext:value-type="float">
            <text:p>3.4827304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.51625076" calcext:value-type="float">
            <text:p>3.5162507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.549577135" calcext:value-type="float">
            <text:p>3.54957713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.58283916" calcext:value-type="float">
            <text:p>3.5828391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.616073355" calcext:value-type="float">
            <text:p>3.61607335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.64929751" calcext:value-type="float">
            <text:p>3.6492975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.68252595" calcext:value-type="float">
            <text:p>3.6825259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.71577957" calcext:value-type="float">
            <text:p>3.7157795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.74911614" calcext:value-type="float">
            <text:p>3.7491161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.78307319" calcext:value-type="float">
            <text:p>3.78307319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.815715135" calcext:value-type="float">
            <text:p>3.81571513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.84862221" calcext:value-type="float">
            <text:p>3.8486222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.88158467" calcext:value-type="float">
            <text:p>3.8815846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.91456226" calcext:value-type="float">
            <text:p>3.91456226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.947536235" calcext:value-type="float">
            <text:p>3.94753623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.980490065" calcext:value-type="float">
            <text:p>3.98049006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.013398685" calcext:value-type="float">
            <text:p>4.01339868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4.046202935" calcext:value-type="float">
            <text:p>4.04620293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.078646985" calcext:value-type="float">
            <text:p>4.07864698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.116612155" calcext:value-type="float">
            <text:p>4.11661215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.150289605" calcext:value-type="float">
            <text:p>4.15028960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.18372216" calcext:value-type="float">
            <text:p>4.1837221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.21707175" calcext:value-type="float">
            <text:p>4.2170717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.250384135" calcext:value-type="float">
            <text:p>4.25038413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.283680935" calcext:value-type="float">
            <text:p>4.28368093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.31697821" calcext:value-type="float">
            <text:p>4.3169782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.35029722" calcext:value-type="float">
            <text:p>4.3502972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.383694055" calcext:value-type="float">
            <text:p>4.38369405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.417734445" calcext:value-type="float">
            <text:p>4.41773444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.450531055" calcext:value-type="float">
            <text:p>4.45053105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.483550195" calcext:value-type="float">
            <text:p>4.48355019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.516623455" calcext:value-type="float">
            <text:p>4.51662345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.54971986" calcext:value-type="float">
            <text:p>4.5497198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.582828595" calcext:value-type="float">
            <text:p>4.58282859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.61594488" calcext:value-type="float">
            <text:p>4.6159448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.64906663" calcext:value-type="float">
            <text:p>4.6490666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.682194" calcext:value-type="float">
            <text:p>4.682194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.715334735" calcext:value-type="float">
            <text:p>4.71533473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.748364005" calcext:value-type="float">
            <text:p>4.74836400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4.781466575" calcext:value-type="float">
            <text:p>4.78146657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.814574355" calcext:value-type="float">
            <text:p>4.81457435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4.8476822" calcext:value-type="float">
            <text:p>4.847682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.880787685" calcext:value-type="float">
            <text:p>4.88078768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4.913888405" calcext:value-type="float">
            <text:p>4.91388840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4.946980655" calcext:value-type="float">
            <text:p>4.94698065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.980056555" calcext:value-type="float">
            <text:p>4.98005655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5.01309066" calcext:value-type="float">
            <text:p>5.0130906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5.04579592" calcext:value-type="float">
            <text:p>5.0457959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5.07909487" calcext:value-type="float">
            <text:p>5.0790948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5.11229225" calcext:value-type="float">
            <text:p>5.1122922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.14546163" calcext:value-type="float">
            <text:p>5.14546163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5.178616575" calcext:value-type="float">
            <text:p>5.17861657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5.21176127" calcext:value-type="float">
            <text:p>5.2117612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.244896455" calcext:value-type="float">
            <text:p>5.24489645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5.27801999" calcext:value-type="float">
            <text:p>5.2780199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5.311123345" calcext:value-type="float">
            <text:p>5.31112334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.34416131" calcext:value-type="float">
            <text:p>5.3441613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5.377677605" calcext:value-type="float">
            <text:p>5.37767760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.41089335" calcext:value-type="float">
            <text:p>5.4108933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.444076405" calcext:value-type="float">
            <text:p>5.44407640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5.47724609" calcext:value-type="float">
            <text:p>5.4772460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.51040802" calcext:value-type="float">
            <text:p>5.5104080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5.543564555" calcext:value-type="float">
            <text:p>5.54356455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.57671689" calcext:value-type="float">
            <text:p>5.5767168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.609865785" calcext:value-type="float">
            <text:p>5.60986578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5.64301228" calcext:value-type="float">
            <text:p>5.6430122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.67616869" calcext:value-type="float">
            <text:p>5.6761686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.7092976" calcext:value-type="float">
            <text:p>5.709297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.742424275" calcext:value-type="float">
            <text:p>5.74242427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5.77554508" calcext:value-type="float">
            <text:p>5.77554508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.808657375" calcext:value-type="float">
            <text:p>5.80865737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5.841757295" calcext:value-type="float">
            <text:p>5.84175729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5.87483797" calcext:value-type="float">
            <text:p>5.8748379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.907884955" calcext:value-type="float">
            <text:p>5.90788495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.940858665" calcext:value-type="float">
            <text:p>5.94085866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5.973556915" calcext:value-type="float">
            <text:p>5.97355691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6.008045175" calcext:value-type="float">
            <text:p>6.00804517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6.041501015" calcext:value-type="float">
            <text:p>6.04150101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.074836375" calcext:value-type="float">
            <text:p>6.07483637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6.10812626" calcext:value-type="float">
            <text:p>6.1081262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6.141393425" calcext:value-type="float">
            <text:p>6.14139342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6.174648425" calcext:value-type="float">
            <text:p>6.17464842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.20789826" calcext:value-type="float">
            <text:p>6.2078982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6.241150785" calcext:value-type="float">
            <text:p>6.24115078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6.274425655" calcext:value-type="float">
            <text:p>6.27442565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6.30804372" calcext:value-type="float">
            <text:p>6.3080437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6.34115739" calcext:value-type="float">
            <text:p>6.34115739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6.374315745" calcext:value-type="float">
            <text:p>6.37431574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6.407483975" calcext:value-type="float">
            <text:p>6.40748397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.440654145" calcext:value-type="float">
            <text:p>6.44065414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6.473822325" calcext:value-type="float">
            <text:p>6.47382232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6.50698481" calcext:value-type="float">
            <text:p>6.5069848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6.54013544" calcext:value-type="float">
            <text:p>6.5401354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6.573257915" calcext:value-type="float">
            <text:p>6.57325791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6.606261105" calcext:value-type="float">
            <text:p>6.60626110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6.63983615" calcext:value-type="float">
            <text:p>6.6398361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6.67314" calcext:value-type="float">
            <text:p>6.67314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6.706407045" calcext:value-type="float">
            <text:p>6.70640704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542617" calcext:value-type="float">
            <text:p>6.542617</text:p>
          </table:table-cell>
          <table:table-cell office:value-type="float" office:value="6.73966353" calcext:value-type="float">
            <text:p>6.73966353</text:p>
          </table:table-cell>
          <table:table-cell table:formula="of:=POWER([.C201]-6.75;2)" office:value-type="float" office:value="0.000106842612060908" calcext:value-type="float">
            <text:p>0.0001068426</text:p>
          </table:table-cell>
          <table:table-cell table:formula="of:=SQRT(SUM([.D201:.D300])/100)" office:value-type="float" office:value="0.0320824965716208" calcext:value-type="float">
            <text:p>0.03208249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543296" calcext:value-type="float">
            <text:p>6.543296</text:p>
          </table:table-cell>
          <table:table-cell office:value-type="float" office:value="6.74020702" calcext:value-type="float">
            <text:p>6.74020702</text:p>
          </table:table-cell>
          <table:table-cell table:formula="of:=POWER([.C202]-6.75;2)" office:value-type="float" office:value="0.0000959024572804056" calcext:value-type="float">
            <text:p>9.59024572804056E-00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536705" calcext:value-type="float">
            <text:p>6.536705</text:p>
          </table:table-cell>
          <table:table-cell office:value-type="float" office:value="6.740756045" calcext:value-type="float">
            <text:p>6.740756045</text:p>
          </table:table-cell>
          <table:table-cell table:formula="of:=POWER([.C203]-6.75;2)" office:value-type="float" office:value="0.0000854507040420183" calcext:value-type="float">
            <text:p>8.54507040420183E-00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519927" calcext:value-type="float">
            <text:p>6.519927</text:p>
          </table:table-cell>
          <table:table-cell office:value-type="float" office:value="6.741359865" calcext:value-type="float">
            <text:p>6.741359865</text:p>
          </table:table-cell>
          <table:table-cell table:formula="of:=POWER([.C204]-6.75;2)" office:value-type="float" office:value="0.0000746519328182297" calcext:value-type="float">
            <text:p>7.46519328182297E-00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480369" calcext:value-type="float">
            <text:p>6.480369</text:p>
          </table:table-cell>
          <table:table-cell office:value-type="float" office:value="6.742098165" calcext:value-type="float">
            <text:p>6.742098165</text:p>
          </table:table-cell>
          <table:table-cell table:formula="of:=POWER([.C205]-6.75;2)" office:value-type="float" office:value="0.000062438996367228" calcext:value-type="float">
            <text:p>0.00006243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349452" calcext:value-type="float">
            <text:p>6.349452</text:p>
          </table:table-cell>
          <table:table-cell office:value-type="float" office:value="6.743190555" calcext:value-type="float">
            <text:p>6.743190555</text:p>
          </table:table-cell>
          <table:table-cell table:formula="of:=POWER([.C206]-6.75;2)" office:value-type="float" office:value="0.0000463685412080253" calcext:value-type="float">
            <text:p>4.63685412080253E-00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.38904" calcext:value-type="float">
            <text:p>13.38904</text:p>
          </table:table-cell>
          <table:table-cell office:value-type="float" office:value="6.748495235" calcext:value-type="float">
            <text:p>6.748495235</text:p>
          </table:table-cell>
          <table:table-cell table:formula="of:=POWER([.C207]-6.75;2)" office:value-type="float" office:value="0.00000226431770522489" calcext:value-type="float">
            <text:p>2.26431770522489E-00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860466" calcext:value-type="float">
            <text:p>6.860466</text:p>
          </table:table-cell>
          <table:table-cell office:value-type="float" office:value="6.714265475" calcext:value-type="float">
            <text:p>6.714265475</text:p>
          </table:table-cell>
          <table:table-cell table:formula="of:=POWER([.C208]-6.75;2)" office:value-type="float" office:value="0.0012769562769756" calcext:value-type="float">
            <text:p>0.001276956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74656" calcext:value-type="float">
            <text:p>6.74656</text:p>
          </table:table-cell>
          <table:table-cell office:value-type="float" office:value="6.712886435" calcext:value-type="float">
            <text:p>6.712886435</text:p>
          </table:table-cell>
          <table:table-cell table:formula="of:=POWER([.C209]-6.75;2)" office:value-type="float" office:value="0.00137741670700925" calcext:value-type="float">
            <text:p>0.001377416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711026" calcext:value-type="float">
            <text:p>6.711026</text:p>
          </table:table-cell>
          <table:table-cell office:value-type="float" office:value="6.712130675" calcext:value-type="float">
            <text:p>6.712130675</text:p>
          </table:table-cell>
          <table:table-cell table:formula="of:=POWER([.C210]-6.75;2)" office:value-type="float" office:value="0.00143408577595562" calcext:value-type="float">
            <text:p>0.001434085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696958" calcext:value-type="float">
            <text:p>6.696958</text:p>
          </table:table-cell>
          <table:table-cell office:value-type="float" office:value="6.71156649" calcext:value-type="float">
            <text:p>6.71156649</text:p>
          </table:table-cell>
          <table:table-cell table:formula="of:=POWER([.C211]-6.75;2)" office:value-type="float" office:value="0.0014771346909201" calcext:value-type="float">
            <text:p>0.001477134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693627" calcext:value-type="float">
            <text:p>6.693627</text:p>
          </table:table-cell>
          <table:table-cell office:value-type="float" office:value="6.711064635" calcext:value-type="float">
            <text:p>6.711064635</text:p>
          </table:table-cell>
          <table:table-cell table:formula="of:=POWER([.C212]-6.75;2)" office:value-type="float" office:value="0.00151596264768326" calcext:value-type="float">
            <text:p>0.001515962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699546" calcext:value-type="float">
            <text:p>6.699546</text:p>
          </table:table-cell>
          <table:table-cell office:value-type="float" office:value="6.710549155" calcext:value-type="float">
            <text:p>6.710549155</text:p>
          </table:table-cell>
          <table:table-cell table:formula="of:=POWER([.C213]-6.75;2)" office:value-type="float" office:value="0.00155636917121404" calcext:value-type="float">
            <text:p>0.001556369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719815" calcext:value-type="float">
            <text:p>6.719815</text:p>
          </table:table-cell>
          <table:table-cell office:value-type="float" office:value="6.709936005" calcext:value-type="float">
            <text:p>6.709936005</text:p>
          </table:table-cell>
          <table:table-cell table:formula="of:=POWER([.C214]-6.75;2)" office:value-type="float" office:value="0.00160512369536" calcext:value-type="float">
            <text:p>0.001605123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780704" calcext:value-type="float">
            <text:p>6.780704</text:p>
          </table:table-cell>
          <table:table-cell office:value-type="float" office:value="6.70905292" calcext:value-type="float">
            <text:p>6.70905292</text:p>
          </table:table-cell>
          <table:table-cell table:formula="of:=POWER([.C215]-6.75;2)" office:value-type="float" office:value="0.00167666336052644" calcext:value-type="float">
            <text:p>0.001676663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.221699" calcext:value-type="float">
            <text:p>7.221699</text:p>
          </table:table-cell>
          <table:table-cell office:value-type="float" office:value="6.70711698" calcext:value-type="float">
            <text:p>6.70711698</text:p>
          </table:table-cell>
          <table:table-cell table:formula="of:=POWER([.C216]-6.75;2)" office:value-type="float" office:value="0.00183895340432037" calcext:value-type="float">
            <text:p>0.001838953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297189" calcext:value-type="float">
            <text:p>6.297189</text:p>
          </table:table-cell>
          <table:table-cell office:value-type="float" office:value="6.706207205" calcext:value-type="float">
            <text:p>6.706207205</text:p>
          </table:table-cell>
          <table:table-cell table:formula="of:=POWER([.C217]-6.75;2)" office:value-type="float" office:value="0.00191780889391201" calcext:value-type="float">
            <text:p>0.001917808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487416" calcext:value-type="float">
            <text:p>6.487416</text:p>
          </table:table-cell>
          <table:table-cell office:value-type="float" office:value="6.7084881" calcext:value-type="float">
            <text:p>6.7084881</text:p>
          </table:table-cell>
          <table:table-cell table:formula="of:=POWER([.C218]-6.75;2)" office:value-type="float" office:value="0.00172323784160998" calcext:value-type="float">
            <text:p>0.001723237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530965" calcext:value-type="float">
            <text:p>6.530965</text:p>
          </table:table-cell>
          <table:table-cell office:value-type="float" office:value="6.70960084" calcext:value-type="float">
            <text:p>6.70960084</text:p>
          </table:table-cell>
          <table:table-cell table:formula="of:=POWER([.C219]-6.75;2)" office:value-type="float" office:value="0.00163209212870558" calcext:value-type="float">
            <text:p>0.001632092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547793" calcext:value-type="float">
            <text:p>6.547793</text:p>
          </table:table-cell>
          <table:table-cell office:value-type="float" office:value="6.71041928" calcext:value-type="float">
            <text:p>6.71041928</text:p>
          </table:table-cell>
          <table:table-cell table:formula="of:=POWER([.C220]-6.75;2)" office:value-type="float" office:value="0.0015666333957184" calcext:value-type="float">
            <text:p>0.001566633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554133" calcext:value-type="float">
            <text:p>6.554133</text:p>
          </table:table-cell>
          <table:table-cell office:value-type="float" office:value="6.71112678" calcext:value-type="float">
            <text:p>6.71112678</text:p>
          </table:table-cell>
          <table:table-cell table:formula="of:=POWER([.C221]-6.75;2)" office:value-type="float" office:value="0.00151112723316841" calcext:value-type="float">
            <text:p>0.001511127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553748" calcext:value-type="float">
            <text:p>6.553748</text:p>
          </table:table-cell>
          <table:table-cell office:value-type="float" office:value="6.711807105" calcext:value-type="float">
            <text:p>6.711807105</text:p>
          </table:table-cell>
          <table:table-cell table:formula="of:=POWER([.C222]-6.75;2)" office:value-type="float" office:value="0.00145869722848102" calcext:value-type="float">
            <text:p>0.001458697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545921" calcext:value-type="float">
            <text:p>6.545921</text:p>
          </table:table-cell>
          <table:table-cell office:value-type="float" office:value="6.71252923" calcext:value-type="float">
            <text:p>6.71252923</text:p>
          </table:table-cell>
          <table:table-cell table:formula="of:=POWER([.C223]-6.75;2)" office:value-type="float" office:value="0.00140405860439287" calcext:value-type="float">
            <text:p>0.001404058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523404" calcext:value-type="float">
            <text:p>6.523404</text:p>
          </table:table-cell>
          <table:table-cell office:value-type="float" office:value="6.71340047" calcext:value-type="float">
            <text:p>6.71340047</text:p>
          </table:table-cell>
          <table:table-cell table:formula="of:=POWER([.C224]-6.75;2)" office:value-type="float" office:value="0.00133952559622091" calcext:value-type="float">
            <text:p>0.001339525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443353" calcext:value-type="float">
            <text:p>6.443353</text:p>
          </table:table-cell>
          <table:table-cell office:value-type="float" office:value="6.71475483" calcext:value-type="float">
            <text:p>6.71475483</text:p>
          </table:table-cell>
          <table:table-cell table:formula="of:=POWER([.C225]-6.75;2)" office:value-type="float" office:value="0.00124222200832887" calcext:value-type="float">
            <text:p>0.00124222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.831561" calcext:value-type="float">
            <text:p>8.831561</text:p>
          </table:table-cell>
          <table:table-cell office:value-type="float" office:value="6.80611921" calcext:value-type="float">
            <text:p>6.80611921</text:p>
          </table:table-cell>
          <table:table-cell table:formula="of:=POWER([.C226]-6.75;2)" office:value-type="float" office:value="0.00314936573102413" calcext:value-type="float">
            <text:p>0.003149365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49661" calcext:value-type="float">
            <text:p>6.749661</text:p>
          </table:table-cell>
          <table:table-cell office:value-type="float" office:value="6.794302125" calcext:value-type="float">
            <text:p>6.794302125</text:p>
          </table:table-cell>
          <table:table-cell table:formula="of:=POWER([.C227]-6.75;2)" office:value-type="float" office:value="0.0019626782795156" calcext:value-type="float">
            <text:p>0.001962678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68475" calcext:value-type="float">
            <text:p>6.68475</text:p>
          </table:table-cell>
          <table:table-cell office:value-type="float" office:value="6.793281875" calcext:value-type="float">
            <text:p>6.793281875</text:p>
          </table:table-cell>
          <table:table-cell table:formula="of:=POWER([.C228]-6.75;2)" office:value-type="float" office:value="0.00187332070351562" calcext:value-type="float">
            <text:p>0.001873320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64319" calcext:value-type="float">
            <text:p>6.664319</text:p>
          </table:table-cell>
          <table:table-cell office:value-type="float" office:value="6.792695925" calcext:value-type="float">
            <text:p>6.792695925</text:p>
          </table:table-cell>
          <table:table-cell table:formula="of:=POWER([.C229]-6.75;2)" office:value-type="float" office:value="0.00182294201160565" calcext:value-type="float">
            <text:p>0.00182294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656238" calcext:value-type="float">
            <text:p>6.656238</text:p>
          </table:table-cell>
          <table:table-cell office:value-type="float" office:value="6.79224719" calcext:value-type="float">
            <text:p>6.79224719</text:p>
          </table:table-cell>
          <table:table-cell table:formula="of:=POWER([.C230]-6.75;2)" office:value-type="float" office:value="0.00178482506289613" calcext:value-type="float">
            <text:p>0.001784825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654351" calcext:value-type="float">
            <text:p>6.654351</text:p>
          </table:table-cell>
          <table:table-cell office:value-type="float" office:value="6.791834385" calcext:value-type="float">
            <text:p>6.791834385</text:p>
          </table:table-cell>
          <table:table-cell table:formula="of:=POWER([.C231]-6.75;2)" office:value-type="float" office:value="0.00175011576832819" calcext:value-type="float">
            <text:p>0.001750115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657819" calcext:value-type="float">
            <text:p>6.657819</text:p>
          </table:table-cell>
          <table:table-cell office:value-type="float" office:value="6.791388995" calcext:value-type="float">
            <text:p>6.791388995</text:p>
          </table:table-cell>
          <table:table-cell table:formula="of:=POWER([.C232]-6.75;2)" office:value-type="float" office:value="0.00171304890711004" calcext:value-type="float">
            <text:p>0.001713048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669612" calcext:value-type="float">
            <text:p>6.669612</text:p>
          </table:table-cell>
          <table:table-cell office:value-type="float" office:value="6.79082315" calcext:value-type="float">
            <text:p>6.79082315</text:p>
          </table:table-cell>
          <table:table-cell table:formula="of:=POWER([.C233]-6.75;2)" office:value-type="float" office:value="0.00166652957592247" calcext:value-type="float">
            <text:p>0.001666529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704794" calcext:value-type="float">
            <text:p>6.704794</text:p>
          </table:table-cell>
          <table:table-cell office:value-type="float" office:value="6.7899329" calcext:value-type="float">
            <text:p>6.7899329</text:p>
          </table:table-cell>
          <table:table-cell table:formula="of:=POWER([.C234]-6.75;2)" office:value-type="float" office:value="0.00159463650241001" calcext:value-type="float">
            <text:p>0.001594636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944491" calcext:value-type="float">
            <text:p>6.944491</text:p>
          </table:table-cell>
          <table:table-cell office:value-type="float" office:value="6.787602765" calcext:value-type="float">
            <text:p>6.787602765</text:p>
          </table:table-cell>
          <table:table-cell table:formula="of:=POWER([.C235]-6.75;2)" office:value-type="float" office:value="0.00141396793564522" calcext:value-type="float">
            <text:p>0.001413967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406275" calcext:value-type="float">
            <text:p>6.406275</text:p>
          </table:table-cell>
          <table:table-cell office:value-type="float" office:value="6.78875045" calcext:value-type="float">
            <text:p>6.78875045</text:p>
          </table:table-cell>
          <table:table-cell table:formula="of:=POWER([.C236]-6.75;2)" office:value-type="float" office:value="0.00150159737520252" calcext:value-type="float">
            <text:p>0.001501597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527431" calcext:value-type="float">
            <text:p>6.527431</text:p>
          </table:table-cell>
          <table:table-cell office:value-type="float" office:value="6.790750095" calcext:value-type="float">
            <text:p>6.790750095</text:p>
          </table:table-cell>
          <table:table-cell table:formula="of:=POWER([.C237]-6.75;2)" office:value-type="float" office:value="0.00166057024250902" calcext:value-type="float">
            <text:p>0.001660570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553552" calcext:value-type="float">
            <text:p>6.553552</text:p>
          </table:table-cell>
          <table:table-cell office:value-type="float" office:value="6.79183411" calcext:value-type="float">
            <text:p>6.79183411</text:p>
          </table:table-cell>
          <table:table-cell table:formula="of:=POWER([.C238]-6.75;2)" office:value-type="float" office:value="0.00175009275949209" calcext:value-type="float">
            <text:p>0.001750092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562644" calcext:value-type="float">
            <text:p>6.562644</text:p>
          </table:table-cell>
          <table:table-cell office:value-type="float" office:value="6.792673125" calcext:value-type="float">
            <text:p>6.792673125</text:p>
          </table:table-cell>
          <table:table-cell table:formula="of:=POWER([.C239]-6.75;2)" office:value-type="float" office:value="0.00182099559726565" calcext:value-type="float">
            <text:p>0.001820995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564674" calcext:value-type="float">
            <text:p>6.564674</text:p>
          </table:table-cell>
          <table:table-cell office:value-type="float" office:value="6.79342145" calcext:value-type="float">
            <text:p>6.79342145</text:p>
          </table:table-cell>
          <table:table-cell table:formula="of:=POWER([.C240]-6.75;2)" office:value-type="float" office:value="0.00188542232010253" calcext:value-type="float">
            <text:p>0.001885422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561529" calcext:value-type="float">
            <text:p>6.561529</text:p>
          </table:table-cell>
          <table:table-cell office:value-type="float" office:value="6.79415589" calcext:value-type="float">
            <text:p>6.79415589</text:p>
          </table:table-cell>
          <table:table-cell table:formula="of:=POWER([.C241]-6.75;2)" office:value-type="float" office:value="0.00194974262169209" calcext:value-type="float">
            <text:p>0.001949742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551703" calcext:value-type="float">
            <text:p>6.551703</text:p>
          </table:table-cell>
          <table:table-cell office:value-type="float" office:value="6.794946115" calcext:value-type="float">
            <text:p>6.794946115</text:p>
          </table:table-cell>
          <table:table-cell table:formula="of:=POWER([.C242]-6.75;2)" office:value-type="float" office:value="0.00202015325359324" calcext:value-type="float">
            <text:p>0.002020153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527484" calcext:value-type="float">
            <text:p>6.527484</text:p>
          </table:table-cell>
          <table:table-cell office:value-type="float" office:value="6.795909995" calcext:value-type="float">
            <text:p>6.795909995</text:p>
          </table:table-cell>
          <table:table-cell table:formula="of:=POWER([.C243]-6.75;2)" office:value-type="float" office:value="0.0021077276409" calcext:value-type="float">
            <text:p>0.002107727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445794" calcext:value-type="float">
            <text:p>6.445794</text:p>
          </table:table-cell>
          <table:table-cell office:value-type="float" office:value="6.79744731" calcext:value-type="float">
            <text:p>6.79744731</text:p>
          </table:table-cell>
          <table:table-cell table:formula="of:=POWER([.C244]-6.75;2)" office:value-type="float" office:value="0.00225124722623609" calcext:value-type="float">
            <text:p>0.002251247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.542184" calcext:value-type="float">
            <text:p>9.542184</text:p>
          </table:table-cell>
          <table:table-cell office:value-type="float" office:value="6.784281275" calcext:value-type="float">
            <text:p>6.784281275</text:p>
          </table:table-cell>
          <table:table-cell table:formula="of:=POWER([.C245]-6.75;2)" office:value-type="float" office:value="0.0011752058156256" calcext:value-type="float">
            <text:p>0.001175205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760133" calcext:value-type="float">
            <text:p>6.760133</text:p>
          </table:table-cell>
          <table:table-cell office:value-type="float" office:value="6.768976145" calcext:value-type="float">
            <text:p>6.768976145</text:p>
          </table:table-cell>
          <table:table-cell table:formula="of:=POWER([.C246]-6.75;2)" office:value-type="float" office:value="0.000360094079061021" calcext:value-type="float">
            <text:p>0.000360094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691239" calcext:value-type="float">
            <text:p>6.691239</text:p>
          </table:table-cell>
          <table:table-cell office:value-type="float" office:value="6.767951275" calcext:value-type="float">
            <text:p>6.767951275</text:p>
          </table:table-cell>
          <table:table-cell table:formula="of:=POWER([.C247]-6.75;2)" office:value-type="float" office:value="0.000322248274125615" calcext:value-type="float">
            <text:p>0.000322248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669458" calcext:value-type="float">
            <text:p>6.669458</text:p>
          </table:table-cell>
          <table:table-cell office:value-type="float" office:value="6.76738187" calcext:value-type="float">
            <text:p>6.76738187</text:p>
          </table:table-cell>
          <table:table-cell table:formula="of:=POWER([.C248]-6.75;2)" office:value-type="float" office:value="0.000302129404696912" calcext:value-type="float">
            <text:p>0.000302129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660628" calcext:value-type="float">
            <text:p>6.660628</text:p>
          </table:table-cell>
          <table:table-cell office:value-type="float" office:value="6.76695909" calcext:value-type="float">
            <text:p>6.76695909</text:p>
          </table:table-cell>
          <table:table-cell table:formula="of:=POWER([.C249]-6.75;2)" office:value-type="float" office:value="0.00028761073362811" calcext:value-type="float">
            <text:p>0.000287610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658236" calcext:value-type="float">
            <text:p>6.658236</text:p>
          </table:table-cell>
          <table:table-cell office:value-type="float" office:value="6.766579195" calcext:value-type="float">
            <text:p>6.766579195</text:p>
          </table:table-cell>
          <table:table-cell table:formula="of:=POWER([.C250]-6.75;2)" office:value-type="float" office:value="0.000274869706848034" calcext:value-type="float">
            <text:p>0.000274869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6133" calcext:value-type="float">
            <text:p>6.66133</text:p>
          </table:table-cell>
          <table:table-cell office:value-type="float" office:value="6.76617322" calcext:value-type="float">
            <text:p>6.76617322</text:p>
          </table:table-cell>
          <table:table-cell table:formula="of:=POWER([.C251]-6.75;2)" office:value-type="float" office:value="0.000261573045168392" calcext:value-type="float">
            <text:p>0.00026157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672852" calcext:value-type="float">
            <text:p>6.672852</text:p>
          </table:table-cell>
          <table:table-cell office:value-type="float" office:value="6.765653395" calcext:value-type="float">
            <text:p>6.765653395</text:p>
          </table:table-cell>
          <table:table-cell table:formula="of:=POWER([.C252]-6.75;2)" office:value-type="float" office:value="0.000245028775026031" calcext:value-type="float">
            <text:p>0.000245028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70789" calcext:value-type="float">
            <text:p>6.70789</text:p>
          </table:table-cell>
          <table:table-cell office:value-type="float" office:value="6.764810815" calcext:value-type="float">
            <text:p>6.764810815</text:p>
          </table:table-cell>
          <table:table-cell table:formula="of:=POWER([.C253]-6.75;2)" office:value-type="float" office:value="0.000219360240964216" calcext:value-type="float">
            <text:p>0.000219360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944685" calcext:value-type="float">
            <text:p>6.944685</text:p>
          </table:table-cell>
          <table:table-cell office:value-type="float" office:value="6.76232552" calcext:value-type="float">
            <text:p>6.76232552</text:p>
          </table:table-cell>
          <table:table-cell table:formula="of:=POWER([.C254]-6.75;2)" office:value-type="float" office:value="0.000151918443270402" calcext:value-type="float">
            <text:p>0.0001519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400442" calcext:value-type="float">
            <text:p>6.400442</text:p>
          </table:table-cell>
          <table:table-cell office:value-type="float" office:value="6.762821815" calcext:value-type="float">
            <text:p>6.762821815</text:p>
          </table:table-cell>
          <table:table-cell table:formula="of:=POWER([.C255]-6.75;2)" office:value-type="float" office:value="0.000164398939894217" calcext:value-type="float">
            <text:p>0.000164398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525513" calcext:value-type="float">
            <text:p>6.525513</text:p>
          </table:table-cell>
          <table:table-cell office:value-type="float" office:value="6.764772035" calcext:value-type="float">
            <text:p>6.764772035</text:p>
          </table:table-cell>
          <table:table-cell table:formula="of:=POWER([.C256]-6.75;2)" office:value-type="float" office:value="0.000218213018041225" calcext:value-type="float">
            <text:p>0.00021821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551363" calcext:value-type="float">
            <text:p>6.551363</text:p>
          </table:table-cell>
          <table:table-cell office:value-type="float" office:value="6.765850985" calcext:value-type="float">
            <text:p>6.765850985</text:p>
          </table:table-cell>
          <table:table-cell table:formula="of:=POWER([.C257]-6.75;2)" office:value-type="float" office:value="0.00025125372547023" calcext:value-type="float">
            <text:p>0.000251253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559287" calcext:value-type="float">
            <text:p>6.559287</text:p>
          </table:table-cell>
          <table:table-cell office:value-type="float" office:value="6.766712655" calcext:value-type="float">
            <text:p>6.766712655</text:p>
          </table:table-cell>
          <table:table-cell table:formula="of:=POWER([.C258]-6.75;2)" office:value-type="float" office:value="0.000279312837149028" calcext:value-type="float">
            <text:p>0.000279312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559319" calcext:value-type="float">
            <text:p>6.559319</text:p>
          </table:table-cell>
          <table:table-cell office:value-type="float" office:value="6.76750852" calcext:value-type="float">
            <text:p>6.76750852</text:p>
          </table:table-cell>
          <table:table-cell table:formula="of:=POWER([.C259]-6.75;2)" office:value-type="float" office:value="0.000306548272590393" calcext:value-type="float">
            <text:p>0.000306548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552887" calcext:value-type="float">
            <text:p>6.552887</text:p>
          </table:table-cell>
          <table:table-cell office:value-type="float" office:value="6.768321375" calcext:value-type="float">
            <text:p>6.768321375</text:p>
          </table:table-cell>
          <table:table-cell table:formula="of:=POWER([.C260]-6.75;2)" office:value-type="float" office:value="0.000335672781890632" calcext:value-type="float">
            <text:p>0.000335672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537244" calcext:value-type="float">
            <text:p>6.537244</text:p>
          </table:table-cell>
          <table:table-cell office:value-type="float" office:value="6.769238425" calcext:value-type="float">
            <text:p>6.769238425</text:p>
          </table:table-cell>
          <table:table-cell table:formula="of:=POWER([.C261]-6.75;2)" office:value-type="float" office:value="0.000370116996480632" calcext:value-type="float">
            <text:p>0.00037011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500863" calcext:value-type="float">
            <text:p>6.500863</text:p>
          </table:table-cell>
          <table:table-cell office:value-type="float" office:value="6.77042681" calcext:value-type="float">
            <text:p>6.77042681</text:p>
          </table:table-cell>
          <table:table-cell table:formula="of:=POWER([.C262]-6.75;2)" office:value-type="float" office:value="0.000417254566776101" calcext:value-type="float">
            <text:p>0.000417254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38142" calcext:value-type="float">
            <text:p>6.38142</text:p>
          </table:table-cell>
          <table:table-cell office:value-type="float" office:value="6.772523985" calcext:value-type="float">
            <text:p>6.772523985</text:p>
          </table:table-cell>
          <table:table-cell table:formula="of:=POWER([.C263]-6.75;2)" office:value-type="float" office:value="0.000507329900280239" calcext:value-type="float">
            <text:p>0.000507329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.732046" calcext:value-type="float">
            <text:p>13.732046</text:p>
          </table:table-cell>
          <table:table-cell office:value-type="float" office:value="6.767013645" calcext:value-type="float">
            <text:p>6.767013645</text:p>
          </table:table-cell>
          <table:table-cell table:formula="of:=POWER([.C264]-6.75;2)" office:value-type="float" office:value="0.000289464116186041" calcext:value-type="float">
            <text:p>0.000289464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850228" calcext:value-type="float">
            <text:p>6.850228</text:p>
          </table:table-cell>
          <table:table-cell office:value-type="float" office:value="6.730558995" calcext:value-type="float">
            <text:p>6.730558995</text:p>
          </table:table-cell>
          <table:table-cell table:formula="of:=POWER([.C265]-6.75;2)" office:value-type="float" office:value="0.000377952675410025" calcext:value-type="float">
            <text:p>0.000377952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744716" calcext:value-type="float">
            <text:p>6.744716</text:p>
          </table:table-cell>
          <table:table-cell office:value-type="float" office:value="6.7289372" calcext:value-type="float">
            <text:p>6.7289372</text:p>
          </table:table-cell>
          <table:table-cell table:formula="of:=POWER([.C266]-6.75;2)" office:value-type="float" office:value="0.000443641543840007" calcext:value-type="float">
            <text:p>0.000443641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711796" calcext:value-type="float">
            <text:p>6.711796</text:p>
          </table:table-cell>
          <table:table-cell office:value-type="float" office:value="6.727978" calcext:value-type="float">
            <text:p>6.727978</text:p>
          </table:table-cell>
          <table:table-cell table:formula="of:=POWER([.C267]-6.75;2)" office:value-type="float" office:value="0.00048496848399999" calcext:value-type="float">
            <text:p>0.000484968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698663" calcext:value-type="float">
            <text:p>6.698663</text:p>
          </table:table-cell>
          <table:table-cell office:value-type="float" office:value="6.727230125" calcext:value-type="float">
            <text:p>6.727230125</text:p>
          </table:table-cell>
          <table:table-cell table:formula="of:=POWER([.C268]-6.75;2)" office:value-type="float" office:value="0.000518467207515617" calcext:value-type="float">
            <text:p>0.000518467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695363" calcext:value-type="float">
            <text:p>6.695363</text:p>
          </table:table-cell>
          <table:table-cell office:value-type="float" office:value="6.726545485" calcext:value-type="float">
            <text:p>6.726545485</text:p>
          </table:table-cell>
          <table:table-cell table:formula="of:=POWER([.C269]-6.75;2)" office:value-type="float" office:value="0.000550114273885228" calcext:value-type="float">
            <text:p>0.000550114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700446" calcext:value-type="float">
            <text:p>6.700446</text:p>
          </table:table-cell>
          <table:table-cell office:value-type="float" office:value="6.72582691" calcext:value-type="float">
            <text:p>6.72582691</text:p>
          </table:table-cell>
          <table:table-cell table:formula="of:=POWER([.C270]-6.75;2)" office:value-type="float" office:value="0.000584338280148084" calcext:value-type="float">
            <text:p>0.000584338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718405" calcext:value-type="float">
            <text:p>6.718405</text:p>
          </table:table-cell>
          <table:table-cell office:value-type="float" office:value="6.72495149" calcext:value-type="float">
            <text:p>6.72495149</text:p>
          </table:table-cell>
          <table:table-cell table:formula="of:=POWER([.C271]-6.75;2)" office:value-type="float" office:value="0.000627427853220076" calcext:value-type="float">
            <text:p>0.000627427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7726" calcext:value-type="float">
            <text:p>6.7726</text:p>
          </table:table-cell>
          <table:table-cell office:value-type="float" office:value="6.723622395" calcext:value-type="float">
            <text:p>6.723622395</text:p>
          </table:table-cell>
          <table:table-cell table:formula="of:=POWER([.C272]-6.75;2)" office:value-type="float" office:value="0.000695778045536047" calcext:value-type="float">
            <text:p>0.00069577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.163571" calcext:value-type="float">
            <text:p>7.163571</text:p>
          </table:table-cell>
          <table:table-cell office:value-type="float" office:value="6.71971251" calcext:value-type="float">
            <text:p>6.71971251</text:p>
          </table:table-cell>
          <table:table-cell table:formula="of:=POWER([.C273]-6.75;2)" office:value-type="float" office:value="0.000917332050500105" calcext:value-type="float">
            <text:p>0.000917332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340259" calcext:value-type="float">
            <text:p>6.340259</text:p>
          </table:table-cell>
          <table:table-cell office:value-type="float" office:value="6.7192951" calcext:value-type="float">
            <text:p>6.7192951</text:p>
          </table:table-cell>
          <table:table-cell table:formula="of:=POWER([.C274]-6.75;2)" office:value-type="float" office:value="0.000942790884009995" calcext:value-type="float">
            <text:p>0.000942790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510899" calcext:value-type="float">
            <text:p>6.510899</text:p>
          </table:table-cell>
          <table:table-cell office:value-type="float" office:value="6.72166039" calcext:value-type="float">
            <text:p>6.72166039</text:p>
          </table:table-cell>
          <table:table-cell table:formula="of:=POWER([.C275]-6.75;2)" office:value-type="float" office:value="0.000803133494952085" calcext:value-type="float">
            <text:p>0.000803133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550042" calcext:value-type="float">
            <text:p>6.550042</text:p>
          </table:table-cell>
          <table:table-cell office:value-type="float" office:value="6.722884485" calcext:value-type="float">
            <text:p>6.722884485</text:p>
          </table:table-cell>
          <table:table-cell table:formula="of:=POWER([.C276]-6.75;2)" office:value-type="float" office:value="0.000735251153715236" calcext:value-type="float">
            <text:p>0.000735251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565373" calcext:value-type="float">
            <text:p>6.565373</text:p>
          </table:table-cell>
          <table:table-cell office:value-type="float" office:value="6.7238043" calcext:value-type="float">
            <text:p>6.7238043</text:p>
          </table:table-cell>
          <table:table-cell table:formula="of:=POWER([.C277]-6.75;2)" office:value-type="float" office:value="0.000686214698489985" calcext:value-type="float">
            <text:p>0.000686214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571488" calcext:value-type="float">
            <text:p>6.571488</text:p>
          </table:table-cell>
          <table:table-cell office:value-type="float" office:value="6.724609905" calcext:value-type="float">
            <text:p>6.724609905</text:p>
          </table:table-cell>
          <table:table-cell table:formula="of:=POWER([.C278]-6.75;2)" office:value-type="float" office:value="0.000644656924109008" calcext:value-type="float">
            <text:p>0.000644656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571877" calcext:value-type="float">
            <text:p>6.571877</text:p>
          </table:table-cell>
          <table:table-cell office:value-type="float" office:value="6.72539572" calcext:value-type="float">
            <text:p>6.72539572</text:p>
          </table:table-cell>
          <table:table-cell table:formula="of:=POWER([.C279]-6.75;2)" office:value-type="float" office:value="0.000605370594318407" calcext:value-type="float">
            <text:p>0.000605370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566183" calcext:value-type="float">
            <text:p>6.566183</text:p>
          </table:table-cell>
          <table:table-cell office:value-type="float" office:value="6.72624956" calcext:value-type="float">
            <text:p>6.72624956</text:p>
          </table:table-cell>
          <table:table-cell table:formula="of:=POWER([.C280]-6.75;2)" office:value-type="float" office:value="0.000564083400193586" calcext:value-type="float">
            <text:p>0.000564083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548754" calcext:value-type="float">
            <text:p>6.548754</text:p>
          </table:table-cell>
          <table:table-cell office:value-type="float" office:value="6.727332625" calcext:value-type="float">
            <text:p>6.727332625</text:p>
          </table:table-cell>
          <table:table-cell table:formula="of:=POWER([.C281]-6.75;2)" office:value-type="float" office:value="0.000513809889390632" calcext:value-type="float">
            <text:p>0.0005138099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485007" calcext:value-type="float">
            <text:p>6.485007</text:p>
          </table:table-cell>
          <table:table-cell office:value-type="float" office:value="6.72932564" calcext:value-type="float">
            <text:p>6.72932564</text:p>
          </table:table-cell>
          <table:table-cell table:formula="of:=POWER([.C282]-6.75;2)" office:value-type="float" office:value="0.000427429161409605" calcext:value-type="float">
            <text:p>0.0004274292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.875434" calcext:value-type="float">
            <text:p>7.875434</text:p>
          </table:table-cell>
          <table:table-cell office:value-type="float" office:value="6.72574762" calcext:value-type="float">
            <text:p>6.72574762</text:p>
          </table:table-cell>
          <table:table-cell table:formula="of:=POWER([.C283]-6.75;2)" office:value-type="float" office:value="0.000588177935664404" calcext:value-type="float">
            <text:p>0.000588177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721205" calcext:value-type="float">
            <text:p>6.721205</text:p>
          </table:table-cell>
          <table:table-cell office:value-type="float" office:value="6.71869706" calcext:value-type="float">
            <text:p>6.71869706</text:p>
          </table:table-cell>
          <table:table-cell table:formula="of:=POWER([.C284]-6.75;2)" office:value-type="float" office:value="0.000979874052643586" calcext:value-type="float">
            <text:p>0.000979874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672883" calcext:value-type="float">
            <text:p>6.672883</text:p>
          </table:table-cell>
          <table:table-cell office:value-type="float" office:value="6.7177843" calcext:value-type="float">
            <text:p>6.7177843</text:p>
          </table:table-cell>
          <table:table-cell table:formula="of:=POWER([.C285]-6.75;2)" office:value-type="float" office:value="0.00103785132649" calcext:value-type="float">
            <text:p>0.0010378513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57302" calcext:value-type="float">
            <text:p>6.657302</text:p>
          </table:table-cell>
          <table:table-cell office:value-type="float" office:value="6.71723509" calcext:value-type="float">
            <text:p>6.71723509</text:p>
          </table:table-cell>
          <table:table-cell table:formula="of:=POWER([.C286]-6.75;2)" office:value-type="float" office:value="0.0010735393273081" calcext:value-type="float">
            <text:p>0.0010735393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650853" calcext:value-type="float">
            <text:p>6.650853</text:p>
          </table:table-cell>
          <table:table-cell office:value-type="float" office:value="6.716807365" calcext:value-type="float">
            <text:p>6.716807365</text:p>
          </table:table-cell>
          <table:table-cell table:formula="of:=POWER([.C287]-6.75;2)" office:value-type="float" office:value="0.00110175101824321" calcext:value-type="float">
            <text:p>0.00110175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64887" calcext:value-type="float">
            <text:p>6.64887</text:p>
          </table:table-cell>
          <table:table-cell office:value-type="float" office:value="6.71641128" calcext:value-type="float">
            <text:p>6.71641128</text:p>
          </table:table-cell>
          <table:table-cell table:formula="of:=POWER([.C288]-6.75;2)" office:value-type="float" office:value="0.0011282021112384" calcext:value-type="float">
            <text:p>0.001128202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650558" calcext:value-type="float">
            <text:p>6.650558</text:p>
          </table:table-cell>
          <table:table-cell office:value-type="float" office:value="6.715981225" calcext:value-type="float">
            <text:p>6.715981225</text:p>
          </table:table-cell>
          <table:table-cell table:formula="of:=POWER([.C289]-6.75;2)" office:value-type="float" office:value="0.00115727705250061" calcext:value-type="float">
            <text:p>0.001157277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657704" calcext:value-type="float">
            <text:p>6.657704</text:p>
          </table:table-cell>
          <table:table-cell office:value-type="float" office:value="6.715424955" calcext:value-type="float">
            <text:p>6.715424955</text:p>
          </table:table-cell>
          <table:table-cell table:formula="of:=POWER([.C290]-6.75;2)" office:value-type="float" office:value="0.00119543373675205" calcext:value-type="float">
            <text:p>0.001195433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679976" calcext:value-type="float">
            <text:p>6.679976</text:p>
          </table:table-cell>
          <table:table-cell office:value-type="float" office:value="6.71449362" calcext:value-type="float">
            <text:p>6.71449362</text:p>
          </table:table-cell>
          <table:table-cell table:formula="of:=POWER([.C291]-6.75;2)" office:value-type="float" office:value="0.00126070302070441" calcext:value-type="float">
            <text:p>0.00126070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839082" calcext:value-type="float">
            <text:p>6.839082</text:p>
          </table:table-cell>
          <table:table-cell office:value-type="float" office:value="6.71073318" calcext:value-type="float">
            <text:p>6.71073318</text:p>
          </table:table-cell>
          <table:table-cell table:formula="of:=POWER([.C292]-6.75;2)" office:value-type="float" office:value="0.00154188315291239" calcext:value-type="float">
            <text:p>0.001541883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494796" calcext:value-type="float">
            <text:p>6.494796</text:p>
          </table:table-cell>
          <table:table-cell office:value-type="float" office:value="6.71128377" calcext:value-type="float">
            <text:p>6.71128377</text:p>
          </table:table-cell>
          <table:table-cell table:formula="of:=POWER([.C293]-6.75;2)" office:value-type="float" office:value="0.00149894646541293" calcext:value-type="float">
            <text:p>0.001498946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567922" calcext:value-type="float">
            <text:p>6.567922</text:p>
          </table:table-cell>
          <table:table-cell office:value-type="float" office:value="6.71266295" calcext:value-type="float">
            <text:p>6.71266295</text:p>
          </table:table-cell>
          <table:table-cell table:formula="of:=POWER([.C294]-6.75;2)" office:value-type="float" office:value="0.00139405530270247" calcext:value-type="float">
            <text:p>0.0013940553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583907" calcext:value-type="float">
            <text:p>6.583907</text:p>
          </table:table-cell>
          <table:table-cell office:value-type="float" office:value="6.71345547" calcext:value-type="float">
            <text:p>6.71345547</text:p>
          </table:table-cell>
          <table:table-cell table:formula="of:=POWER([.C295]-6.75;2)" office:value-type="float" office:value="0.00133550267292093" calcext:value-type="float">
            <text:p>0.001335502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589432" calcext:value-type="float">
            <text:p>6.589432</text:p>
          </table:table-cell>
          <table:table-cell office:value-type="float" office:value="6.71407507" calcext:value-type="float">
            <text:p>6.71407507</text:p>
          </table:table-cell>
          <table:table-cell table:formula="of:=POWER([.C296]-6.75;2)" office:value-type="float" office:value="0.00129060059550491" calcext:value-type="float">
            <text:p>0.001290600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590591" calcext:value-type="float">
            <text:p>6.590591</text:p>
          </table:table-cell>
          <table:table-cell office:value-type="float" office:value="6.714623055" calcext:value-type="float">
            <text:p>6.714623055</text:p>
          </table:table-cell>
          <table:table-cell table:formula="of:=POWER([.C297]-6.75;2)" office:value-type="float" office:value="0.00125152823753305" calcext:value-type="float">
            <text:p>0.001251528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588526" calcext:value-type="float">
            <text:p>6.588526</text:p>
          </table:table-cell>
          <table:table-cell office:value-type="float" office:value="6.715149715" calcext:value-type="float">
            <text:p>6.715149715</text:p>
          </table:table-cell>
          <table:table-cell table:formula="of:=POWER([.C298]-6.75;2)" office:value-type="float" office:value="0.00121454236458123" calcext:value-type="float">
            <text:p>0.001214542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582252" calcext:value-type="float">
            <text:p>6.582252</text:p>
          </table:table-cell>
          <table:table-cell office:value-type="float" office:value="6.71569851" calcext:value-type="float">
            <text:p>6.71569851</text:p>
          </table:table-cell>
          <table:table-cell table:formula="of:=POWER([.C299]-6.75;2)" office:value-type="float" office:value="0.00117659221622009" calcext:value-type="float">
            <text:p>0.0011765922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566744" calcext:value-type="float">
            <text:p>6.566744</text:p>
          </table:table-cell>
          <table:table-cell office:value-type="float" office:value="6.716341925" calcext:value-type="float">
            <text:p>6.716341925</text:p>
          </table:table-cell>
          <table:table-cell table:formula="of:=POWER([.C300]-6.75;2)" office:value-type="float" office:value="0.00113286601270562" calcext:value-type="float">
            <text:p>0.00113286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51268" calcext:value-type="float">
            <text:p>6.51268</text:p>
          </table:table-cell>
          <table:table-cell office:value-type="float" office:value="6.717371715" calcext:value-type="float">
            <text:p>6.71737171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.486271" calcext:value-type="float">
            <text:p>7.486271</text:p>
          </table:table-cell>
          <table:table-cell office:value-type="float" office:value="6.71692458" calcext:value-type="float">
            <text:p>6.71692458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704064" calcext:value-type="float">
            <text:p>6.704064</text:p>
          </table:table-cell>
          <table:table-cell office:value-type="float" office:value="6.71250091" calcext:value-type="float">
            <text:p>6.71250091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665275" calcext:value-type="float">
            <text:p>6.665275</text:p>
          </table:table-cell>
          <table:table-cell office:value-type="float" office:value="6.7120997" calcext:value-type="float">
            <text:p>6.7120997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652405" calcext:value-type="float">
            <text:p>6.652405</text:p>
          </table:table-cell>
          <table:table-cell office:value-type="float" office:value="6.71192903" calcext:value-type="float">
            <text:p>6.71192903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646839" calcext:value-type="float">
            <text:p>6.646839</text:p>
          </table:table-cell>
          <table:table-cell office:value-type="float" office:value="6.711834615" calcext:value-type="float">
            <text:p>6.71183461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644831" calcext:value-type="float">
            <text:p>6.644831</text:p>
          </table:table-cell>
          <table:table-cell office:value-type="float" office:value="6.711765555" calcext:value-type="float">
            <text:p>6.71176555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645688" calcext:value-type="float">
            <text:p>6.645688</text:p>
          </table:table-cell>
          <table:table-cell office:value-type="float" office:value="6.71168906" calcext:value-type="float">
            <text:p>6.71168906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650724" calcext:value-type="float">
            <text:p>6.650724</text:p>
          </table:table-cell>
          <table:table-cell office:value-type="float" office:value="6.71156296" calcext:value-type="float">
            <text:p>6.71156296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67314" calcext:value-type="float">
            <text:p>6.667314</text:p>
          </table:table-cell>
          <table:table-cell office:value-type="float" office:value="6.711272865" calcext:value-type="float">
            <text:p>6.71127286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79141" calcext:value-type="float">
            <text:p>6.79141</text:p>
          </table:table-cell>
          <table:table-cell office:value-type="float" office:value="6.708872375" calcext:value-type="float">
            <text:p>6.70887237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528389" calcext:value-type="float">
            <text:p>6.528389</text:p>
          </table:table-cell>
          <table:table-cell office:value-type="float" office:value="6.70863788" calcext:value-type="float">
            <text:p>6.70863788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581415" calcext:value-type="float">
            <text:p>6.581415</text:p>
          </table:table-cell>
          <table:table-cell office:value-type="float" office:value="6.709494395" calcext:value-type="float">
            <text:p>6.70949439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592492" calcext:value-type="float">
            <text:p>6.592492</text:p>
          </table:table-cell>
          <table:table-cell office:value-type="float" office:value="6.71002778" calcext:value-type="float">
            <text:p>6.71002778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595518" calcext:value-type="float">
            <text:p>6.595518</text:p>
          </table:table-cell>
          <table:table-cell office:value-type="float" office:value="6.71048774" calcext:value-type="float">
            <text:p>6.71048774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594795" calcext:value-type="float">
            <text:p>6.594795</text:p>
          </table:table-cell>
          <table:table-cell office:value-type="float" office:value="6.710935235" calcext:value-type="float">
            <text:p>6.71093523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590766" calcext:value-type="float">
            <text:p>6.590766</text:p>
          </table:table-cell>
          <table:table-cell office:value-type="float" office:value="6.711409065" calcext:value-type="float">
            <text:p>6.71140906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581724" calcext:value-type="float">
            <text:p>6.581724</text:p>
          </table:table-cell>
          <table:table-cell office:value-type="float" office:value="6.71195934" calcext:value-type="float">
            <text:p>6.71195934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56085" calcext:value-type="float">
            <text:p>6.56085</text:p>
          </table:table-cell>
          <table:table-cell office:value-type="float" office:value="6.71270225" calcext:value-type="float">
            <text:p>6.7127022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48881" calcext:value-type="float">
            <text:p>6.48881</text:p>
          </table:table-cell>
          <table:table-cell office:value-type="float" office:value="6.71427158" calcext:value-type="float">
            <text:p>6.71427158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.593034" calcext:value-type="float">
            <text:p>7.593034</text:p>
          </table:table-cell>
          <table:table-cell office:value-type="float" office:value="6.71361193" calcext:value-type="float">
            <text:p>6.7136119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73549" calcext:value-type="float">
            <text:p>6.73549</text:p>
          </table:table-cell>
          <table:table-cell office:value-type="float" office:value="6.7084103" calcext:value-type="float">
            <text:p>6.708410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686511" calcext:value-type="float">
            <text:p>6.686511</text:p>
          </table:table-cell>
          <table:table-cell office:value-type="float" office:value="6.707659445" calcext:value-type="float">
            <text:p>6.70765944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669918" calcext:value-type="float">
            <text:p>6.669918</text:p>
          </table:table-cell>
          <table:table-cell office:value-type="float" office:value="6.70720721" calcext:value-type="float">
            <text:p>6.70720721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662477" calcext:value-type="float">
            <text:p>6.662477</text:p>
          </table:table-cell>
          <table:table-cell office:value-type="float" office:value="6.706849815" calcext:value-type="float">
            <text:p>6.70684981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65936" calcext:value-type="float">
            <text:p>6.65936</text:p>
          </table:table-cell>
          <table:table-cell office:value-type="float" office:value="6.706512105" calcext:value-type="float">
            <text:p>6.70651210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659455" calcext:value-type="float">
            <text:p>6.659455</text:p>
          </table:table-cell>
          <table:table-cell office:value-type="float" office:value="6.70613572" calcext:value-type="float">
            <text:p>6.70613572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663802" calcext:value-type="float">
            <text:p>6.663802</text:p>
          </table:table-cell>
          <table:table-cell office:value-type="float" office:value="6.70562872" calcext:value-type="float">
            <text:p>6.70562872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679367" calcext:value-type="float">
            <text:p>6.679367</text:p>
          </table:table-cell>
          <table:table-cell office:value-type="float" office:value="6.70469506" calcext:value-type="float">
            <text:p>6.70469506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808078" calcext:value-type="float">
            <text:p>6.808078</text:p>
          </table:table-cell>
          <table:table-cell office:value-type="float" office:value="6.69172728" calcext:value-type="float">
            <text:p>6.69172728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559322" calcext:value-type="float">
            <text:p>6.559322</text:p>
          </table:table-cell>
          <table:table-cell office:value-type="float" office:value="6.6919891" calcext:value-type="float">
            <text:p>6.691989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03828" calcext:value-type="float">
            <text:p>6.603828</text:p>
          </table:table-cell>
          <table:table-cell office:value-type="float" office:value="6.69298367" calcext:value-type="float">
            <text:p>6.69298367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14652" calcext:value-type="float">
            <text:p>6.614652</text:p>
          </table:table-cell>
          <table:table-cell office:value-type="float" office:value="6.69360984" calcext:value-type="float">
            <text:p>6.69360984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19281" calcext:value-type="float">
            <text:p>6.619281</text:p>
          </table:table-cell>
          <table:table-cell office:value-type="float" office:value="6.694127685" calcext:value-type="float">
            <text:p>6.69412768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21747" calcext:value-type="float">
            <text:p>6.621747</text:p>
          </table:table-cell>
          <table:table-cell office:value-type="float" office:value="6.694613295" calcext:value-type="float">
            <text:p>6.69461329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623257" calcext:value-type="float">
            <text:p>6.623257</text:p>
          </table:table-cell>
          <table:table-cell office:value-type="float" office:value="6.69511707" calcext:value-type="float">
            <text:p>6.6951170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62435" calcext:value-type="float">
            <text:p>6.62435</text:p>
          </table:table-cell>
          <table:table-cell office:value-type="float" office:value="6.695706155" calcext:value-type="float">
            <text:p>6.69570615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625474" calcext:value-type="float">
            <text:p>6.625474</text:p>
          </table:table-cell>
          <table:table-cell office:value-type="float" office:value="6.696554985" calcext:value-type="float">
            <text:p>6.69655498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628147" calcext:value-type="float">
            <text:p>6.628147</text:p>
          </table:table-cell>
          <table:table-cell office:value-type="float" office:value="6.698992145" calcext:value-type="float">
            <text:p>6.69899214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605854" calcext:value-type="float">
            <text:p>6.605854</text:p>
          </table:table-cell>
          <table:table-cell office:value-type="float" office:value="6.69727847" calcext:value-type="float">
            <text:p>6.69727847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620514" calcext:value-type="float">
            <text:p>6.620514</text:p>
          </table:table-cell>
          <table:table-cell office:value-type="float" office:value="6.696801105" calcext:value-type="float">
            <text:p>6.69680110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621556" calcext:value-type="float">
            <text:p>6.621556</text:p>
          </table:table-cell>
          <table:table-cell office:value-type="float" office:value="6.6964752" calcext:value-type="float">
            <text:p>6.6964752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21569" calcext:value-type="float">
            <text:p>6.621569</text:p>
          </table:table-cell>
          <table:table-cell office:value-type="float" office:value="6.696220505" calcext:value-type="float">
            <text:p>6.69622050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21097" calcext:value-type="float">
            <text:p>6.621097</text:p>
          </table:table-cell>
          <table:table-cell office:value-type="float" office:value="6.695981885" calcext:value-type="float">
            <text:p>6.69598188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620144" calcext:value-type="float">
            <text:p>6.620144</text:p>
          </table:table-cell>
          <table:table-cell office:value-type="float" office:value="6.695717815" calcext:value-type="float">
            <text:p>6.69571781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61845" calcext:value-type="float">
            <text:p>6.61845</text:p>
          </table:table-cell>
          <table:table-cell office:value-type="float" office:value="6.695374125" calcext:value-type="float">
            <text:p>6.69537412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61518" calcext:value-type="float">
            <text:p>6.61518</text:p>
          </table:table-cell>
          <table:table-cell office:value-type="float" office:value="6.694834035" calcext:value-type="float">
            <text:p>6.69483403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606821" calcext:value-type="float">
            <text:p>6.606821</text:p>
          </table:table-cell>
          <table:table-cell office:value-type="float" office:value="6.6936407" calcext:value-type="float">
            <text:p>6.6936407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541052" calcext:value-type="float">
            <text:p>6.541052</text:p>
          </table:table-cell>
          <table:table-cell office:value-type="float" office:value="6.69248916" calcext:value-type="float">
            <text:p>6.69248916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65979" calcext:value-type="float">
            <text:p>6.65979</text:p>
          </table:table-cell>
          <table:table-cell office:value-type="float" office:value="6.69442461" calcext:value-type="float">
            <text:p>6.6944246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39476" calcext:value-type="float">
            <text:p>6.639476</text:p>
          </table:table-cell>
          <table:table-cell office:value-type="float" office:value="6.695116405" calcext:value-type="float">
            <text:p>6.69511640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633876" calcext:value-type="float">
            <text:p>6.633876</text:p>
          </table:table-cell>
          <table:table-cell office:value-type="float" office:value="6.69570925" calcext:value-type="float">
            <text:p>6.6957092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630989" calcext:value-type="float">
            <text:p>6.630989</text:p>
          </table:table-cell>
          <table:table-cell office:value-type="float" office:value="6.696248445" calcext:value-type="float">
            <text:p>6.69624844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628939" calcext:value-type="float">
            <text:p>6.628939</text:p>
          </table:table-cell>
          <table:table-cell office:value-type="float" office:value="6.696777765" calcext:value-type="float">
            <text:p>6.69677776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627037" calcext:value-type="float">
            <text:p>6.627037</text:p>
          </table:table-cell>
          <table:table-cell office:value-type="float" office:value="6.69734021" calcext:value-type="float">
            <text:p>6.69734021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624707" calcext:value-type="float">
            <text:p>6.624707</text:p>
          </table:table-cell>
          <table:table-cell office:value-type="float" office:value="6.69800603" calcext:value-type="float">
            <text:p>6.69800603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620671" calcext:value-type="float">
            <text:p>6.620671</text:p>
          </table:table-cell>
          <table:table-cell office:value-type="float" office:value="6.698978455" calcext:value-type="float">
            <text:p>6.69897845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07593" calcext:value-type="float">
            <text:p>6.607593</text:p>
          </table:table-cell>
          <table:table-cell office:value-type="float" office:value="6.70228384" calcext:value-type="float">
            <text:p>6.70228384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03259" calcext:value-type="float">
            <text:p>6.703259</text:p>
          </table:table-cell>
          <table:table-cell office:value-type="float" office:value="6.701078045" calcext:value-type="float">
            <text:p>6.70107804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643149" calcext:value-type="float">
            <text:p>6.643149</text:p>
          </table:table-cell>
          <table:table-cell office:value-type="float" office:value="6.70024199" calcext:value-type="float">
            <text:p>6.70024199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636611" calcext:value-type="float">
            <text:p>6.636611</text:p>
          </table:table-cell>
          <table:table-cell office:value-type="float" office:value="6.699899675" calcext:value-type="float">
            <text:p>6.69989967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633937" calcext:value-type="float">
            <text:p>6.633937</text:p>
          </table:table-cell>
          <table:table-cell office:value-type="float" office:value="6.699657135" calcext:value-type="float">
            <text:p>6.69965713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632386" calcext:value-type="float">
            <text:p>6.632386</text:p>
          </table:table-cell>
          <table:table-cell office:value-type="float" office:value="6.699440855" calcext:value-type="float">
            <text:p>6.69944085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631307" calcext:value-type="float">
            <text:p>6.631307</text:p>
          </table:table-cell>
          <table:table-cell office:value-type="float" office:value="6.6992037" calcext:value-type="float">
            <text:p>6.699203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630467" calcext:value-type="float">
            <text:p>6.630467</text:p>
          </table:table-cell>
          <table:table-cell office:value-type="float" office:value="6.698886865" calcext:value-type="float">
            <text:p>6.69888686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629779" calcext:value-type="float">
            <text:p>6.629779</text:p>
          </table:table-cell>
          <table:table-cell office:value-type="float" office:value="6.69836099" calcext:value-type="float">
            <text:p>6.69836099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29299" calcext:value-type="float">
            <text:p>6.629299</text:p>
          </table:table-cell>
          <table:table-cell office:value-type="float" office:value="6.69706463" calcext:value-type="float">
            <text:p>6.69706463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631282" calcext:value-type="float">
            <text:p>6.631282</text:p>
          </table:table-cell>
          <table:table-cell office:value-type="float" office:value="6.70581972" calcext:value-type="float">
            <text:p>6.70581972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625782" calcext:value-type="float">
            <text:p>6.625782</text:p>
          </table:table-cell>
          <table:table-cell office:value-type="float" office:value="6.707127705" calcext:value-type="float">
            <text:p>6.70712770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625335" calcext:value-type="float">
            <text:p>6.625335</text:p>
          </table:table-cell>
          <table:table-cell office:value-type="float" office:value="6.707983355" calcext:value-type="float">
            <text:p>6.70798335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624161" calcext:value-type="float">
            <text:p>6.624161</text:p>
          </table:table-cell>
          <table:table-cell office:value-type="float" office:value="6.7086916" calcext:value-type="float">
            <text:p>6.7086916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622459" calcext:value-type="float">
            <text:p>6.622459</text:p>
          </table:table-cell>
          <table:table-cell office:value-type="float" office:value="6.70935812" calcext:value-type="float">
            <text:p>6.70935812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619984" calcext:value-type="float">
            <text:p>6.619984</text:p>
          </table:table-cell>
          <table:table-cell office:value-type="float" office:value="6.710045815" calcext:value-type="float">
            <text:p>6.71004581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616135" calcext:value-type="float">
            <text:p>6.616135</text:p>
          </table:table-cell>
          <table:table-cell office:value-type="float" office:value="6.71082382" calcext:value-type="float">
            <text:p>6.71082382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609397" calcext:value-type="float">
            <text:p>6.609397</text:p>
          </table:table-cell>
          <table:table-cell office:value-type="float" office:value="6.7118226" calcext:value-type="float">
            <text:p>6.7118226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594742" calcext:value-type="float">
            <text:p>6.594742</text:p>
          </table:table-cell>
          <table:table-cell office:value-type="float" office:value="6.713472725" calcext:value-type="float">
            <text:p>6.71347272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53965" calcext:value-type="float">
            <text:p>6.53965</text:p>
          </table:table-cell>
          <table:table-cell office:value-type="float" office:value="6.72432009" calcext:value-type="float">
            <text:p>6.72432009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897652" calcext:value-type="float">
            <text:p>6.897652</text:p>
          </table:table-cell>
          <table:table-cell office:value-type="float" office:value="6.72294006" calcext:value-type="float">
            <text:p>6.72294006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91168" calcext:value-type="float">
            <text:p>6.691168</text:p>
          </table:table-cell>
          <table:table-cell office:value-type="float" office:value="6.72077951" calcext:value-type="float">
            <text:p>6.72077951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67072" calcext:value-type="float">
            <text:p>6.667072</text:p>
          </table:table-cell>
          <table:table-cell office:value-type="float" office:value="6.719921925" calcext:value-type="float">
            <text:p>6.71992192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657977" calcext:value-type="float">
            <text:p>6.657977</text:p>
          </table:table-cell>
          <table:table-cell office:value-type="float" office:value="6.719284785" calcext:value-type="float">
            <text:p>6.71928478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653433" calcext:value-type="float">
            <text:p>6.653433</text:p>
          </table:table-cell>
          <table:table-cell office:value-type="float" office:value="6.71871453" calcext:value-type="float">
            <text:p>6.7187145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651" calcext:value-type="float">
            <text:p>6.651</text:p>
          </table:table-cell>
          <table:table-cell office:value-type="float" office:value="6.71812595" calcext:value-type="float">
            <text:p>6.7181259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649967" calcext:value-type="float">
            <text:p>6.649967</text:p>
          </table:table-cell>
          <table:table-cell office:value-type="float" office:value="6.717421745" calcext:value-type="float">
            <text:p>6.71742174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650505" calcext:value-type="float">
            <text:p>6.650505</text:p>
          </table:table-cell>
          <table:table-cell office:value-type="float" office:value="6.71639189" calcext:value-type="float">
            <text:p>6.71639189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654974" calcext:value-type="float">
            <text:p>6.654974</text:p>
          </table:table-cell>
          <table:table-cell office:value-type="float" office:value="6.71405164" calcext:value-type="float">
            <text:p>6.71405164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23613" calcext:value-type="float">
            <text:p>6.723613</text:p>
          </table:table-cell>
          <table:table-cell office:value-type="float" office:value="6.721241595" calcext:value-type="float">
            <text:p>6.72124159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22734" calcext:value-type="float">
            <text:p>6.622734</text:p>
          </table:table-cell>
          <table:table-cell office:value-type="float" office:value="6.722344215" calcext:value-type="float">
            <text:p>6.72234421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31671" calcext:value-type="float">
            <text:p>6.631671</text:p>
          </table:table-cell>
          <table:table-cell office:value-type="float" office:value="6.72335365" calcext:value-type="float">
            <text:p>6.7233536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633646" calcext:value-type="float">
            <text:p>6.633646</text:p>
          </table:table-cell>
          <table:table-cell office:value-type="float" office:value="6.724113505" calcext:value-type="float">
            <text:p>6.72411350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34034" calcext:value-type="float">
            <text:p>6.634034</text:p>
          </table:table-cell>
          <table:table-cell office:value-type="float" office:value="6.724782905" calcext:value-type="float">
            <text:p>6.72478290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633636" calcext:value-type="float">
            <text:p>6.633636</text:p>
          </table:table-cell>
          <table:table-cell office:value-type="float" office:value="6.725438705" calcext:value-type="float">
            <text:p>6.72543870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632497" calcext:value-type="float">
            <text:p>6.632497</text:p>
          </table:table-cell>
          <table:table-cell office:value-type="float" office:value="6.72615214" calcext:value-type="float">
            <text:p>6.72615214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630126" calcext:value-type="float">
            <text:p>6.630126</text:p>
          </table:table-cell>
          <table:table-cell office:value-type="float" office:value="6.727047775" calcext:value-type="float">
            <text:p>6.72704777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624495" calcext:value-type="float">
            <text:p>6.624495</text:p>
          </table:table-cell>
          <table:table-cell office:value-type="float" office:value="6.728556085" calcext:value-type="float">
            <text:p>6.72855608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600638" calcext:value-type="float">
            <text:p>6.600638</text:p>
          </table:table-cell>
          <table:table-cell office:value-type="float" office:value="6.76197592" calcext:value-type="float">
            <text:p>6.7619759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715009" calcext:value-type="float">
            <text:p>6.715009</text:p>
          </table:table-cell>
          <table:table-cell office:value-type="float" office:value="6.760840855" calcext:value-type="float">
            <text:p>6.76084085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66077" calcext:value-type="float">
            <text:p>6.66077</text:p>
          </table:table-cell>
          <table:table-cell office:value-type="float" office:value="6.759837505" calcext:value-type="float">
            <text:p>6.75983750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653409" calcext:value-type="float">
            <text:p>6.653409</text:p>
          </table:table-cell>
          <table:table-cell office:value-type="float" office:value="6.7593087" calcext:value-type="float">
            <text:p>6.759308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51297" calcext:value-type="float">
            <text:p>6.651297</text:p>
          </table:table-cell>
          <table:table-cell office:value-type="float" office:value="6.758893585" calcext:value-type="float">
            <text:p>6.75889358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651315" calcext:value-type="float">
            <text:p>6.651315</text:p>
          </table:table-cell>
          <table:table-cell office:value-type="float" office:value="6.75850591" calcext:value-type="float">
            <text:p>6.75850591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653101" calcext:value-type="float">
            <text:p>6.653101</text:p>
          </table:table-cell>
          <table:table-cell office:value-type="float" office:value="6.75808656" calcext:value-type="float">
            <text:p>6.7580865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657469" calcext:value-type="float">
            <text:p>6.657469</text:p>
          </table:table-cell>
          <table:table-cell office:value-type="float" office:value="6.757557735" calcext:value-type="float">
            <text:p>6.75755773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667587" calcext:value-type="float">
            <text:p>6.667587</text:p>
          </table:table-cell>
          <table:table-cell office:value-type="float" office:value="6.75673597" calcext:value-type="float">
            <text:p>6.7567359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698847" calcext:value-type="float">
            <text:p>6.698847</text:p>
          </table:table-cell>
          <table:table-cell office:value-type="float" office:value="6.75460776" calcext:value-type="float">
            <text:p>6.7546077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.410388" calcext:value-type="float">
            <text:p>7.410388</text:p>
          </table:table-cell>
          <table:table-cell office:value-type="float" office:value="6.75745453" calcext:value-type="float">
            <text:p>6.75745453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543088" calcext:value-type="float">
            <text:p>6.543088</text:p>
          </table:table-cell>
          <table:table-cell office:value-type="float" office:value="6.75455808" calcext:value-type="float">
            <text:p>6.75455808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584658" calcext:value-type="float">
            <text:p>6.584658</text:p>
          </table:table-cell>
          <table:table-cell office:value-type="float" office:value="6.75564752" calcext:value-type="float">
            <text:p>6.75564752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595408" calcext:value-type="float">
            <text:p>6.595408</text:p>
          </table:table-cell>
          <table:table-cell office:value-type="float" office:value="6.75639423" calcext:value-type="float">
            <text:p>6.7563942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598189" calcext:value-type="float">
            <text:p>6.598189</text:p>
          </table:table-cell>
          <table:table-cell office:value-type="float" office:value="6.75702321" calcext:value-type="float">
            <text:p>6.75702321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596587" calcext:value-type="float">
            <text:p>6.596587</text:p>
          </table:table-cell>
          <table:table-cell office:value-type="float" office:value="6.757610255" calcext:value-type="float">
            <text:p>6.75761025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590531" calcext:value-type="float">
            <text:p>6.590531</text:p>
          </table:table-cell>
          <table:table-cell office:value-type="float" office:value="6.75820573" calcext:value-type="float">
            <text:p>6.7582057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576916" calcext:value-type="float">
            <text:p>6.576916</text:p>
          </table:table-cell>
          <table:table-cell office:value-type="float" office:value="6.758873975" calcext:value-type="float">
            <text:p>6.75887397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543198" calcext:value-type="float">
            <text:p>6.543198</text:p>
          </table:table-cell>
          <table:table-cell office:value-type="float" office:value="6.75979552" calcext:value-type="float">
            <text:p>6.75979552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393516" calcext:value-type="float">
            <text:p>6.393516</text:p>
          </table:table-cell>
          <table:table-cell office:value-type="float" office:value="6.751675155" calcext:value-type="float">
            <text:p>6.75167515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.039744" calcext:value-type="float">
            <text:p>7.039744</text:p>
          </table:table-cell>
          <table:table-cell office:value-type="float" office:value="6.752728155" calcext:value-type="float">
            <text:p>6.75272815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753368" calcext:value-type="float">
            <text:p>6.753368</text:p>
          </table:table-cell>
          <table:table-cell office:value-type="float" office:value="6.75071746" calcext:value-type="float">
            <text:p>6.75071746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09964" calcext:value-type="float">
            <text:p>6.709964</text:p>
          </table:table-cell>
          <table:table-cell office:value-type="float" office:value="6.75018996" calcext:value-type="float">
            <text:p>6.75018996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694653" calcext:value-type="float">
            <text:p>6.694653</text:p>
          </table:table-cell>
          <table:table-cell office:value-type="float" office:value="6.749900485" calcext:value-type="float">
            <text:p>6.74990048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689293" calcext:value-type="float">
            <text:p>6.689293</text:p>
          </table:table-cell>
          <table:table-cell office:value-type="float" office:value="6.74969503" calcext:value-type="float">
            <text:p>6.7496950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690198" calcext:value-type="float">
            <text:p>6.690198</text:p>
          </table:table-cell>
          <table:table-cell office:value-type="float" office:value="6.749514205" calcext:value-type="float">
            <text:p>6.74951420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698173" calcext:value-type="float">
            <text:p>6.698173</text:p>
          </table:table-cell>
          <table:table-cell office:value-type="float" office:value="6.749314205" calcext:value-type="float">
            <text:p>6.74931420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20169" calcext:value-type="float">
            <text:p>6.720169</text:p>
          </table:table-cell>
          <table:table-cell office:value-type="float" office:value="6.7490277" calcext:value-type="float">
            <text:p>6.7490277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794276" calcext:value-type="float">
            <text:p>6.794276</text:p>
          </table:table-cell>
          <table:table-cell office:value-type="float" office:value="6.748323945" calcext:value-type="float">
            <text:p>6.74832394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.716229" calcext:value-type="float">
            <text:p>24.716229</text:p>
          </table:table-cell>
          <table:table-cell office:value-type="float" office:value="6.74797823" calcext:value-type="float">
            <text:p>6.74797823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468144" calcext:value-type="float">
            <text:p>6.468144</text:p>
          </table:table-cell>
          <table:table-cell office:value-type="float" office:value="6.65784697" calcext:value-type="float">
            <text:p>6.65784697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545611" calcext:value-type="float">
            <text:p>6.545611</text:p>
          </table:table-cell>
          <table:table-cell office:value-type="float" office:value="6.65891967" calcext:value-type="float">
            <text:p>6.6589196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56756" calcext:value-type="float">
            <text:p>6.56756</text:p>
          </table:table-cell>
          <table:table-cell office:value-type="float" office:value="6.659593265" calcext:value-type="float">
            <text:p>6.65959326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574572" calcext:value-type="float">
            <text:p>6.574572</text:p>
          </table:table-cell>
          <table:table-cell office:value-type="float" office:value="6.660156255" calcext:value-type="float">
            <text:p>6.66015625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573677" calcext:value-type="float">
            <text:p>6.573677</text:p>
          </table:table-cell>
          <table:table-cell office:value-type="float" office:value="6.66069254" calcext:value-type="float">
            <text:p>6.66069254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565273" calcext:value-type="float">
            <text:p>6.565273</text:p>
          </table:table-cell>
          <table:table-cell office:value-type="float" office:value="6.661255485" calcext:value-type="float">
            <text:p>6.66125548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54465" calcext:value-type="float">
            <text:p>6.54465</text:p>
          </table:table-cell>
          <table:table-cell office:value-type="float" office:value="6.661916055" calcext:value-type="float">
            <text:p>6.66191605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491562" calcext:value-type="float">
            <text:p>6.491562</text:p>
          </table:table-cell>
          <table:table-cell office:value-type="float" office:value="6.66289031" calcext:value-type="float">
            <text:p>6.66289031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238767" calcext:value-type="float">
            <text:p>6.238767</text:p>
          </table:table-cell>
          <table:table-cell office:value-type="float" office:value="6.66210903" calcext:value-type="float">
            <text:p>6.6621090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174028" calcext:value-type="float">
            <text:p>7.174028</text:p>
          </table:table-cell>
          <table:table-cell office:value-type="float" office:value="6.6639413" calcext:value-type="float">
            <text:p>6.6639413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806204" calcext:value-type="float">
            <text:p>6.806204</text:p>
          </table:table-cell>
          <table:table-cell office:value-type="float" office:value="6.661208315" calcext:value-type="float">
            <text:p>6.66120831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744234" calcext:value-type="float">
            <text:p>6.744234</text:p>
          </table:table-cell>
          <table:table-cell office:value-type="float" office:value="6.66034775" calcext:value-type="float">
            <text:p>6.6603477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721355" calcext:value-type="float">
            <text:p>6.721355</text:p>
          </table:table-cell>
          <table:table-cell office:value-type="float" office:value="6.65980494" calcext:value-type="float">
            <text:p>6.65980494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712309" calcext:value-type="float">
            <text:p>6.712309</text:p>
          </table:table-cell>
          <table:table-cell office:value-type="float" office:value="6.659368455" calcext:value-type="float">
            <text:p>6.65936845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711562" calcext:value-type="float">
            <text:p>6.711562</text:p>
          </table:table-cell>
          <table:table-cell office:value-type="float" office:value="6.658950945" calcext:value-type="float">
            <text:p>6.65895094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19574" calcext:value-type="float">
            <text:p>6.719574</text:p>
          </table:table-cell>
          <table:table-cell office:value-type="float" office:value="6.658476405" calcext:value-type="float">
            <text:p>6.65847640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44479" calcext:value-type="float">
            <text:p>6.744479</text:p>
          </table:table-cell>
          <table:table-cell office:value-type="float" office:value="6.6577917" calcext:value-type="float">
            <text:p>6.6577917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834947" calcext:value-type="float">
            <text:p>6.834947</text:p>
          </table:table-cell>
          <table:table-cell office:value-type="float" office:value="6.65551414" calcext:value-type="float">
            <text:p>6.65551414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.812587" calcext:value-type="float">
            <text:p>3.812587</text:p>
          </table:table-cell>
          <table:table-cell office:value-type="float" office:value="6.65537231" calcext:value-type="float">
            <text:p>6.65537231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481158" calcext:value-type="float">
            <text:p>6.481158</text:p>
          </table:table-cell>
          <table:table-cell office:value-type="float" office:value="6.66994141" calcext:value-type="float">
            <text:p>6.66994141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555159" calcext:value-type="float">
            <text:p>6.555159</text:p>
          </table:table-cell>
          <table:table-cell office:value-type="float" office:value="6.671067455" calcext:value-type="float">
            <text:p>6.67106745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577358" calcext:value-type="float">
            <text:p>6.577358</text:p>
          </table:table-cell>
          <table:table-cell office:value-type="float" office:value="6.67178419" calcext:value-type="float">
            <text:p>6.67178419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584902" calcext:value-type="float">
            <text:p>6.584902</text:p>
          </table:table-cell>
          <table:table-cell office:value-type="float" office:value="6.672376515" calcext:value-type="float">
            <text:p>6.67237651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584649" calcext:value-type="float">
            <text:p>6.584649</text:p>
          </table:table-cell>
          <table:table-cell office:value-type="float" office:value="6.67293663" calcext:value-type="float">
            <text:p>6.67293663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577041" calcext:value-type="float">
            <text:p>6.577041</text:p>
          </table:table-cell>
          <table:table-cell office:value-type="float" office:value="6.673528465" calcext:value-type="float">
            <text:p>6.67352846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557365" calcext:value-type="float">
            <text:p>6.557365</text:p>
          </table:table-cell>
          <table:table-cell office:value-type="float" office:value="6.67424769" calcext:value-type="float">
            <text:p>6.67424769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504336" calcext:value-type="float">
            <text:p>6.504336</text:p>
          </table:table-cell>
          <table:table-cell office:value-type="float" office:value="6.67546866" calcext:value-type="float">
            <text:p>6.67546866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210831" calcext:value-type="float">
            <text:p>6.210831</text:p>
          </table:table-cell>
          <table:table-cell office:value-type="float" office:value="6.67491901" calcext:value-type="float">
            <text:p>6.67491901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.043944" calcext:value-type="float">
            <text:p>7.043944</text:p>
          </table:table-cell>
          <table:table-cell office:value-type="float" office:value="6.676818175" calcext:value-type="float">
            <text:p>6.67681817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790486" calcext:value-type="float">
            <text:p>6.790486</text:p>
          </table:table-cell>
          <table:table-cell office:value-type="float" office:value="6.67468152" calcext:value-type="float">
            <text:p>6.67468152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41303" calcext:value-type="float">
            <text:p>6.741303</text:p>
          </table:table-cell>
          <table:table-cell office:value-type="float" office:value="6.673851815" calcext:value-type="float">
            <text:p>6.67385181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723697" calcext:value-type="float">
            <text:p>6.723697</text:p>
          </table:table-cell>
          <table:table-cell office:value-type="float" office:value="6.67327497" calcext:value-type="float">
            <text:p>6.6732749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71846" calcext:value-type="float">
            <text:p>6.71846</text:p>
          </table:table-cell>
          <table:table-cell office:value-type="float" office:value="6.67277057" calcext:value-type="float">
            <text:p>6.6727705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72189" calcext:value-type="float">
            <text:p>6.72189</text:p>
          </table:table-cell>
          <table:table-cell office:value-type="float" office:value="6.67224889" calcext:value-type="float">
            <text:p>6.6722488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36297" calcext:value-type="float">
            <text:p>6.736297</text:p>
          </table:table-cell>
          <table:table-cell office:value-type="float" office:value="6.67160995" calcext:value-type="float">
            <text:p>6.6716099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74921" calcext:value-type="float">
            <text:p>6.774921</text:p>
          </table:table-cell>
          <table:table-cell office:value-type="float" office:value="6.670602415" calcext:value-type="float">
            <text:p>6.67060241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920298" calcext:value-type="float">
            <text:p>6.920298</text:p>
          </table:table-cell>
          <table:table-cell office:value-type="float" office:value="6.664707675" calcext:value-type="float">
            <text:p>6.66470767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279352" calcext:value-type="float">
            <text:p>5.279352</text:p>
          </table:table-cell>
          <table:table-cell office:value-type="float" office:value="6.66432133" calcext:value-type="float">
            <text:p>6.6643213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441116" calcext:value-type="float">
            <text:p>6.441116</text:p>
          </table:table-cell>
          <table:table-cell office:value-type="float" office:value="6.67168219" calcext:value-type="float">
            <text:p>6.67168219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525869" calcext:value-type="float">
            <text:p>6.525869</text:p>
          </table:table-cell>
          <table:table-cell office:value-type="float" office:value="6.67310525" calcext:value-type="float">
            <text:p>6.6731052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552876" calcext:value-type="float">
            <text:p>6.552876</text:p>
          </table:table-cell>
          <table:table-cell office:value-type="float" office:value="6.674051565" calcext:value-type="float">
            <text:p>6.67405156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562221" calcext:value-type="float">
            <text:p>6.562221</text:p>
          </table:table-cell>
          <table:table-cell office:value-type="float" office:value="6.67484362" calcext:value-type="float">
            <text:p>6.67484362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561735" calcext:value-type="float">
            <text:p>6.561735</text:p>
          </table:table-cell>
          <table:table-cell office:value-type="float" office:value="6.675594895" calcext:value-type="float">
            <text:p>6.67559489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551648" calcext:value-type="float">
            <text:p>6.551648</text:p>
          </table:table-cell>
          <table:table-cell office:value-type="float" office:value="6.676388545" calcext:value-type="float">
            <text:p>6.67638854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525362" calcext:value-type="float">
            <text:p>6.525362</text:p>
          </table:table-cell>
          <table:table-cell office:value-type="float" office:value="6.67735797" calcext:value-type="float">
            <text:p>6.67735797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452586" calcext:value-type="float">
            <text:p>6.452586</text:p>
          </table:table-cell>
          <table:table-cell office:value-type="float" office:value="6.67915407" calcext:value-type="float">
            <text:p>6.6791540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.990623" calcext:value-type="float">
            <text:p>5.990623</text:p>
          </table:table-cell>
          <table:table-cell office:value-type="float" office:value="6.67913423" calcext:value-type="float">
            <text:p>6.67913423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.080089" calcext:value-type="float">
            <text:p>7.080089</text:p>
          </table:table-cell>
          <table:table-cell office:value-type="float" office:value="6.682137815" calcext:value-type="float">
            <text:p>6.68213781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813317" calcext:value-type="float">
            <text:p>6.813317</text:p>
          </table:table-cell>
          <table:table-cell office:value-type="float" office:value="6.67981909" calcext:value-type="float">
            <text:p>6.67981909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755718" calcext:value-type="float">
            <text:p>6.755718</text:p>
          </table:table-cell>
          <table:table-cell office:value-type="float" office:value="6.67887146" calcext:value-type="float">
            <text:p>6.67887146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734005" calcext:value-type="float">
            <text:p>6.734005</text:p>
          </table:table-cell>
          <table:table-cell office:value-type="float" office:value="6.678212925" calcext:value-type="float">
            <text:p>6.67821292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726494" calcext:value-type="float">
            <text:p>6.726494</text:p>
          </table:table-cell>
          <table:table-cell office:value-type="float" office:value="6.677635725" calcext:value-type="float">
            <text:p>6.67763572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728651" calcext:value-type="float">
            <text:p>6.728651</text:p>
          </table:table-cell>
          <table:table-cell office:value-type="float" office:value="6.677029425" calcext:value-type="float">
            <text:p>6.67702942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42645" calcext:value-type="float">
            <text:p>6.742645</text:p>
          </table:table-cell>
          <table:table-cell office:value-type="float" office:value="6.676258075" calcext:value-type="float">
            <text:p>6.67625807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82796" calcext:value-type="float">
            <text:p>6.782796</text:p>
          </table:table-cell>
          <table:table-cell office:value-type="float" office:value="6.674918905" calcext:value-type="float">
            <text:p>6.67491890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947357" calcext:value-type="float">
            <text:p>6.947357</text:p>
          </table:table-cell>
          <table:table-cell office:value-type="float" office:value="6.67337898" calcext:value-type="float">
            <text:p>6.6733789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.769403" calcext:value-type="float">
            <text:p>5.769403</text:p>
          </table:table-cell>
          <table:table-cell office:value-type="float" office:value="6.673058015" calcext:value-type="float">
            <text:p>6.67305801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465322" calcext:value-type="float">
            <text:p>6.465322</text:p>
          </table:table-cell>
          <table:table-cell office:value-type="float" office:value="6.67815078" calcext:value-type="float">
            <text:p>6.67815078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538653" calcext:value-type="float">
            <text:p>6.538653</text:p>
          </table:table-cell>
          <table:table-cell office:value-type="float" office:value="6.67962131" calcext:value-type="float">
            <text:p>6.6796213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563041" calcext:value-type="float">
            <text:p>6.563041</text:p>
          </table:table-cell>
          <table:table-cell office:value-type="float" office:value="6.68067373" calcext:value-type="float">
            <text:p>6.6806737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571757" calcext:value-type="float">
            <text:p>6.571757</text:p>
          </table:table-cell>
          <table:table-cell office:value-type="float" office:value="6.681600935" calcext:value-type="float">
            <text:p>6.68160093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571636" calcext:value-type="float">
            <text:p>6.571636</text:p>
          </table:table-cell>
          <table:table-cell office:value-type="float" office:value="6.68252732" calcext:value-type="float">
            <text:p>6.6825273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562859" calcext:value-type="float">
            <text:p>6.562859</text:p>
          </table:table-cell>
          <table:table-cell office:value-type="float" office:value="6.68357554" calcext:value-type="float">
            <text:p>6.68357554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539304" calcext:value-type="float">
            <text:p>6.539304</text:p>
          </table:table-cell>
          <table:table-cell office:value-type="float" office:value="6.685025" calcext:value-type="float">
            <text:p>6.68502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471437" calcext:value-type="float">
            <text:p>6.471437</text:p>
          </table:table-cell>
          <table:table-cell office:value-type="float" office:value="6.68947162" calcext:value-type="float">
            <text:p>6.68947162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.927888" calcext:value-type="float">
            <text:p>5.927888</text:p>
          </table:table-cell>
          <table:table-cell office:value-type="float" office:value="6.688791005" calcext:value-type="float">
            <text:p>6.68879100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9492" calcext:value-type="float">
            <text:p>6.9492</text:p>
          </table:table-cell>
          <table:table-cell office:value-type="float" office:value="6.69178208" calcext:value-type="float">
            <text:p>6.69178208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770632" calcext:value-type="float">
            <text:p>6.770632</text:p>
          </table:table-cell>
          <table:table-cell office:value-type="float" office:value="6.689890515" calcext:value-type="float">
            <text:p>6.68989051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726426" calcext:value-type="float">
            <text:p>6.726426</text:p>
          </table:table-cell>
          <table:table-cell office:value-type="float" office:value="6.68897271" calcext:value-type="float">
            <text:p>6.68897271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707827" calcext:value-type="float">
            <text:p>6.707827</text:p>
          </table:table-cell>
          <table:table-cell office:value-type="float" office:value="6.688295945" calcext:value-type="float">
            <text:p>6.68829594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699029" calcext:value-type="float">
            <text:p>6.699029</text:p>
          </table:table-cell>
          <table:table-cell office:value-type="float" office:value="6.687687005" calcext:value-type="float">
            <text:p>6.68768700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695923" calcext:value-type="float">
            <text:p>6.695923</text:p>
          </table:table-cell>
          <table:table-cell office:value-type="float" office:value="6.687037655" calcext:value-type="float">
            <text:p>6.68703765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698285" calcext:value-type="float">
            <text:p>6.698285</text:p>
          </table:table-cell>
          <table:table-cell office:value-type="float" office:value="6.68618727" calcext:value-type="float">
            <text:p>6.6861872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710935" calcext:value-type="float">
            <text:p>6.710935</text:p>
          </table:table-cell>
          <table:table-cell office:value-type="float" office:value="6.68452629" calcext:value-type="float">
            <text:p>6.68452629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772702" calcext:value-type="float">
            <text:p>6.772702</text:p>
          </table:table-cell>
          <table:table-cell office:value-type="float" office:value="6.69194376" calcext:value-type="float">
            <text:p>6.6919437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423253" calcext:value-type="float">
            <text:p>6.423253</text:p>
          </table:table-cell>
          <table:table-cell office:value-type="float" office:value="6.692526705" calcext:value-type="float">
            <text:p>6.69252670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601537" calcext:value-type="float">
            <text:p>6.601537</text:p>
          </table:table-cell>
          <table:table-cell office:value-type="float" office:value="6.69438251" calcext:value-type="float">
            <text:p>6.6943825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623822" calcext:value-type="float">
            <text:p>6.623822</text:p>
          </table:table-cell>
          <table:table-cell office:value-type="float" office:value="6.69518981" calcext:value-type="float">
            <text:p>6.69518981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631141" calcext:value-type="float">
            <text:p>6.631141</text:p>
          </table:table-cell>
          <table:table-cell office:value-type="float" office:value="6.69582374" calcext:value-type="float">
            <text:p>6.69582374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633522" calcext:value-type="float">
            <text:p>6.633522</text:p>
          </table:table-cell>
          <table:table-cell office:value-type="float" office:value="6.69640987" calcext:value-type="float">
            <text:p>6.6964098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633027" calcext:value-type="float">
            <text:p>6.633027</text:p>
          </table:table-cell>
          <table:table-cell office:value-type="float" office:value="6.697020285" calcext:value-type="float">
            <text:p>6.69702028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629532" calcext:value-type="float">
            <text:p>6.629532</text:p>
          </table:table-cell>
          <table:table-cell office:value-type="float" office:value="6.69775033" calcext:value-type="float">
            <text:p>6.69775033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620468" calcext:value-type="float">
            <text:p>6.620468</text:p>
          </table:table-cell>
          <table:table-cell office:value-type="float" office:value="6.698877875" calcext:value-type="float">
            <text:p>6.69887787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592705" calcext:value-type="float">
            <text:p>6.592705</text:p>
          </table:table-cell>
          <table:table-cell office:value-type="float" office:value="6.70590927" calcext:value-type="float">
            <text:p>6.70590927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187216" calcext:value-type="float">
            <text:p>6.187216</text:p>
          </table:table-cell>
          <table:table-cell office:value-type="float" office:value="6.70512827" calcext:value-type="float">
            <text:p>6.70512827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744511" calcext:value-type="float">
            <text:p>6.744511</text:p>
          </table:table-cell>
          <table:table-cell office:value-type="float" office:value="6.706989715" calcext:value-type="float">
            <text:p>6.70698971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699692" calcext:value-type="float">
            <text:p>6.699692</text:p>
          </table:table-cell>
          <table:table-cell office:value-type="float" office:value="6.706230435" calcext:value-type="float">
            <text:p>6.70623043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688092" calcext:value-type="float">
            <text:p>6.688092</text:p>
          </table:table-cell>
          <table:table-cell office:value-type="float" office:value="6.70575742" calcext:value-type="float">
            <text:p>6.70575742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684484" calcext:value-type="float">
            <text:p>6.684484</text:p>
          </table:table-cell>
          <table:table-cell office:value-type="float" office:value="6.705357675" calcext:value-type="float">
            <text:p>6.70535767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685017" calcext:value-type="float">
            <text:p>6.685017</text:p>
          </table:table-cell>
          <table:table-cell office:value-type="float" office:value="6.704954855" calcext:value-type="float">
            <text:p>6.70495485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689561" calcext:value-type="float">
            <text:p>6.689561</text:p>
          </table:table-cell>
          <table:table-cell office:value-type="float" office:value="6.7044782" calcext:value-type="float">
            <text:p>6.7044782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700821" calcext:value-type="float">
            <text:p>6.700821</text:p>
          </table:table-cell>
          <table:table-cell office:value-type="float" office:value="6.703787555" calcext:value-type="float">
            <text:p>6.70378755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730306" calcext:value-type="float">
            <text:p>6.730306</text:p>
          </table:table-cell>
          <table:table-cell office:value-type="float" office:value="6.70220474" calcext:value-type="float">
            <text:p>6.70220474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874716" calcext:value-type="float">
            <text:p>6.874716</text:p>
          </table:table-cell>
          <table:table-cell office:value-type="float" office:value="6.70456344" calcext:value-type="float">
            <text:p>6.70456344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35688" calcext:value-type="float">
            <text:p>6.35688</text:p>
          </table:table-cell>
          <table:table-cell office:value-type="float" office:value="6.70423042" calcext:value-type="float">
            <text:p>6.70423042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552708" calcext:value-type="float">
            <text:p>6.552708</text:p>
          </table:table-cell>
          <table:table-cell office:value-type="float" office:value="6.70620893" calcext:value-type="float">
            <text:p>6.70620893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585319" calcext:value-type="float">
            <text:p>6.585319</text:p>
          </table:table-cell>
          <table:table-cell office:value-type="float" office:value="6.707107215" calcext:value-type="float">
            <text:p>6.70710721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596064" calcext:value-type="float">
            <text:p>6.596064</text:p>
          </table:table-cell>
          <table:table-cell office:value-type="float" office:value="6.70779978" calcext:value-type="float">
            <text:p>6.70779978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598439" calcext:value-type="float">
            <text:p>6.598439</text:p>
          </table:table-cell>
          <table:table-cell office:value-type="float" office:value="6.708428385" calcext:value-type="float">
            <text:p>6.70842838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594935" calcext:value-type="float">
            <text:p>6.594935</text:p>
          </table:table-cell>
          <table:table-cell office:value-type="float" office:value="6.709065995" calcext:value-type="float">
            <text:p>6.70906599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584083" calcext:value-type="float">
            <text:p>6.584083</text:p>
          </table:table-cell>
          <table:table-cell office:value-type="float" office:value="6.709797675" calcext:value-type="float">
            <text:p>6.70979767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558055" calcext:value-type="float">
            <text:p>6.558055</text:p>
          </table:table-cell>
          <table:table-cell office:value-type="float" office:value="6.710861365" calcext:value-type="float">
            <text:p>6.71086136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47707" calcext:value-type="float">
            <text:p>6.47707</text:p>
          </table:table-cell>
          <table:table-cell office:value-type="float" office:value="6.712055195" calcext:value-type="float">
            <text:p>6.71205519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085811" calcext:value-type="float">
            <text:p>4.085811</text:p>
          </table:table-cell>
          <table:table-cell office:value-type="float" office:value="6.71241771" calcext:value-type="float">
            <text:p>6.71241771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860442" calcext:value-type="float">
            <text:p>6.860442</text:p>
          </table:table-cell>
          <table:table-cell office:value-type="float" office:value="6.72501682" calcext:value-type="float">
            <text:p>6.72501682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758236" calcext:value-type="float">
            <text:p>6.758236</text:p>
          </table:table-cell>
          <table:table-cell office:value-type="float" office:value="6.723817515" calcext:value-type="float">
            <text:p>6.72381751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729062" calcext:value-type="float">
            <text:p>6.729062</text:p>
          </table:table-cell>
          <table:table-cell office:value-type="float" office:value="6.72314629" calcext:value-type="float">
            <text:p>6.72314629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718221" calcext:value-type="float">
            <text:p>6.718221</text:p>
          </table:table-cell>
          <table:table-cell office:value-type="float" office:value="6.722604395" calcext:value-type="float">
            <text:p>6.72260439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716403" calcext:value-type="float">
            <text:p>6.716403</text:p>
          </table:table-cell>
          <table:table-cell office:value-type="float" office:value="6.72206384" calcext:value-type="float">
            <text:p>6.72206384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22502" calcext:value-type="float">
            <text:p>6.722502</text:p>
          </table:table-cell>
          <table:table-cell office:value-type="float" office:value="6.721414235" calcext:value-type="float">
            <text:p>6.72141423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41074" calcext:value-type="float">
            <text:p>6.741074</text:p>
          </table:table-cell>
          <table:table-cell office:value-type="float" office:value="6.72042996" calcext:value-type="float">
            <text:p>6.72042996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794116" calcext:value-type="float">
            <text:p>6.794116</text:p>
          </table:table-cell>
          <table:table-cell office:value-type="float" office:value="6.71773118" calcext:value-type="float">
            <text:p>6.71773118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.112906" calcext:value-type="float">
            <text:p>7.112906</text:p>
          </table:table-cell>
          <table:table-cell office:value-type="float" office:value="6.7195582" calcext:value-type="float">
            <text:p>6.7195582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285412" calcext:value-type="float">
            <text:p>6.285412</text:p>
          </table:table-cell>
          <table:table-cell office:value-type="float" office:value="6.71826725" calcext:value-type="float">
            <text:p>6.7182672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510381" calcext:value-type="float">
            <text:p>6.510381</text:p>
          </table:table-cell>
          <table:table-cell office:value-type="float" office:value="6.720826095" calcext:value-type="float">
            <text:p>6.72082609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555333" calcext:value-type="float">
            <text:p>6.555333</text:p>
          </table:table-cell>
          <table:table-cell office:value-type="float" office:value="6.72215967" calcext:value-type="float">
            <text:p>6.72215967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570617" calcext:value-type="float">
            <text:p>6.570617</text:p>
          </table:table-cell>
          <table:table-cell office:value-type="float" office:value="6.723242305" calcext:value-type="float">
            <text:p>6.72324230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573845" calcext:value-type="float">
            <text:p>6.573845</text:p>
          </table:table-cell>
          <table:table-cell office:value-type="float" office:value="6.724276265" calcext:value-type="float">
            <text:p>6.72427626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568283" calcext:value-type="float">
            <text:p>6.568283</text:p>
          </table:table-cell>
          <table:table-cell office:value-type="float" office:value="6.7253932" calcext:value-type="float">
            <text:p>6.7253932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551406" calcext:value-type="float">
            <text:p>6.551406</text:p>
          </table:table-cell>
          <table:table-cell office:value-type="float" office:value="6.726800585" calcext:value-type="float">
            <text:p>6.72680058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510432" calcext:value-type="float">
            <text:p>6.510432</text:p>
          </table:table-cell>
          <table:table-cell office:value-type="float" office:value="6.729322435" calcext:value-type="float">
            <text:p>6.72932243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376513" calcext:value-type="float">
            <text:p>6.376513</text:p>
          </table:table-cell>
          <table:table-cell office:value-type="float" office:value="6.723669285" calcext:value-type="float">
            <text:p>6.72366928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376513" calcext:value-type="float">
            <text:p>6.376513</text:p>
          </table:table-cell>
          <table:table-cell office:value-type="float" office:value="6.72394887" calcext:value-type="float">
            <text:p>6.72394887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928142" calcext:value-type="float">
            <text:p>6.928142</text:p>
          </table:table-cell>
          <table:table-cell office:value-type="float" office:value="6.72472858" calcext:value-type="float">
            <text:p>6.72472858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98149" calcext:value-type="float">
            <text:p>6.798149</text:p>
          </table:table-cell>
          <table:table-cell office:value-type="float" office:value="6.72291454" calcext:value-type="float">
            <text:p>6.72291454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758045" calcext:value-type="float">
            <text:p>6.758045</text:p>
          </table:table-cell>
          <table:table-cell office:value-type="float" office:value="6.721808465" calcext:value-type="float">
            <text:p>6.72180846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41715" calcext:value-type="float">
            <text:p>6.741715</text:p>
          </table:table-cell>
          <table:table-cell office:value-type="float" office:value="6.720900665" calcext:value-type="float">
            <text:p>6.72090066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736853" calcext:value-type="float">
            <text:p>6.736853</text:p>
          </table:table-cell>
          <table:table-cell office:value-type="float" office:value="6.720012585" calcext:value-type="float">
            <text:p>6.72001258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41428" calcext:value-type="float">
            <text:p>6.741428</text:p>
          </table:table-cell>
          <table:table-cell office:value-type="float" office:value="6.71898416" calcext:value-type="float">
            <text:p>6.71898416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760201" calcext:value-type="float">
            <text:p>6.760201</text:p>
          </table:table-cell>
          <table:table-cell office:value-type="float" office:value="6.717460915" calcext:value-type="float">
            <text:p>6.71746091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819192" calcext:value-type="float">
            <text:p>6.819192</text:p>
          </table:table-cell>
          <table:table-cell office:value-type="float" office:value="6.712220755" calcext:value-type="float">
            <text:p>6.71222075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281748" calcext:value-type="float">
            <text:p>7.281748</text:p>
          </table:table-cell>
          <table:table-cell office:value-type="float" office:value="6.71377315" calcext:value-type="float">
            <text:p>6.7137731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366434" calcext:value-type="float">
            <text:p>6.366434</text:p>
          </table:table-cell>
          <table:table-cell office:value-type="float" office:value="6.71169518" calcext:value-type="float">
            <text:p>6.71169518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536048" calcext:value-type="float">
            <text:p>6.536048</text:p>
          </table:table-cell>
          <table:table-cell office:value-type="float" office:value="6.713882685" calcext:value-type="float">
            <text:p>6.71388268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574686" calcext:value-type="float">
            <text:p>6.574686</text:p>
          </table:table-cell>
          <table:table-cell office:value-type="float" office:value="6.715103045" calcext:value-type="float">
            <text:p>6.71510304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588103" calcext:value-type="float">
            <text:p>6.588103</text:p>
          </table:table-cell>
          <table:table-cell office:value-type="float" office:value="6.71609059" calcext:value-type="float">
            <text:p>6.71609059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590681" calcext:value-type="float">
            <text:p>6.590681</text:p>
          </table:table-cell>
          <table:table-cell office:value-type="float" office:value="6.717028155" calcext:value-type="float">
            <text:p>6.71702815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584955" calcext:value-type="float">
            <text:p>6.584955</text:p>
          </table:table-cell>
          <table:table-cell office:value-type="float" office:value="6.718043705" calcext:value-type="float">
            <text:p>6.71804370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56794" calcext:value-type="float">
            <text:p>6.56794</text:p>
          </table:table-cell>
          <table:table-cell office:value-type="float" office:value="6.71935438" calcext:value-type="float">
            <text:p>6.71935438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525292" calcext:value-type="float">
            <text:p>6.525292</text:p>
          </table:table-cell>
          <table:table-cell office:value-type="float" office:value="6.72201758" calcext:value-type="float">
            <text:p>6.72201758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370507" calcext:value-type="float">
            <text:p>6.370507</text:p>
          </table:table-cell>
          <table:table-cell office:value-type="float" office:value="6.71959788" calcext:value-type="float">
            <text:p>6.71959788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.380317" calcext:value-type="float">
            <text:p>8.380317</text:p>
          </table:table-cell>
          <table:table-cell office:value-type="float" office:value="6.72021214" calcext:value-type="float">
            <text:p>6.72021214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892879" calcext:value-type="float">
            <text:p>6.892879</text:p>
          </table:table-cell>
          <table:table-cell office:value-type="float" office:value="6.71112423" calcext:value-type="float">
            <text:p>6.71112423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796912" calcext:value-type="float">
            <text:p>6.796912</text:p>
          </table:table-cell>
          <table:table-cell office:value-type="float" office:value="6.709593775" calcext:value-type="float">
            <text:p>6.70959377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766984" calcext:value-type="float">
            <text:p>6.766984</text:p>
          </table:table-cell>
          <table:table-cell office:value-type="float" office:value="6.70858376" calcext:value-type="float">
            <text:p>6.70858376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757465" calcext:value-type="float">
            <text:p>6.757465</text:p>
          </table:table-cell>
          <table:table-cell office:value-type="float" office:value="6.707715255" calcext:value-type="float">
            <text:p>6.70771525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759998" calcext:value-type="float">
            <text:p>6.759998</text:p>
          </table:table-cell>
          <table:table-cell office:value-type="float" office:value="6.706833835" calcext:value-type="float">
            <text:p>6.70683383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75585" calcext:value-type="float">
            <text:p>6.775585</text:p>
          </table:table-cell>
          <table:table-cell office:value-type="float" office:value="6.70578109" calcext:value-type="float">
            <text:p>6.70578109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815891" calcext:value-type="float">
            <text:p>6.815891</text:p>
          </table:table-cell>
          <table:table-cell office:value-type="float" office:value="6.704158325" calcext:value-type="float">
            <text:p>6.70415832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939422" calcext:value-type="float">
            <text:p>6.939422</text:p>
          </table:table-cell>
          <table:table-cell office:value-type="float" office:value="6.693499465" calcext:value-type="float">
            <text:p>6.69349946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.764215" calcext:value-type="float">
            <text:p>8.764215</text:p>
          </table:table-cell>
          <table:table-cell office:value-type="float" office:value="6.69359736" calcext:value-type="float">
            <text:p>6.69359736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263644" calcext:value-type="float">
            <text:p>6.263644</text:p>
          </table:table-cell>
          <table:table-cell office:value-type="float" office:value="6.68383693" calcext:value-type="float">
            <text:p>6.68383693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465542" calcext:value-type="float">
            <text:p>6.465542</text:p>
          </table:table-cell>
          <table:table-cell office:value-type="float" office:value="6.68637189" calcext:value-type="float">
            <text:p>6.68637189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519651" calcext:value-type="float">
            <text:p>6.519651</text:p>
          </table:table-cell>
          <table:table-cell office:value-type="float" office:value="6.687813115" calcext:value-type="float">
            <text:p>6.68781311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539644" calcext:value-type="float">
            <text:p>6.539644</text:p>
          </table:table-cell>
          <table:table-cell office:value-type="float" office:value="6.688954695" calcext:value-type="float">
            <text:p>6.68895469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543926" calcext:value-type="float">
            <text:p>6.543926</text:p>
          </table:table-cell>
          <table:table-cell office:value-type="float" office:value="6.690008975" calcext:value-type="float">
            <text:p>6.69000897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535717" calcext:value-type="float">
            <text:p>6.535717</text:p>
          </table:table-cell>
          <table:table-cell office:value-type="float" office:value="6.69111236" calcext:value-type="float">
            <text:p>6.69111236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510159" calcext:value-type="float">
            <text:p>6.510159</text:p>
          </table:table-cell>
          <table:table-cell office:value-type="float" office:value="6.69247779" calcext:value-type="float">
            <text:p>6.69247779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443996" calcext:value-type="float">
            <text:p>6.443996</text:p>
          </table:table-cell>
          <table:table-cell office:value-type="float" office:value="6.69532083" calcext:value-type="float">
            <text:p>6.69532083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182455" calcext:value-type="float">
            <text:p>6.182455</text:p>
          </table:table-cell>
          <table:table-cell office:value-type="float" office:value="6.69491483" calcext:value-type="float">
            <text:p>6.69491483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.092965" calcext:value-type="float">
            <text:p>8.092965</text:p>
          </table:table-cell>
          <table:table-cell office:value-type="float" office:value="6.696801715" calcext:value-type="float">
            <text:p>6.69680171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944137" calcext:value-type="float">
            <text:p>6.944137</text:p>
          </table:table-cell>
          <table:table-cell office:value-type="float" office:value="6.689327455" calcext:value-type="float">
            <text:p>6.68932745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824621" calcext:value-type="float">
            <text:p>6.824621</text:p>
          </table:table-cell>
          <table:table-cell office:value-type="float" office:value="6.687658485" calcext:value-type="float">
            <text:p>6.68765848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783642" calcext:value-type="float">
            <text:p>6.783642</text:p>
          </table:table-cell>
          <table:table-cell office:value-type="float" office:value="6.686594225" calcext:value-type="float">
            <text:p>6.68659422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767526" calcext:value-type="float">
            <text:p>6.767526</text:p>
          </table:table-cell>
          <table:table-cell office:value-type="float" office:value="6.68570062" calcext:value-type="float">
            <text:p>6.68570062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765194" calcext:value-type="float">
            <text:p>6.765194</text:p>
          </table:table-cell>
          <table:table-cell office:value-type="float" office:value="6.68479706" calcext:value-type="float">
            <text:p>6.68479706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776323" calcext:value-type="float">
            <text:p>6.776323</text:p>
          </table:table-cell>
          <table:table-cell office:value-type="float" office:value="6.683689715" calcext:value-type="float">
            <text:p>6.68368971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811624" calcext:value-type="float">
            <text:p>6.811624</text:p>
          </table:table-cell>
          <table:table-cell office:value-type="float" office:value="6.681806035" calcext:value-type="float">
            <text:p>6.68180603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931788" calcext:value-type="float">
            <text:p>6.931788</text:p>
          </table:table-cell>
          <table:table-cell office:value-type="float" office:value="6.70723167" calcext:value-type="float">
            <text:p>6.70723167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3.308462" calcext:value-type="float">
            <text:p>13.308462</text:p>
          </table:table-cell>
          <table:table-cell office:value-type="float" office:value="6.7073243" calcext:value-type="float">
            <text:p>6.7073243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373625" calcext:value-type="float">
            <text:p>6.373625</text:p>
          </table:table-cell>
          <table:table-cell office:value-type="float" office:value="6.6749334" calcext:value-type="float">
            <text:p>6.6749334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514339" calcext:value-type="float">
            <text:p>6.514339</text:p>
          </table:table-cell>
          <table:table-cell office:value-type="float" office:value="6.677028325" calcext:value-type="float">
            <text:p>6.67702832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555009" calcext:value-type="float">
            <text:p>6.555009</text:p>
          </table:table-cell>
          <table:table-cell office:value-type="float" office:value="6.67834587" calcext:value-type="float">
            <text:p>6.67834587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570386" calcext:value-type="float">
            <text:p>6.570386</text:p>
          </table:table-cell>
          <table:table-cell office:value-type="float" office:value="6.67944487" calcext:value-type="float">
            <text:p>6.67944487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573762" calcext:value-type="float">
            <text:p>6.573762</text:p>
          </table:table-cell>
          <table:table-cell office:value-type="float" office:value="6.68050453" calcext:value-type="float">
            <text:p>6.6805045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567445" calcext:value-type="float">
            <text:p>6.567445</text:p>
          </table:table-cell>
          <table:table-cell office:value-type="float" office:value="6.681671615" calcext:value-type="float">
            <text:p>6.68167161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547336" calcext:value-type="float">
            <text:p>6.547336</text:p>
          </table:table-cell>
          <table:table-cell office:value-type="float" office:value="6.683261815" calcext:value-type="float">
            <text:p>6.68326181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493116" calcext:value-type="float">
            <text:p>6.493116</text:p>
          </table:table-cell>
          <table:table-cell office:value-type="float" office:value="6.68915084" calcext:value-type="float">
            <text:p>6.68915084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241945" calcext:value-type="float">
            <text:p>6.241945</text:p>
          </table:table-cell>
          <table:table-cell office:value-type="float" office:value="6.68866258" calcext:value-type="float">
            <text:p>6.68866258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268201" calcext:value-type="float">
            <text:p>7.268201</text:p>
          </table:table-cell>
          <table:table-cell office:value-type="float" office:value="6.6902328" calcext:value-type="float">
            <text:p>6.6902328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831098" calcext:value-type="float">
            <text:p>6.831098</text:p>
          </table:table-cell>
          <table:table-cell office:value-type="float" office:value="6.68687728" calcext:value-type="float">
            <text:p>6.68687728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760976" calcext:value-type="float">
            <text:p>6.760976</text:p>
          </table:table-cell>
          <table:table-cell office:value-type="float" office:value="6.68578588" calcext:value-type="float">
            <text:p>6.68578588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734" calcext:value-type="float">
            <text:p>6.734</text:p>
          </table:table-cell>
          <table:table-cell office:value-type="float" office:value="6.685069445" calcext:value-type="float">
            <text:p>6.68506944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721204" calcext:value-type="float">
            <text:p>6.721204</text:p>
          </table:table-cell>
          <table:table-cell office:value-type="float" office:value="6.684473295" calcext:value-type="float">
            <text:p>6.68447329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715598" calcext:value-type="float">
            <text:p>6.715598</text:p>
          </table:table-cell>
          <table:table-cell office:value-type="float" office:value="6.683876945" calcext:value-type="float">
            <text:p>6.68387694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715682" calcext:value-type="float">
            <text:p>6.715682</text:p>
          </table:table-cell>
          <table:table-cell office:value-type="float" office:value="6.683132" calcext:value-type="float">
            <text:p>6.683132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72418" calcext:value-type="float">
            <text:p>6.72418</text:p>
          </table:table-cell>
          <table:table-cell office:value-type="float" office:value="6.68165325" calcext:value-type="float">
            <text:p>6.6816532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761225" calcext:value-type="float">
            <text:p>6.761225</text:p>
          </table:table-cell>
          <table:table-cell office:value-type="float" office:value="6.68463404" calcext:value-type="float">
            <text:p>6.68463404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.919125" calcext:value-type="float">
            <text:p>4.919125</text:p>
          </table:table-cell>
          <table:table-cell office:value-type="float" office:value="6.68495471" calcext:value-type="float">
            <text:p>6.68495471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604116" calcext:value-type="float">
            <text:p>6.604116</text:p>
          </table:table-cell>
          <table:table-cell office:value-type="float" office:value="6.694190055" calcext:value-type="float">
            <text:p>6.69419005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637605" calcext:value-type="float">
            <text:p>6.637605</text:p>
          </table:table-cell>
          <table:table-cell office:value-type="float" office:value="6.69489675" calcext:value-type="float">
            <text:p>6.6948967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647868" calcext:value-type="float">
            <text:p>6.647868</text:p>
          </table:table-cell>
          <table:table-cell office:value-type="float" office:value="6.695394415" calcext:value-type="float">
            <text:p>6.69539441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52069" calcext:value-type="float">
            <text:p>6.652069</text:p>
          </table:table-cell>
          <table:table-cell office:value-type="float" office:value="6.695833965" calcext:value-type="float">
            <text:p>6.69583396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653562" calcext:value-type="float">
            <text:p>6.653562</text:p>
          </table:table-cell>
          <table:table-cell office:value-type="float" office:value="6.696279965" calcext:value-type="float">
            <text:p>6.69627996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653128" calcext:value-type="float">
            <text:p>6.653128</text:p>
          </table:table-cell>
          <table:table-cell office:value-type="float" office:value="6.696807965" calcext:value-type="float">
            <text:p>6.69680796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50198" calcext:value-type="float">
            <text:p>6.650198</text:p>
          </table:table-cell>
          <table:table-cell office:value-type="float" office:value="6.697646645" calcext:value-type="float">
            <text:p>6.69764664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40872" calcext:value-type="float">
            <text:p>6.640872</text:p>
          </table:table-cell>
          <table:table-cell office:value-type="float" office:value="6.714168285" calcext:value-type="float">
            <text:p>6.71416828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579418" calcext:value-type="float">
            <text:p>6.579418</text:p>
          </table:table-cell>
          <table:table-cell office:value-type="float" office:value="6.713626285" calcext:value-type="float">
            <text:p>6.71362628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725133" calcext:value-type="float">
            <text:p>6.725133</text:p>
          </table:table-cell>
          <table:table-cell office:value-type="float" office:value="6.713747905" calcext:value-type="float">
            <text:p>6.71374790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689977" calcext:value-type="float">
            <text:p>6.689977</text:p>
          </table:table-cell>
          <table:table-cell office:value-type="float" office:value="6.713240045" calcext:value-type="float">
            <text:p>6.71324004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682684" calcext:value-type="float">
            <text:p>6.682684</text:p>
          </table:table-cell>
          <table:table-cell office:value-type="float" office:value="6.71294014" calcext:value-type="float">
            <text:p>6.71294014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68033" calcext:value-type="float">
            <text:p>6.68033</text:p>
          </table:table-cell>
          <table:table-cell office:value-type="float" office:value="6.712674585" calcext:value-type="float">
            <text:p>6.71267458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680158" calcext:value-type="float">
            <text:p>6.680158</text:p>
          </table:table-cell>
          <table:table-cell office:value-type="float" office:value="6.712387095" calcext:value-type="float">
            <text:p>6.71238709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681829" calcext:value-type="float">
            <text:p>6.681829</text:p>
          </table:table-cell>
          <table:table-cell office:value-type="float" office:value="6.712015915" calcext:value-type="float">
            <text:p>6.71201591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686266" calcext:value-type="float">
            <text:p>6.686266</text:p>
          </table:table-cell>
          <table:table-cell office:value-type="float" office:value="6.711414735" calcext:value-type="float">
            <text:p>6.71141473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697387" calcext:value-type="float">
            <text:p>6.697387</text:p>
          </table:table-cell>
          <table:table-cell office:value-type="float" office:value="6.70965855" calcext:value-type="float">
            <text:p>6.7096585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39501" calcext:value-type="float">
            <text:p>6.739501</text:p>
          </table:table-cell>
          <table:table-cell office:value-type="float" office:value="6.71146938" calcext:value-type="float">
            <text:p>6.71146938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335306" calcext:value-type="float">
            <text:p>6.335306</text:p>
          </table:table-cell>
          <table:table-cell office:value-type="float" office:value="6.711818155" calcext:value-type="float">
            <text:p>6.71181815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05221" calcext:value-type="float">
            <text:p>6.605221</text:p>
          </table:table-cell>
          <table:table-cell office:value-type="float" office:value="6.71395746" calcext:value-type="float">
            <text:p>6.71395746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27431" calcext:value-type="float">
            <text:p>6.627431</text:p>
          </table:table-cell>
          <table:table-cell office:value-type="float" office:value="6.71466131" calcext:value-type="float">
            <text:p>6.71466131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634091" calcext:value-type="float">
            <text:p>6.634091</text:p>
          </table:table-cell>
          <table:table-cell office:value-type="float" office:value="6.715221655" calcext:value-type="float">
            <text:p>6.71522165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635672" calcext:value-type="float">
            <text:p>6.635672</text:p>
          </table:table-cell>
          <table:table-cell office:value-type="float" office:value="6.715750475" calcext:value-type="float">
            <text:p>6.71575047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634058" calcext:value-type="float">
            <text:p>6.634058</text:p>
          </table:table-cell>
          <table:table-cell office:value-type="float" office:value="6.71631272" calcext:value-type="float">
            <text:p>6.71631272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628807" calcext:value-type="float">
            <text:p>6.628807</text:p>
          </table:table-cell>
          <table:table-cell office:value-type="float" office:value="6.71700733" calcext:value-type="float">
            <text:p>6.71700733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616654" calcext:value-type="float">
            <text:p>6.616654</text:p>
          </table:table-cell>
          <table:table-cell office:value-type="float" office:value="6.718208925" calcext:value-type="float">
            <text:p>6.71820892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582633" calcext:value-type="float">
            <text:p>6.582633</text:p>
          </table:table-cell>
          <table:table-cell office:value-type="float" office:value="6.713374935" calcext:value-type="float">
            <text:p>6.71337493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288967" calcext:value-type="float">
            <text:p>6.288967</text:p>
          </table:table-cell>
          <table:table-cell office:value-type="float" office:value="6.71314814" calcext:value-type="float">
            <text:p>6.71314814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806581" calcext:value-type="float">
            <text:p>6.806581</text:p>
          </table:table-cell>
          <table:table-cell office:value-type="float" office:value="6.71467834" calcext:value-type="float">
            <text:p>6.71467834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26407" calcext:value-type="float">
            <text:p>6.726407</text:p>
          </table:table-cell>
          <table:table-cell office:value-type="float" office:value="6.71370196" calcext:value-type="float">
            <text:p>6.71370196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706367" calcext:value-type="float">
            <text:p>6.706367</text:p>
          </table:table-cell>
          <table:table-cell office:value-type="float" office:value="6.71314114" calcext:value-type="float">
            <text:p>6.71314114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698506" calcext:value-type="float">
            <text:p>6.698506</text:p>
          </table:table-cell>
          <table:table-cell office:value-type="float" office:value="6.712652225" calcext:value-type="float">
            <text:p>6.71265222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695823" calcext:value-type="float">
            <text:p>6.695823</text:p>
          </table:table-cell>
          <table:table-cell office:value-type="float" office:value="6.712123815" calcext:value-type="float">
            <text:p>6.71212381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696925" calcext:value-type="float">
            <text:p>6.696925</text:p>
          </table:table-cell>
          <table:table-cell office:value-type="float" office:value="6.711433475" calcext:value-type="float">
            <text:p>6.71143347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03016" calcext:value-type="float">
            <text:p>6.703016</text:p>
          </table:table-cell>
          <table:table-cell office:value-type="float" office:value="6.71026488" calcext:value-type="float">
            <text:p>6.71026488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20886" calcext:value-type="float">
            <text:p>6.720886</text:p>
          </table:table-cell>
          <table:table-cell office:value-type="float" office:value="6.705711395" calcext:value-type="float">
            <text:p>6.70571139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801559" calcext:value-type="float">
            <text:p>6.801559</text:p>
          </table:table-cell>
          <table:table-cell office:value-type="float" office:value="6.70799242" calcext:value-type="float">
            <text:p>6.70799242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394406" calcext:value-type="float">
            <text:p>6.394406</text:p>
          </table:table-cell>
          <table:table-cell office:value-type="float" office:value="6.70845874" calcext:value-type="float">
            <text:p>6.70845874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590664" calcext:value-type="float">
            <text:p>6.590664</text:p>
          </table:table-cell>
          <table:table-cell office:value-type="float" office:value="6.71063552" calcext:value-type="float">
            <text:p>6.71063552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616613" calcext:value-type="float">
            <text:p>6.616613</text:p>
          </table:table-cell>
          <table:table-cell office:value-type="float" office:value="6.71170763" calcext:value-type="float">
            <text:p>6.71170763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624545" calcext:value-type="float">
            <text:p>6.624545</text:p>
          </table:table-cell>
          <table:table-cell office:value-type="float" office:value="6.712610195" calcext:value-type="float">
            <text:p>6.71261019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625934" calcext:value-type="float">
            <text:p>6.625934</text:p>
          </table:table-cell>
          <table:table-cell office:value-type="float" office:value="6.71349367" calcext:value-type="float">
            <text:p>6.71349367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622817" calcext:value-type="float">
            <text:p>6.622817</text:p>
          </table:table-cell>
          <table:table-cell office:value-type="float" office:value="6.714470285" calcext:value-type="float">
            <text:p>6.71447028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614124" calcext:value-type="float">
            <text:p>6.614124</text:p>
          </table:table-cell>
          <table:table-cell office:value-type="float" office:value="6.71575343" calcext:value-type="float">
            <text:p>6.71575343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594102" calcext:value-type="float">
            <text:p>6.594102</text:p>
          </table:table-cell>
          <table:table-cell office:value-type="float" office:value="6.71847384" calcext:value-type="float">
            <text:p>6.71847384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53479" calcext:value-type="float">
            <text:p>6.53479</text:p>
          </table:table-cell>
          <table:table-cell office:value-type="float" office:value="6.715654315" calcext:value-type="float">
            <text:p>6.71565431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.595973" calcext:value-type="float">
            <text:p>5.595973</text:p>
          </table:table-cell>
          <table:table-cell office:value-type="float" office:value="6.71548807" calcext:value-type="float">
            <text:p>6.71548807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843029" calcext:value-type="float">
            <text:p>6.843029</text:p>
          </table:table-cell>
          <table:table-cell office:value-type="float" office:value="6.72038861" calcext:value-type="float">
            <text:p>6.72038861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751524" calcext:value-type="float">
            <text:p>6.751524</text:p>
          </table:table-cell>
          <table:table-cell office:value-type="float" office:value="6.719188325" calcext:value-type="float">
            <text:p>6.71918832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725728" calcext:value-type="float">
            <text:p>6.725728</text:p>
          </table:table-cell>
          <table:table-cell office:value-type="float" office:value="6.718498165" calcext:value-type="float">
            <text:p>6.71849816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715132" calcext:value-type="float">
            <text:p>6.715132</text:p>
          </table:table-cell>
          <table:table-cell office:value-type="float" office:value="6.717942705" calcext:value-type="float">
            <text:p>6.71794270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711287" calcext:value-type="float">
            <text:p>6.711287</text:p>
          </table:table-cell>
          <table:table-cell office:value-type="float" office:value="6.71739996" calcext:value-type="float">
            <text:p>6.71739996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12476" calcext:value-type="float">
            <text:p>6.712476</text:p>
          </table:table-cell>
          <table:table-cell office:value-type="float" office:value="6.716754805" calcext:value-type="float">
            <text:p>6.71675480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20465" calcext:value-type="float">
            <text:p>6.720465</text:p>
          </table:table-cell>
          <table:table-cell office:value-type="float" office:value="6.715705905" calcext:value-type="float">
            <text:p>6.71570590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745533" calcext:value-type="float">
            <text:p>6.745533</text:p>
          </table:table-cell>
          <table:table-cell office:value-type="float" office:value="6.704557055" calcext:value-type="float">
            <text:p>6.70455705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884582" calcext:value-type="float">
            <text:p>6.884582</text:p>
          </table:table-cell>
          <table:table-cell office:value-type="float" office:value="6.705295825" calcext:value-type="float">
            <text:p>6.70529582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448618" calcext:value-type="float">
            <text:p>6.448618</text:p>
          </table:table-cell>
          <table:table-cell office:value-type="float" office:value="6.70480734" calcext:value-type="float">
            <text:p>6.70480734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59134" calcext:value-type="float">
            <text:p>6.59134</text:p>
          </table:table-cell>
          <table:table-cell office:value-type="float" office:value="6.706344565" calcext:value-type="float">
            <text:p>6.70634456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616344" calcext:value-type="float">
            <text:p>6.616344</text:p>
          </table:table-cell>
          <table:table-cell office:value-type="float" office:value="6.70710524" calcext:value-type="float">
            <text:p>6.70710524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623791" calcext:value-type="float">
            <text:p>6.623791</text:p>
          </table:table-cell>
          <table:table-cell office:value-type="float" office:value="6.707719225" calcext:value-type="float">
            <text:p>6.70771922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624011" calcext:value-type="float">
            <text:p>6.624011</text:p>
          </table:table-cell>
          <table:table-cell office:value-type="float" office:value="6.70830587" calcext:value-type="float">
            <text:p>6.70830587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618565" calcext:value-type="float">
            <text:p>6.618565</text:p>
          </table:table-cell>
          <table:table-cell office:value-type="float" office:value="6.708945505" calcext:value-type="float">
            <text:p>6.70894550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605234" calcext:value-type="float">
            <text:p>6.605234</text:p>
          </table:table-cell>
          <table:table-cell office:value-type="float" office:value="6.709783205" calcext:value-type="float">
            <text:p>6.70978320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574381" calcext:value-type="float">
            <text:p>6.574381</text:p>
          </table:table-cell>
          <table:table-cell office:value-type="float" office:value="6.71178247" calcext:value-type="float">
            <text:p>6.71178247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474811" calcext:value-type="float">
            <text:p>6.474811</text:p>
          </table:table-cell>
          <table:table-cell office:value-type="float" office:value="6.7112168" calcext:value-type="float">
            <text:p>6.7112168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474811" calcext:value-type="float">
            <text:p>6.474811</text:p>
          </table:table-cell>
          <table:table-cell office:value-type="float" office:value="6.711840555" calcext:value-type="float">
            <text:p>6.71184055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883164" calcext:value-type="float">
            <text:p>6.883164</text:p>
          </table:table-cell>
          <table:table-cell office:value-type="float" office:value="6.712603895" calcext:value-type="float">
            <text:p>6.71260389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787956" calcext:value-type="float">
            <text:p>6.787956</text:p>
          </table:table-cell>
          <table:table-cell office:value-type="float" office:value="6.71137119" calcext:value-type="float">
            <text:p>6.71137119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759428" calcext:value-type="float">
            <text:p>6.759428</text:p>
          </table:table-cell>
          <table:table-cell office:value-type="float" office:value="6.71062138" calcext:value-type="float">
            <text:p>6.71062138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749137" calcext:value-type="float">
            <text:p>6.749137</text:p>
          </table:table-cell>
          <table:table-cell office:value-type="float" office:value="6.70999178" calcext:value-type="float">
            <text:p>6.70999178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748482" calcext:value-type="float">
            <text:p>6.748482</text:p>
          </table:table-cell>
          <table:table-cell office:value-type="float" office:value="6.70935181" calcext:value-type="float">
            <text:p>6.70935181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757034" calcext:value-type="float">
            <text:p>6.757034</text:p>
          </table:table-cell>
          <table:table-cell office:value-type="float" office:value="6.708565065" calcext:value-type="float">
            <text:p>6.70856506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8128" calcext:value-type="float">
            <text:p>6.78128</text:p>
          </table:table-cell>
          <table:table-cell office:value-type="float" office:value="6.70721053" calcext:value-type="float">
            <text:p>6.70721053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852751" calcext:value-type="float">
            <text:p>6.852751</text:p>
          </table:table-cell>
          <table:table-cell office:value-type="float" office:value="6.714181405" calcext:value-type="float">
            <text:p>6.71418140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428628" calcext:value-type="float">
            <text:p>7.428628</text:p>
          </table:table-cell>
          <table:table-cell office:value-type="float" office:value="6.7141716" calcext:value-type="float">
            <text:p>6.7141716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335314" calcext:value-type="float">
            <text:p>6.335314</text:p>
          </table:table-cell>
          <table:table-cell office:value-type="float" office:value="6.71092212" calcext:value-type="float">
            <text:p>6.71092212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526103" calcext:value-type="float">
            <text:p>6.526103</text:p>
          </table:table-cell>
          <table:table-cell office:value-type="float" office:value="6.713021015" calcext:value-type="float">
            <text:p>6.71302101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570887" calcext:value-type="float">
            <text:p>6.570887</text:p>
          </table:table-cell>
          <table:table-cell office:value-type="float" office:value="6.714118075" calcext:value-type="float">
            <text:p>6.71411807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587071" calcext:value-type="float">
            <text:p>6.587071</text:p>
          </table:table-cell>
          <table:table-cell office:value-type="float" office:value="6.71498003" calcext:value-type="float">
            <text:p>6.71498003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591073" calcext:value-type="float">
            <text:p>6.591073</text:p>
          </table:table-cell>
          <table:table-cell office:value-type="float" office:value="6.71578352" calcext:value-type="float">
            <text:p>6.71578352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586039" calcext:value-type="float">
            <text:p>6.586039</text:p>
          </table:table-cell>
          <table:table-cell office:value-type="float" office:value="6.71664593" calcext:value-type="float">
            <text:p>6.71664593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569159" calcext:value-type="float">
            <text:p>6.569159</text:p>
          </table:table-cell>
          <table:table-cell office:value-type="float" office:value="6.71779058" calcext:value-type="float">
            <text:p>6.71779058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525846" calcext:value-type="float">
            <text:p>6.525846</text:p>
          </table:table-cell>
          <table:table-cell office:value-type="float" office:value="6.722080205" calcext:value-type="float">
            <text:p>6.72208020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366089" calcext:value-type="float">
            <text:p>6.366089</text:p>
          </table:table-cell>
          <table:table-cell office:value-type="float" office:value="6.7219417" calcext:value-type="float">
            <text:p>6.7219417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.194429" calcext:value-type="float">
            <text:p>8.194429</text:p>
          </table:table-cell>
          <table:table-cell office:value-type="float" office:value="6.72309118" calcext:value-type="float">
            <text:p>6.72309118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889291" calcext:value-type="float">
            <text:p>6.889291</text:p>
          </table:table-cell>
          <table:table-cell office:value-type="float" office:value="6.715216375" calcext:value-type="float">
            <text:p>6.71521637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794414" calcext:value-type="float">
            <text:p>6.794414</text:p>
          </table:table-cell>
          <table:table-cell office:value-type="float" office:value="6.71389924" calcext:value-type="float">
            <text:p>6.71389924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762997" calcext:value-type="float">
            <text:p>6.762997</text:p>
          </table:table-cell>
          <table:table-cell office:value-type="float" office:value="6.71304506" calcext:value-type="float">
            <text:p>6.71304506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750608" calcext:value-type="float">
            <text:p>6.750608</text:p>
          </table:table-cell>
          <table:table-cell office:value-type="float" office:value="6.712295235" calcext:value-type="float">
            <text:p>6.71229523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748367" calcext:value-type="float">
            <text:p>6.748367</text:p>
          </table:table-cell>
          <table:table-cell office:value-type="float" office:value="6.71148752" calcext:value-type="float">
            <text:p>6.71148752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755605" calcext:value-type="float">
            <text:p>6.755605</text:p>
          </table:table-cell>
          <table:table-cell office:value-type="float" office:value="6.710398935" calcext:value-type="float">
            <text:p>6.71039893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779036" calcext:value-type="float">
            <text:p>6.779036</text:p>
          </table:table-cell>
          <table:table-cell office:value-type="float" office:value="6.70806686" calcext:value-type="float">
            <text:p>6.70806686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855041" calcext:value-type="float">
            <text:p>6.855041</text:p>
          </table:table-cell>
          <table:table-cell office:value-type="float" office:value="6.712128215" calcext:value-type="float">
            <text:p>6.71212821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.026747" calcext:value-type="float">
            <text:p>8.026747</text:p>
          </table:table-cell>
          <table:table-cell office:value-type="float" office:value="6.7124622" calcext:value-type="float">
            <text:p>6.7124622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436505" calcext:value-type="float">
            <text:p>6.436505</text:p>
          </table:table-cell>
          <table:table-cell office:value-type="float" office:value="6.706501635" calcext:value-type="float">
            <text:p>6.706501635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559505" calcext:value-type="float">
            <text:p>6.559505</text:p>
          </table:table-cell>
          <table:table-cell office:value-type="float" office:value="6.708339675" calcext:value-type="float">
            <text:p>6.70833967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592655" calcext:value-type="float">
            <text:p>6.592655</text:p>
          </table:table-cell>
          <table:table-cell office:value-type="float" office:value="6.709505585" calcext:value-type="float">
            <text:p>6.70950558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605089" calcext:value-type="float">
            <text:p>6.605089</text:p>
          </table:table-cell>
          <table:table-cell office:value-type="float" office:value="6.710505565" calcext:value-type="float">
            <text:p>6.71050556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608143" calcext:value-type="float">
            <text:p>6.608143</text:p>
          </table:table-cell>
          <table:table-cell office:value-type="float" office:value="6.711504215" calcext:value-type="float">
            <text:p>6.71150421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60392" calcext:value-type="float">
            <text:p>6.60392</text:p>
          </table:table-cell>
          <table:table-cell office:value-type="float" office:value="6.71266763" calcext:value-type="float">
            <text:p>6.71266763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589686" calcext:value-type="float">
            <text:p>6.589686</text:p>
          </table:table-cell>
          <table:table-cell office:value-type="float" office:value="6.714495505" calcext:value-type="float">
            <text:p>6.71449550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551432" calcext:value-type="float">
            <text:p>6.551432</text:p>
          </table:table-cell>
          <table:table-cell office:value-type="float" office:value="6.6904036" calcext:value-type="float">
            <text:p>6.6904036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384258" calcext:value-type="float">
            <text:p>6.384258</text:p>
          </table:table-cell>
          <table:table-cell office:value-type="float" office:value="6.68998387" calcext:value-type="float">
            <text:p>6.68998387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202046" calcext:value-type="float">
            <text:p>7.202046</text:p>
          </table:table-cell>
          <table:table-cell office:value-type="float" office:value="6.69093532" calcext:value-type="float">
            <text:p>6.69093532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808112" calcext:value-type="float">
            <text:p>6.808112</text:p>
          </table:table-cell>
          <table:table-cell office:value-type="float" office:value="6.68796356" calcext:value-type="float">
            <text:p>6.68796356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752582" calcext:value-type="float">
            <text:p>6.752582</text:p>
          </table:table-cell>
          <table:table-cell office:value-type="float" office:value="6.6870255" calcext:value-type="float">
            <text:p>6.687025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732365" calcext:value-type="float">
            <text:p>6.732365</text:p>
          </table:table-cell>
          <table:table-cell office:value-type="float" office:value="6.68637873" calcext:value-type="float">
            <text:p>6.68637873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23832" calcext:value-type="float">
            <text:p>6.723832</text:p>
          </table:table-cell>
          <table:table-cell office:value-type="float" office:value="6.68580419" calcext:value-type="float">
            <text:p>6.68580419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21785" calcext:value-type="float">
            <text:p>6.721785</text:p>
          </table:table-cell>
          <table:table-cell office:value-type="float" office:value="6.6851794" calcext:value-type="float">
            <text:p>6.6851794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725961" calcext:value-type="float">
            <text:p>6.725961</text:p>
          </table:table-cell>
          <table:table-cell office:value-type="float" office:value="6.684298185" calcext:value-type="float">
            <text:p>6.68429818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741271" calcext:value-type="float">
            <text:p>6.741271</text:p>
          </table:table-cell>
          <table:table-cell office:value-type="float" office:value="6.68176235" calcext:value-type="float">
            <text:p>6.6817623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96821" calcext:value-type="float">
            <text:p>6.796821</text:p>
          </table:table-cell>
          <table:table-cell office:value-type="float" office:value="6.68322648" calcext:value-type="float">
            <text:p>6.68322648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796821" calcext:value-type="float">
            <text:p>6.796821</text:p>
          </table:table-cell>
          <table:table-cell office:value-type="float" office:value="6.683341945" calcext:value-type="float">
            <text:p>6.68334194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549573" calcext:value-type="float">
            <text:p>6.549573</text:p>
          </table:table-cell>
          <table:table-cell office:value-type="float" office:value="6.683230855" calcext:value-type="float">
            <text:p>6.68323085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605633" calcext:value-type="float">
            <text:p>6.605633</text:p>
          </table:table-cell>
          <table:table-cell office:value-type="float" office:value="6.684268625" calcext:value-type="float">
            <text:p>6.68426862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620581" calcext:value-type="float">
            <text:p>6.620581</text:p>
          </table:table-cell>
          <table:table-cell office:value-type="float" office:value="6.68499183" calcext:value-type="float">
            <text:p>6.68499183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623991" calcext:value-type="float">
            <text:p>6.623991</text:p>
          </table:table-cell>
          <table:table-cell office:value-type="float" office:value="6.685640055" calcext:value-type="float">
            <text:p>6.68564005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620683" calcext:value-type="float">
            <text:p>6.620683</text:p>
          </table:table-cell>
          <table:table-cell office:value-type="float" office:value="6.68631" calcext:value-type="float">
            <text:p>6.68631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61011" calcext:value-type="float">
            <text:p>6.61011</text:p>
          </table:table-cell>
          <table:table-cell office:value-type="float" office:value="6.687118625" calcext:value-type="float">
            <text:p>6.68711862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586482" calcext:value-type="float">
            <text:p>6.586482</text:p>
          </table:table-cell>
          <table:table-cell office:value-type="float" office:value="6.68849951" calcext:value-type="float">
            <text:p>6.68849951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525647" calcext:value-type="float">
            <text:p>6.525647</text:p>
          </table:table-cell>
          <table:table-cell office:value-type="float" office:value="6.68645858" calcext:value-type="float">
            <text:p>6.68645858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201318" calcext:value-type="float">
            <text:p>6.201318</text:p>
          </table:table-cell>
          <table:table-cell office:value-type="float" office:value="6.686749955" calcext:value-type="float">
            <text:p>6.686749955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15952" calcext:value-type="float">
            <text:p>7.15952</text:p>
          </table:table-cell>
          <table:table-cell office:value-type="float" office:value="6.68888336" calcext:value-type="float">
            <text:p>6.68888336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854716" calcext:value-type="float">
            <text:p>6.854716</text:p>
          </table:table-cell>
          <table:table-cell office:value-type="float" office:value="6.68629653" calcext:value-type="float">
            <text:p>6.68629653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797181" calcext:value-type="float">
            <text:p>6.797181</text:p>
          </table:table-cell>
          <table:table-cell office:value-type="float" office:value="6.685255255" calcext:value-type="float">
            <text:p>6.68525525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777096" calcext:value-type="float">
            <text:p>6.777096</text:p>
          </table:table-cell>
          <table:table-cell office:value-type="float" office:value="6.684493675" calcext:value-type="float">
            <text:p>6.684493675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77186" calcext:value-type="float">
            <text:p>6.77186</text:p>
          </table:table-cell>
          <table:table-cell office:value-type="float" office:value="6.68379281" calcext:value-type="float">
            <text:p>6.68379281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777409" calcext:value-type="float">
            <text:p>6.777409</text:p>
          </table:table-cell>
          <table:table-cell office:value-type="float" office:value="6.68301924" calcext:value-type="float">
            <text:p>6.68301924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797232" calcext:value-type="float">
            <text:p>6.797232</text:p>
          </table:table-cell>
          <table:table-cell office:value-type="float" office:value="6.681924185" calcext:value-type="float">
            <text:p>6.68192418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84976" calcext:value-type="float">
            <text:p>6.84976</text:p>
          </table:table-cell>
          <table:table-cell office:value-type="float" office:value="6.677108145" calcext:value-type="float">
            <text:p>6.67710814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.055776" calcext:value-type="float">
            <text:p>7.055776</text:p>
          </table:table-cell>
          <table:table-cell office:value-type="float" office:value="6.677316005" calcext:value-type="float">
            <text:p>6.677316005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.379802" calcext:value-type="float">
            <text:p>5.379802</text:p>
          </table:table-cell>
          <table:table-cell office:value-type="float" office:value="6.67596965" calcext:value-type="float">
            <text:p>6.6759696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43243" calcext:value-type="float">
            <text:p>6.43243</text:p>
          </table:table-cell>
          <table:table-cell office:value-type="float" office:value="6.682862285" calcext:value-type="float">
            <text:p>6.68286228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532455" calcext:value-type="float">
            <text:p>6.532455</text:p>
          </table:table-cell>
          <table:table-cell office:value-type="float" office:value="6.684436415" calcext:value-type="float">
            <text:p>6.68443641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565334" calcext:value-type="float">
            <text:p>6.565334</text:p>
          </table:table-cell>
          <table:table-cell office:value-type="float" office:value="6.685493375" calcext:value-type="float">
            <text:p>6.68549337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576934" calcext:value-type="float">
            <text:p>6.576934</text:p>
          </table:table-cell>
          <table:table-cell office:value-type="float" office:value="6.686398765" calcext:value-type="float">
            <text:p>6.68639876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576485" calcext:value-type="float">
            <text:p>6.576485</text:p>
          </table:table-cell>
          <table:table-cell office:value-type="float" office:value="6.687301475" calcext:value-type="float">
            <text:p>6.687301475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564099" calcext:value-type="float">
            <text:p>6.564099</text:p>
          </table:table-cell>
          <table:table-cell office:value-type="float" office:value="6.688371365" calcext:value-type="float">
            <text:p>6.68837136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531168" calcext:value-type="float">
            <text:p>6.531168</text:p>
          </table:table-cell>
          <table:table-cell office:value-type="float" office:value="6.690404855" calcext:value-type="float">
            <text:p>6.69040485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436779" calcext:value-type="float">
            <text:p>6.436779</text:p>
          </table:table-cell>
          <table:table-cell office:value-type="float" office:value="6.689782855" calcext:value-type="float">
            <text:p>6.689782855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.712169" calcext:value-type="float">
            <text:p>5.712169</text:p>
          </table:table-cell>
          <table:table-cell office:value-type="float" office:value="6.690559625" calcext:value-type="float">
            <text:p>6.69055962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129671" calcext:value-type="float">
            <text:p>7.129671</text:p>
          </table:table-cell>
          <table:table-cell office:value-type="float" office:value="6.69512366" calcext:value-type="float">
            <text:p>6.69512366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866154" calcext:value-type="float">
            <text:p>6.866154</text:p>
          </table:table-cell>
          <table:table-cell office:value-type="float" office:value="6.69265131" calcext:value-type="float">
            <text:p>6.69265131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803935" calcext:value-type="float">
            <text:p>6.803935</text:p>
          </table:table-cell>
          <table:table-cell office:value-type="float" office:value="6.69150202" calcext:value-type="float">
            <text:p>6.69150202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78012" calcext:value-type="float">
            <text:p>6.78012</text:p>
          </table:table-cell>
          <table:table-cell office:value-type="float" office:value="6.69063482" calcext:value-type="float">
            <text:p>6.69063482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772195" calcext:value-type="float">
            <text:p>6.772195</text:p>
          </table:table-cell>
          <table:table-cell office:value-type="float" office:value="6.689811265" calcext:value-type="float">
            <text:p>6.68981126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775616" calcext:value-type="float">
            <text:p>6.775616</text:p>
          </table:table-cell>
          <table:table-cell office:value-type="float" office:value="6.688850175" calcext:value-type="float">
            <text:p>6.68885017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793791" calcext:value-type="float">
            <text:p>6.793791</text:p>
          </table:table-cell>
          <table:table-cell office:value-type="float" office:value="6.687293475" calcext:value-type="float">
            <text:p>6.687293475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84709" calcext:value-type="float">
            <text:p>6.84709</text:p>
          </table:table-cell>
          <table:table-cell office:value-type="float" office:value="6.73900417" calcext:value-type="float">
            <text:p>6.73900417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10058" calcext:value-type="float">
            <text:p>7.10058</text:p>
          </table:table-cell>
          <table:table-cell office:value-type="float" office:value="6.73938705" calcext:value-type="float">
            <text:p>6.7393870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041352" calcext:value-type="float">
            <text:p>6.041352</text:p>
          </table:table-cell>
          <table:table-cell office:value-type="float" office:value="6.73797432" calcext:value-type="float">
            <text:p>6.73797432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493359" calcext:value-type="float">
            <text:p>6.493359</text:p>
          </table:table-cell>
          <table:table-cell office:value-type="float" office:value="6.741691045" calcext:value-type="float">
            <text:p>6.74169104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562735" calcext:value-type="float">
            <text:p>6.562735</text:p>
          </table:table-cell>
          <table:table-cell office:value-type="float" office:value="6.743077785" calcext:value-type="float">
            <text:p>6.74307778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586788" calcext:value-type="float">
            <text:p>6.586788</text:p>
          </table:table-cell>
          <table:table-cell office:value-type="float" office:value="6.74409416" calcext:value-type="float">
            <text:p>6.74409416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594909" calcext:value-type="float">
            <text:p>6.594909</text:p>
          </table:table-cell>
          <table:table-cell office:value-type="float" office:value="6.745004445" calcext:value-type="float">
            <text:p>6.745004445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593283" calcext:value-type="float">
            <text:p>6.593283</text:p>
          </table:table-cell>
          <table:table-cell office:value-type="float" office:value="6.74594454" calcext:value-type="float">
            <text:p>6.74594454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581181" calcext:value-type="float">
            <text:p>6.581181</text:p>
          </table:table-cell>
          <table:table-cell office:value-type="float" office:value="6.74712624" calcext:value-type="float">
            <text:p>6.74712624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549449" calcext:value-type="float">
            <text:p>6.549449</text:p>
          </table:table-cell>
          <table:table-cell office:value-type="float" office:value="6.750582545" calcext:value-type="float">
            <text:p>6.75058254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451032" calcext:value-type="float">
            <text:p>6.451032</text:p>
          </table:table-cell>
          <table:table-cell office:value-type="float" office:value="6.750375335" calcext:value-type="float">
            <text:p>6.75037533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684119" calcext:value-type="float">
            <text:p>4.684119</text:p>
          </table:table-cell>
          <table:table-cell office:value-type="float" office:value="6.751209835" calcext:value-type="float">
            <text:p>6.75120983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959001" calcext:value-type="float">
            <text:p>6.959001</text:p>
          </table:table-cell>
          <table:table-cell office:value-type="float" office:value="6.76101199" calcext:value-type="float">
            <text:p>6.76101199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812129" calcext:value-type="float">
            <text:p>6.812129</text:p>
          </table:table-cell>
          <table:table-cell office:value-type="float" office:value="6.75948717" calcext:value-type="float">
            <text:p>6.75948717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770636" calcext:value-type="float">
            <text:p>6.770636</text:p>
          </table:table-cell>
          <table:table-cell office:value-type="float" office:value="6.75870706" calcext:value-type="float">
            <text:p>6.75870706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753787" calcext:value-type="float">
            <text:p>6.753787</text:p>
          </table:table-cell>
          <table:table-cell office:value-type="float" office:value="6.758116675" calcext:value-type="float">
            <text:p>6.75811667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747967" calcext:value-type="float">
            <text:p>6.747967</text:p>
          </table:table-cell>
          <table:table-cell office:value-type="float" office:value="6.75755462" calcext:value-type="float">
            <text:p>6.75755462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7505" calcext:value-type="float">
            <text:p>6.7505</text:p>
          </table:table-cell>
          <table:table-cell office:value-type="float" office:value="6.75687544" calcext:value-type="float">
            <text:p>6.75687544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764603" calcext:value-type="float">
            <text:p>6.764603</text:p>
          </table:table-cell>
          <table:table-cell office:value-type="float" office:value="6.75557625" calcext:value-type="float">
            <text:p>6.7555762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808803" calcext:value-type="float">
            <text:p>6.808803</text:p>
          </table:table-cell>
          <table:table-cell office:value-type="float" office:value="6.757687815" calcext:value-type="float">
            <text:p>6.757687815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078767" calcext:value-type="float">
            <text:p>7.078767</text:p>
          </table:table-cell>
          <table:table-cell office:value-type="float" office:value="6.75773217" calcext:value-type="float">
            <text:p>6.75773217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362796" calcext:value-type="float">
            <text:p>6.362796</text:p>
          </table:table-cell>
          <table:table-cell office:value-type="float" office:value="6.756195705" calcext:value-type="float">
            <text:p>6.75619570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559832" calcext:value-type="float">
            <text:p>6.559832</text:p>
          </table:table-cell>
          <table:table-cell office:value-type="float" office:value="6.75815899" calcext:value-type="float">
            <text:p>6.75815899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598113" calcext:value-type="float">
            <text:p>6.598113</text:p>
          </table:table-cell>
          <table:table-cell office:value-type="float" office:value="6.759107455" calcext:value-type="float">
            <text:p>6.75910745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610343" calcext:value-type="float">
            <text:p>6.610343</text:p>
          </table:table-cell>
          <table:table-cell office:value-type="float" office:value="6.75986506" calcext:value-type="float">
            <text:p>6.75986506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611769" calcext:value-type="float">
            <text:p>6.611769</text:p>
          </table:table-cell>
          <table:table-cell office:value-type="float" office:value="6.76059458" calcext:value-type="float">
            <text:p>6.76059458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604921" calcext:value-type="float">
            <text:p>6.604921</text:p>
          </table:table-cell>
          <table:table-cell office:value-type="float" office:value="6.76141303" calcext:value-type="float">
            <text:p>6.76141303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586814" calcext:value-type="float">
            <text:p>6.586814</text:p>
          </table:table-cell>
          <table:table-cell office:value-type="float" office:value="6.762594845" calcext:value-type="float">
            <text:p>6.76259484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543725" calcext:value-type="float">
            <text:p>6.543725</text:p>
          </table:table-cell>
          <table:table-cell office:value-type="float" office:value="6.763867195" calcext:value-type="float">
            <text:p>6.763867195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399587" calcext:value-type="float">
            <text:p>6.399587</text:p>
          </table:table-cell>
          <table:table-cell office:value-type="float" office:value="6.763912505" calcext:value-type="float">
            <text:p>6.763912505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1.896751" calcext:value-type="float">
            <text:p>11.896751</text:p>
          </table:table-cell>
          <table:table-cell office:value-type="float" office:value="6.76501787" calcext:value-type="float">
            <text:p>6.76501787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950314" calcext:value-type="float">
            <text:p>6.950314</text:p>
          </table:table-cell>
          <table:table-cell office:value-type="float" office:value="6.73873441" calcext:value-type="float">
            <text:p>6.73873441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830282" calcext:value-type="float">
            <text:p>6.830282</text:p>
          </table:table-cell>
          <table:table-cell office:value-type="float" office:value="6.737215225" calcext:value-type="float">
            <text:p>6.73721522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79261" calcext:value-type="float">
            <text:p>6.79261</text:p>
          </table:table-cell>
          <table:table-cell office:value-type="float" office:value="6.73629457" calcext:value-type="float">
            <text:p>6.73629457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777848" calcext:value-type="float">
            <text:p>6.777848</text:p>
          </table:table-cell>
          <table:table-cell office:value-type="float" office:value="6.73552926" calcext:value-type="float">
            <text:p>6.73552926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774809" calcext:value-type="float">
            <text:p>6.774809</text:p>
          </table:table-cell>
          <table:table-cell office:value-type="float" office:value="6.73475354" calcext:value-type="float">
            <text:p>6.73475354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782318" calcext:value-type="float">
            <text:p>6.782318</text:p>
          </table:table-cell>
          <table:table-cell office:value-type="float" office:value="6.733767" calcext:value-type="float">
            <text:p>6.733767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807179" calcext:value-type="float">
            <text:p>6.807179</text:p>
          </table:table-cell>
          <table:table-cell office:value-type="float" office:value="6.73147216" calcext:value-type="float">
            <text:p>6.73147216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885485" calcext:value-type="float">
            <text:p>6.885485</text:p>
          </table:table-cell>
          <table:table-cell office:value-type="float" office:value="6.732533365" calcext:value-type="float">
            <text:p>6.73253336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725141" calcext:value-type="float">
            <text:p>7.725141</text:p>
          </table:table-cell>
          <table:table-cell office:value-type="float" office:value="6.7317647638" calcext:value-type="float">
            <text:p>6.7317647638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395464" calcext:value-type="float">
            <text:p>6.395464</text:p>
          </table:table-cell>
          <table:table-cell office:value-type="float" office:value="6.7267477121" calcext:value-type="float">
            <text:p>6.7267477121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555989" calcext:value-type="float">
            <text:p>6.555989</text:p>
          </table:table-cell>
          <table:table-cell office:value-type="float" office:value="6.7284293553" calcext:value-type="float">
            <text:p>6.7284293553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597097" calcext:value-type="float">
            <text:p>6.597097</text:p>
          </table:table-cell>
          <table:table-cell office:value-type="float" office:value="6.7293091531" calcext:value-type="float">
            <text:p>6.7293091531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612818" calcext:value-type="float">
            <text:p>6.612818</text:p>
          </table:table-cell>
          <table:table-cell office:value-type="float" office:value="6.7299871641" calcext:value-type="float">
            <text:p>6.7299871641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617689" calcext:value-type="float">
            <text:p>6.617689</text:p>
          </table:table-cell>
          <table:table-cell office:value-type="float" office:value="6.7305911289" calcext:value-type="float">
            <text:p>6.7305911289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61477" calcext:value-type="float">
            <text:p>6.61477</text:p>
          </table:table-cell>
          <table:table-cell office:value-type="float" office:value="6.731176114" calcext:value-type="float">
            <text:p>6.731176114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601934" calcext:value-type="float">
            <text:p>6.601934</text:p>
          </table:table-cell>
          <table:table-cell office:value-type="float" office:value="6.7317823958" calcext:value-type="float">
            <text:p>6.7317823958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566609" calcext:value-type="float">
            <text:p>6.566609</text:p>
          </table:table-cell>
          <table:table-cell office:value-type="float" office:value="6.7324622304" calcext:value-type="float">
            <text:p>6.7324622304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419932" calcext:value-type="float">
            <text:p>6.419932</text:p>
          </table:table-cell>
          <table:table-cell office:value-type="float" office:value="6.7333351421" calcext:value-type="float">
            <text:p>6.7333351421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320338" calcext:value-type="float">
            <text:p>7.320338</text:p>
          </table:table-cell>
          <table:table-cell office:value-type="float" office:value="6.7349933598" calcext:value-type="float">
            <text:p>6.7349933598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825359" calcext:value-type="float">
            <text:p>6.825359</text:p>
          </table:table-cell>
          <table:table-cell office:value-type="float" office:value="6.7318798245" calcext:value-type="float">
            <text:p>6.7318798245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766194" calcext:value-type="float">
            <text:p>6.766194</text:p>
          </table:table-cell>
          <table:table-cell office:value-type="float" office:value="6.7313799358" calcext:value-type="float">
            <text:p>6.7313799358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745455" calcext:value-type="float">
            <text:p>6.745455</text:p>
          </table:table-cell>
          <table:table-cell office:value-type="float" office:value="6.7311927634" calcext:value-type="float">
            <text:p>6.7311927634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737138" calcext:value-type="float">
            <text:p>6.737138</text:p>
          </table:table-cell>
          <table:table-cell office:value-type="float" office:value="6.7311156703" calcext:value-type="float">
            <text:p>6.7311156703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735778" calcext:value-type="float">
            <text:p>6.735778</text:p>
          </table:table-cell>
          <table:table-cell office:value-type="float" office:value="6.7310829402" calcext:value-type="float">
            <text:p>6.7310829402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741269" calcext:value-type="float">
            <text:p>6.741269</text:p>
          </table:table-cell>
          <table:table-cell office:value-type="float" office:value="6.7310572842" calcext:value-type="float">
            <text:p>6.7310572842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759162" calcext:value-type="float">
            <text:p>6.759162</text:p>
          </table:table-cell>
          <table:table-cell office:value-type="float" office:value="6.7310011758" calcext:value-type="float">
            <text:p>6.7310011758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820864" calcext:value-type="float">
            <text:p>6.820864</text:p>
          </table:table-cell>
          <table:table-cell office:value-type="float" office:value="6.7308455912" calcext:value-type="float">
            <text:p>6.7308455912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.954526" calcext:value-type="float">
            <text:p>9.954526</text:p>
          </table:table-cell>
          <table:table-cell office:value-type="float" office:value="6.7303454889" calcext:value-type="float">
            <text:p>6.7303454889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532472" calcext:value-type="float">
            <text:p>6.532472</text:p>
          </table:table-cell>
          <table:table-cell office:value-type="float" office:value="6.7123333073" calcext:value-type="float">
            <text:p>6.7123333073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603742" calcext:value-type="float">
            <text:p>6.603742</text:p>
          </table:table-cell>
          <table:table-cell office:value-type="float" office:value="6.713343764" calcext:value-type="float">
            <text:p>6.713343764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623561" calcext:value-type="float">
            <text:p>6.623561</text:p>
          </table:table-cell>
          <table:table-cell office:value-type="float" office:value="6.7139629831" calcext:value-type="float">
            <text:p>6.7139629831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629996" calcext:value-type="float">
            <text:p>6.629996</text:p>
          </table:table-cell>
          <table:table-cell office:value-type="float" office:value="6.7144766307" calcext:value-type="float">
            <text:p>6.7144766307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629573" calcext:value-type="float">
            <text:p>6.629573</text:p>
          </table:table-cell>
          <table:table-cell office:value-type="float" office:value="6.7149593771" calcext:value-type="float">
            <text:p>6.7149593771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622832" calcext:value-type="float">
            <text:p>6.622832</text:p>
          </table:table-cell>
          <table:table-cell office:value-type="float" office:value="6.7154501034" calcext:value-type="float">
            <text:p>6.7154501034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605922" calcext:value-type="float">
            <text:p>6.605922</text:p>
          </table:table-cell>
          <table:table-cell office:value-type="float" office:value="6.7159854682" calcext:value-type="float">
            <text:p>6.7159854682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561593" calcext:value-type="float">
            <text:p>6.561593</text:p>
          </table:table-cell>
          <table:table-cell office:value-type="float" office:value="6.7166253721" calcext:value-type="float">
            <text:p>6.7166253721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335029" calcext:value-type="float">
            <text:p>6.335029</text:p>
          </table:table-cell>
          <table:table-cell office:value-type="float" office:value="6.7175319942" calcext:value-type="float">
            <text:p>6.7175319942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059553" calcext:value-type="float">
            <text:p>7.059553</text:p>
          </table:table-cell>
          <table:table-cell office:value-type="float" office:value="6.7197820118" calcext:value-type="float">
            <text:p>6.7197820118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809256" calcext:value-type="float">
            <text:p>6.809256</text:p>
          </table:table-cell>
          <table:table-cell office:value-type="float" office:value="6.7177715325" calcext:value-type="float">
            <text:p>6.717771532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763167" calcext:value-type="float">
            <text:p>6.763167</text:p>
          </table:table-cell>
          <table:table-cell office:value-type="float" office:value="6.7172269821" calcext:value-type="float">
            <text:p>6.7172269821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745991" calcext:value-type="float">
            <text:p>6.745991</text:p>
          </table:table-cell>
          <table:table-cell office:value-type="float" office:value="6.7169518922" calcext:value-type="float">
            <text:p>6.7169518922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7395" calcext:value-type="float">
            <text:p>6.7395</text:p>
          </table:table-cell>
          <table:table-cell office:value-type="float" office:value="6.7167769578" calcext:value-type="float">
            <text:p>6.7167769578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739855" calcext:value-type="float">
            <text:p>6.739855</text:p>
          </table:table-cell>
          <table:table-cell office:value-type="float" office:value="6.7166392424" calcext:value-type="float">
            <text:p>6.7166392424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748121" calcext:value-type="float">
            <text:p>6.748121</text:p>
          </table:table-cell>
          <table:table-cell office:value-type="float" office:value="6.7164976829" calcext:value-type="float">
            <text:p>6.7164976829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77298" calcext:value-type="float">
            <text:p>6.77298</text:p>
          </table:table-cell>
          <table:table-cell office:value-type="float" office:value="6.7163036748" calcext:value-type="float">
            <text:p>6.7163036748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869126" calcext:value-type="float">
            <text:p>6.869126</text:p>
          </table:table-cell>
          <table:table-cell office:value-type="float" office:value="6.715953821" calcext:value-type="float">
            <text:p>6.715953821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.649856" calcext:value-type="float">
            <text:p>5.649856</text:p>
          </table:table-cell>
          <table:table-cell office:value-type="float" office:value="6.715002441" calcext:value-type="float">
            <text:p>6.715002441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537274" calcext:value-type="float">
            <text:p>6.537274</text:p>
          </table:table-cell>
          <table:table-cell office:value-type="float" office:value="6.7216596063" calcext:value-type="float">
            <text:p>6.7216596063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595007" calcext:value-type="float">
            <text:p>6.595007</text:p>
          </table:table-cell>
          <table:table-cell office:value-type="float" office:value="6.7228192642" calcext:value-type="float">
            <text:p>6.7228192642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611305" calcext:value-type="float">
            <text:p>6.611305</text:p>
          </table:table-cell>
          <table:table-cell office:value-type="float" office:value="6.7236282025" calcext:value-type="float">
            <text:p>6.7236282025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614243" calcext:value-type="float">
            <text:p>6.614243</text:p>
          </table:table-cell>
          <table:table-cell office:value-type="float" office:value="6.7243436369" calcext:value-type="float">
            <text:p>6.7243436369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608584" calcext:value-type="float">
            <text:p>6.608584</text:p>
          </table:table-cell>
          <table:table-cell office:value-type="float" office:value="6.7250494103" calcext:value-type="float">
            <text:p>6.7250494103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592824" calcext:value-type="float">
            <text:p>6.592824</text:p>
          </table:table-cell>
          <table:table-cell office:value-type="float" office:value="6.7258008" calcext:value-type="float">
            <text:p>6.7258008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557755" calcext:value-type="float">
            <text:p>6.557755</text:p>
          </table:table-cell>
          <table:table-cell office:value-type="float" office:value="6.7266642857" calcext:value-type="float">
            <text:p>6.7266642857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463206" calcext:value-type="float">
            <text:p>6.463206</text:p>
          </table:table-cell>
          <table:table-cell office:value-type="float" office:value="6.727768268" calcext:value-type="float">
            <text:p>6.727768268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.792319" calcext:value-type="float">
            <text:p>5.792319</text:p>
          </table:table-cell>
          <table:table-cell office:value-type="float" office:value="6.7295088092" calcext:value-type="float">
            <text:p>6.7295088092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177091" calcext:value-type="float">
            <text:p>7.177091</text:p>
          </table:table-cell>
          <table:table-cell office:value-type="float" office:value="6.7357153642" calcext:value-type="float">
            <text:p>6.7357153642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894823" calcext:value-type="float">
            <text:p>6.894823</text:p>
          </table:table-cell>
          <table:table-cell office:value-type="float" office:value="6.73277286" calcext:value-type="float">
            <text:p>6.73277286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829762" calcext:value-type="float">
            <text:p>6.829762</text:p>
          </table:table-cell>
          <table:table-cell office:value-type="float" office:value="6.7316852752" calcext:value-type="float">
            <text:p>6.7316852752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805086" calcext:value-type="float">
            <text:p>6.805086</text:p>
          </table:table-cell>
          <table:table-cell office:value-type="float" office:value="6.7310225946" calcext:value-type="float">
            <text:p>6.7310225946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797126" calcext:value-type="float">
            <text:p>6.797126</text:p>
          </table:table-cell>
          <table:table-cell office:value-type="float" office:value="6.7305187619" calcext:value-type="float">
            <text:p>6.7305187619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80124" calcext:value-type="float">
            <text:p>6.80124</text:p>
          </table:table-cell>
          <table:table-cell office:value-type="float" office:value="6.7300625479" calcext:value-type="float">
            <text:p>6.7300625479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821257" calcext:value-type="float">
            <text:p>6.821257</text:p>
          </table:table-cell>
          <table:table-cell office:value-type="float" office:value="6.729571669" calcext:value-type="float">
            <text:p>6.729571669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879446" calcext:value-type="float">
            <text:p>6.879446</text:p>
          </table:table-cell>
          <table:table-cell office:value-type="float" office:value="6.7289349653" calcext:value-type="float">
            <text:p>6.7289349653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158206" calcext:value-type="float">
            <text:p>7.158206</text:p>
          </table:table-cell>
          <table:table-cell office:value-type="float" office:value="6.7278824406" calcext:value-type="float">
            <text:p>6.7278824406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030197" calcext:value-type="float">
            <text:p>6.030197</text:p>
          </table:table-cell>
          <table:table-cell office:value-type="float" office:value="6.724851993" calcext:value-type="float">
            <text:p>6.724851993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501541" calcext:value-type="float">
            <text:p>6.501541</text:p>
          </table:table-cell>
          <table:table-cell office:value-type="float" office:value="6.7297786241" calcext:value-type="float">
            <text:p>6.7297786241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576081" calcext:value-type="float">
            <text:p>6.576081</text:p>
          </table:table-cell>
          <table:table-cell office:value-type="float" office:value="6.7314088929" calcext:value-type="float">
            <text:p>6.7314088929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602972" calcext:value-type="float">
            <text:p>6.602972</text:p>
          </table:table-cell>
          <table:table-cell office:value-type="float" office:value="6.7325263597" calcext:value-type="float">
            <text:p>6.7325263597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613492" calcext:value-type="float">
            <text:p>6.613492</text:p>
          </table:table-cell>
          <table:table-cell office:value-type="float" office:value="6.7334651594" calcext:value-type="float">
            <text:p>6.7334651594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614636" calcext:value-type="float">
            <text:p>6.614636</text:p>
          </table:table-cell>
          <table:table-cell office:value-type="float" office:value="6.7343408759" calcext:value-type="float">
            <text:p>6.7343408759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606583" calcext:value-type="float">
            <text:p>6.606583</text:p>
          </table:table-cell>
          <table:table-cell office:value-type="float" office:value="6.7352210588" calcext:value-type="float">
            <text:p>6.7352210588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582256" calcext:value-type="float">
            <text:p>6.582256</text:p>
          </table:table-cell>
          <table:table-cell office:value-type="float" office:value="6.7361739333" calcext:value-type="float">
            <text:p>6.7361739333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502696" calcext:value-type="float">
            <text:p>6.502696</text:p>
          </table:table-cell>
          <table:table-cell office:value-type="float" office:value="6.7373225746" calcext:value-type="float">
            <text:p>6.7373225746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.490695" calcext:value-type="float">
            <text:p>4.490695</text:p>
          </table:table-cell>
          <table:table-cell office:value-type="float" office:value="6.7390866842" calcext:value-type="float">
            <text:p>6.7390866842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893287" calcext:value-type="float">
            <text:p>6.893287</text:p>
          </table:table-cell>
          <table:table-cell office:value-type="float" office:value="6.7561199545" calcext:value-type="float">
            <text:p>6.7561199545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786885" calcext:value-type="float">
            <text:p>6.786885</text:p>
          </table:table-cell>
          <table:table-cell office:value-type="float" office:value="6.7550728779" calcext:value-type="float">
            <text:p>6.7550728779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756063" calcext:value-type="float">
            <text:p>6.756063</text:p>
          </table:table-cell>
          <table:table-cell office:value-type="float" office:value="6.7548281692" calcext:value-type="float">
            <text:p>6.7548281692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743475" calcext:value-type="float">
            <text:p>6.743475</text:p>
          </table:table-cell>
          <table:table-cell office:value-type="float" office:value="6.7548185969" calcext:value-type="float">
            <text:p>6.7548185969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739141" calcext:value-type="float">
            <text:p>6.739141</text:p>
          </table:table-cell>
          <table:table-cell office:value-type="float" office:value="6.7549072188" calcext:value-type="float">
            <text:p>6.7549072188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4112" calcext:value-type="float">
            <text:p>6.74112</text:p>
          </table:table-cell>
          <table:table-cell office:value-type="float" office:value="6.7550313622" calcext:value-type="float">
            <text:p>6.7550313622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51938" calcext:value-type="float">
            <text:p>6.751938</text:p>
          </table:table-cell>
          <table:table-cell office:value-type="float" office:value="6.7551417698" calcext:value-type="float">
            <text:p>6.7551417698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86105" calcext:value-type="float">
            <text:p>6.786105</text:p>
          </table:table-cell>
          <table:table-cell office:value-type="float" office:value="6.7551674" calcext:value-type="float">
            <text:p>6.7551674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005087" calcext:value-type="float">
            <text:p>7.005087</text:p>
          </table:table-cell>
          <table:table-cell office:value-type="float" office:value="6.7549179032" calcext:value-type="float">
            <text:p>6.7549179032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461247" calcext:value-type="float">
            <text:p>6.461247</text:p>
          </table:table-cell>
          <table:table-cell office:value-type="float" office:value="6.7528840081" calcext:value-type="float">
            <text:p>6.7528840081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599562" calcext:value-type="float">
            <text:p>6.599562</text:p>
          </table:table-cell>
          <table:table-cell office:value-type="float" office:value="6.7552744754" calcext:value-type="float">
            <text:p>6.7552744754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627479" calcext:value-type="float">
            <text:p>6.627479</text:p>
          </table:table-cell>
          <table:table-cell office:value-type="float" office:value="6.7565613554" calcext:value-type="float">
            <text:p>6.7565613554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636623" calcext:value-type="float">
            <text:p>6.636623</text:p>
          </table:table-cell>
          <table:table-cell office:value-type="float" office:value="6.7576370417" calcext:value-type="float">
            <text:p>6.7576370417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637994" calcext:value-type="float">
            <text:p>6.637994</text:p>
          </table:table-cell>
          <table:table-cell office:value-type="float" office:value="6.7586539664" calcext:value-type="float">
            <text:p>6.7586539664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633508" calcext:value-type="float">
            <text:p>6.633508</text:p>
          </table:table-cell>
          <table:table-cell office:value-type="float" office:value="6.7596765085" calcext:value-type="float">
            <text:p>6.759676508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621143" calcext:value-type="float">
            <text:p>6.621143</text:p>
          </table:table-cell>
          <table:table-cell office:value-type="float" office:value="6.7607548718" calcext:value-type="float">
            <text:p>6.7607548718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591133" calcext:value-type="float">
            <text:p>6.591133</text:p>
          </table:table-cell>
          <table:table-cell office:value-type="float" office:value="6.7619584224" calcext:value-type="float">
            <text:p>6.7619584224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486127" calcext:value-type="float">
            <text:p>6.486127</text:p>
          </table:table-cell>
          <table:table-cell office:value-type="float" office:value="6.7634438609" calcext:value-type="float">
            <text:p>6.7634438609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.175455" calcext:value-type="float">
            <text:p>8.175455</text:p>
          </table:table-cell>
          <table:table-cell office:value-type="float" office:value="6.7658764649" calcext:value-type="float">
            <text:p>6.7658764649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85079" calcext:value-type="float">
            <text:p>6.85079</text:p>
          </table:table-cell>
          <table:table-cell office:value-type="float" office:value="6.7534023186" calcext:value-type="float">
            <text:p>6.7534023186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778732" calcext:value-type="float">
            <text:p>6.778732</text:p>
          </table:table-cell>
          <table:table-cell office:value-type="float" office:value="6.7525327857" calcext:value-type="float">
            <text:p>6.7525327857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755093" calcext:value-type="float">
            <text:p>6.755093</text:p>
          </table:table-cell>
          <table:table-cell office:value-type="float" office:value="6.7522967568" calcext:value-type="float">
            <text:p>6.7522967568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745515" calcext:value-type="float">
            <text:p>6.745515</text:p>
          </table:table-cell>
          <table:table-cell office:value-type="float" office:value="6.7522713364" calcext:value-type="float">
            <text:p>6.7522713364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43278" calcext:value-type="float">
            <text:p>6.743278</text:p>
          </table:table-cell>
          <table:table-cell office:value-type="float" office:value="6.7523333211" calcext:value-type="float">
            <text:p>6.7523333211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747769" calcext:value-type="float">
            <text:p>6.747769</text:p>
          </table:table-cell>
          <table:table-cell office:value-type="float" office:value="6.7524171667" calcext:value-type="float">
            <text:p>6.7524171667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763555" calcext:value-type="float">
            <text:p>6.763555</text:p>
          </table:table-cell>
          <table:table-cell office:value-type="float" office:value="6.7524606075" calcext:value-type="float">
            <text:p>6.752460607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814969" calcext:value-type="float">
            <text:p>6.814969</text:p>
          </table:table-cell>
          <table:table-cell office:value-type="float" office:value="6.7523559434" calcext:value-type="float">
            <text:p>6.7523559434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427084" calcext:value-type="float">
            <text:p>7.427084</text:p>
          </table:table-cell>
          <table:table-cell office:value-type="float" office:value="6.7517596286" calcext:value-type="float">
            <text:p>6.7517596286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498145" calcext:value-type="float">
            <text:p>6.498145</text:p>
          </table:table-cell>
          <table:table-cell office:value-type="float" office:value="6.745266125" calcext:value-type="float">
            <text:p>6.74526612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595985" calcext:value-type="float">
            <text:p>6.595985</text:p>
          </table:table-cell>
          <table:table-cell office:value-type="float" office:value="6.7476653592" calcext:value-type="float">
            <text:p>6.7476653592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619468" calcext:value-type="float">
            <text:p>6.619468</text:p>
          </table:table-cell>
          <table:table-cell office:value-type="float" office:value="6.7491524216" calcext:value-type="float">
            <text:p>6.7491524216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625864" calcext:value-type="float">
            <text:p>6.625864</text:p>
          </table:table-cell>
          <table:table-cell office:value-type="float" office:value="6.7504364257" calcext:value-type="float">
            <text:p>6.7504364257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623578" calcext:value-type="float">
            <text:p>6.623578</text:p>
          </table:table-cell>
          <table:table-cell office:value-type="float" office:value="6.75168215" calcext:value-type="float">
            <text:p>6.7516821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613032" calcext:value-type="float">
            <text:p>6.613032</text:p>
          </table:table-cell>
          <table:table-cell office:value-type="float" office:value="6.7529761313" calcext:value-type="float">
            <text:p>6.7529761313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589065" calcext:value-type="float">
            <text:p>6.589065</text:p>
          </table:table-cell>
          <table:table-cell office:value-type="float" office:value="6.7544041327" calcext:value-type="float">
            <text:p>6.7544041327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53065" calcext:value-type="float">
            <text:p>6.53065</text:p>
          </table:table-cell>
          <table:table-cell office:value-type="float" office:value="6.7561086598" calcext:value-type="float">
            <text:p>6.7561086598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28919" calcext:value-type="float">
            <text:p>6.28919</text:p>
          </table:table-cell>
          <table:table-cell office:value-type="float" office:value="6.7584571875" calcext:value-type="float">
            <text:p>6.758457187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591307" calcext:value-type="float">
            <text:p>7.591307</text:p>
          </table:table-cell>
          <table:table-cell office:value-type="float" office:value="6.7633968421" calcext:value-type="float">
            <text:p>6.7633968421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921838" calcext:value-type="float">
            <text:p>6.921838</text:p>
          </table:table-cell>
          <table:table-cell office:value-type="float" office:value="6.7545892872" calcext:value-type="float">
            <text:p>6.7545892872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834634" calcext:value-type="float">
            <text:p>6.834634</text:p>
          </table:table-cell>
          <table:table-cell office:value-type="float" office:value="6.752790914" calcext:value-type="float">
            <text:p>6.752790914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804113" calcext:value-type="float">
            <text:p>6.804113</text:p>
          </table:table-cell>
          <table:table-cell office:value-type="float" office:value="6.7519013152" calcext:value-type="float">
            <text:p>6.7519013152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792687" calcext:value-type="float">
            <text:p>6.792687</text:p>
          </table:table-cell>
          <table:table-cell office:value-type="float" office:value="6.7513275604" calcext:value-type="float">
            <text:p>6.7513275604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792651" calcext:value-type="float">
            <text:p>6.792651</text:p>
          </table:table-cell>
          <table:table-cell office:value-type="float" office:value="6.7508680111" calcext:value-type="float">
            <text:p>6.7508680111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804819" calcext:value-type="float">
            <text:p>6.804819</text:p>
          </table:table-cell>
          <table:table-cell office:value-type="float" office:value="6.7503985393" calcext:value-type="float">
            <text:p>6.7503985393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840826" calcext:value-type="float">
            <text:p>6.840826</text:p>
          </table:table-cell>
          <table:table-cell office:value-type="float" office:value="6.749780125" calcext:value-type="float">
            <text:p>6.74978012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969495" calcext:value-type="float">
            <text:p>6.969495</text:p>
          </table:table-cell>
          <table:table-cell office:value-type="float" office:value="6.7487336207" calcext:value-type="float">
            <text:p>6.7487336207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771305" calcext:value-type="float">
            <text:p>1.771305</text:p>
          </table:table-cell>
          <table:table-cell office:value-type="float" office:value="6.7461666279" calcext:value-type="float">
            <text:p>6.7461666279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467486" calcext:value-type="float">
            <text:p>6.467486</text:p>
          </table:table-cell>
          <table:table-cell office:value-type="float" office:value="6.8046944118" calcext:value-type="float">
            <text:p>6.8046944118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574548" calcext:value-type="float">
            <text:p>6.574548</text:p>
          </table:table-cell>
          <table:table-cell office:value-type="float" office:value="6.8087087976" calcext:value-type="float">
            <text:p>6.8087087976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607694" calcext:value-type="float">
            <text:p>6.607694</text:p>
          </table:table-cell>
          <table:table-cell office:value-type="float" office:value="6.811530012" calcext:value-type="float">
            <text:p>6.811530012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6205" calcext:value-type="float">
            <text:p>6.6205</text:p>
          </table:table-cell>
          <table:table-cell office:value-type="float" office:value="6.8140158171" calcext:value-type="float">
            <text:p>6.8140158171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623228" calcext:value-type="float">
            <text:p>6.623228</text:p>
          </table:table-cell>
          <table:table-cell office:value-type="float" office:value="6.8164049012" calcext:value-type="float">
            <text:p>6.8164049012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617457" calcext:value-type="float">
            <text:p>6.617457</text:p>
          </table:table-cell>
          <table:table-cell office:value-type="float" office:value="6.8188196125" calcext:value-type="float">
            <text:p>6.818819612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598874" calcext:value-type="float">
            <text:p>6.598874</text:p>
          </table:table-cell>
          <table:table-cell office:value-type="float" office:value="6.8213685063" calcext:value-type="float">
            <text:p>6.8213685063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545542" calcext:value-type="float">
            <text:p>6.545542</text:p>
          </table:table-cell>
          <table:table-cell office:value-type="float" office:value="6.824221" calcext:value-type="float">
            <text:p>6.824221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218794" calcext:value-type="float">
            <text:p>6.218794</text:p>
          </table:table-cell>
          <table:table-cell office:value-type="float" office:value="6.8278402078" calcext:value-type="float">
            <text:p>6.8278402078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034097" calcext:value-type="float">
            <text:p>7.034097</text:p>
          </table:table-cell>
          <table:table-cell office:value-type="float" office:value="6.8358539737" calcext:value-type="float">
            <text:p>6.8358539737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819914" calcext:value-type="float">
            <text:p>6.819914</text:p>
          </table:table-cell>
          <table:table-cell office:value-type="float" office:value="6.8332107333" calcext:value-type="float">
            <text:p>6.833210733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774603" calcext:value-type="float">
            <text:p>6.774603</text:p>
          </table:table-cell>
          <table:table-cell office:value-type="float" office:value="6.8333904189" calcext:value-type="float">
            <text:p>6.8333904189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757127" calcext:value-type="float">
            <text:p>6.757127</text:p>
          </table:table-cell>
          <table:table-cell office:value-type="float" office:value="6.834195726" calcext:value-type="float">
            <text:p>6.834195726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750274" calcext:value-type="float">
            <text:p>6.750274</text:p>
          </table:table-cell>
          <table:table-cell office:value-type="float" office:value="6.835266125" calcext:value-type="float">
            <text:p>6.835266125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750226" calcext:value-type="float">
            <text:p>6.750226</text:p>
          </table:table-cell>
          <table:table-cell office:value-type="float" office:value="6.8364631972" calcext:value-type="float">
            <text:p>6.8364631972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75798" calcext:value-type="float">
            <text:p>6.75798</text:p>
          </table:table-cell>
          <table:table-cell office:value-type="float" office:value="6.8376951571" calcext:value-type="float">
            <text:p>6.8376951571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782408" calcext:value-type="float">
            <text:p>6.782408</text:p>
          </table:table-cell>
          <table:table-cell office:value-type="float" office:value="6.8388504493" calcext:value-type="float">
            <text:p>6.8388504493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886287" calcext:value-type="float">
            <text:p>6.886287</text:p>
          </table:table-cell>
          <table:table-cell office:value-type="float" office:value="6.8396804853" calcext:value-type="float">
            <text:p>6.8396804853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178296" calcext:value-type="float">
            <text:p>6.178296</text:p>
          </table:table-cell>
          <table:table-cell office:value-type="float" office:value="6.8389848657" calcext:value-type="float">
            <text:p>6.8389848657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583922" calcext:value-type="float">
            <text:p>6.583922</text:p>
          </table:table-cell>
          <table:table-cell office:value-type="float" office:value="6.848995303" calcext:value-type="float">
            <text:p>6.848995303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627999" calcext:value-type="float">
            <text:p>6.627999</text:p>
          </table:table-cell>
          <table:table-cell office:value-type="float" office:value="6.8530733538" calcext:value-type="float">
            <text:p>6.8530733538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642154" calcext:value-type="float">
            <text:p>6.642154</text:p>
          </table:table-cell>
          <table:table-cell office:value-type="float" office:value="6.8565901406" calcext:value-type="float">
            <text:p>6.8565901406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646461" calcext:value-type="float">
            <text:p>6.646461</text:p>
          </table:table-cell>
          <table:table-cell office:value-type="float" office:value="6.8599938889" calcext:value-type="float">
            <text:p>6.8599938889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644865" calcext:value-type="float">
            <text:p>6.644865</text:p>
          </table:table-cell>
          <table:table-cell office:value-type="float" office:value="6.8634379677" calcext:value-type="float">
            <text:p>6.8634379677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636923" calcext:value-type="float">
            <text:p>6.636923</text:p>
          </table:table-cell>
          <table:table-cell office:value-type="float" office:value="6.8670211311" calcext:value-type="float">
            <text:p>6.8670211311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617146" calcext:value-type="float">
            <text:p>6.617146</text:p>
          </table:table-cell>
          <table:table-cell office:value-type="float" office:value="6.8708561" calcext:value-type="float">
            <text:p>6.8708561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558398" calcext:value-type="float">
            <text:p>6.558398</text:p>
          </table:table-cell>
          <table:table-cell office:value-type="float" office:value="6.8751562712" calcext:value-type="float">
            <text:p>6.8751562712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.834024" calcext:value-type="float">
            <text:p>5.834024</text:p>
          </table:table-cell>
          <table:table-cell office:value-type="float" office:value="6.8806176207" calcext:value-type="float">
            <text:p>6.8806176207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891332" calcext:value-type="float">
            <text:p>6.891332</text:p>
          </table:table-cell>
          <table:table-cell office:value-type="float" office:value="6.8989789123" calcext:value-type="float">
            <text:p>6.8989789123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86505" calcext:value-type="float">
            <text:p>6.786505</text:p>
          </table:table-cell>
          <table:table-cell office:value-type="float" office:value="6.8991154643" calcext:value-type="float">
            <text:p>6.8991154643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58329" calcext:value-type="float">
            <text:p>6.758329</text:p>
          </table:table-cell>
          <table:table-cell office:value-type="float" office:value="6.9011629273" calcext:value-type="float">
            <text:p>6.9011629273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47256" calcext:value-type="float">
            <text:p>6.747256</text:p>
          </table:table-cell>
          <table:table-cell office:value-type="float" office:value="6.903808" calcext:value-type="float">
            <text:p>6.903808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743847" calcext:value-type="float">
            <text:p>6.743847</text:p>
          </table:table-cell>
          <table:table-cell office:value-type="float" office:value="6.9067618113" calcext:value-type="float">
            <text:p>6.9067618113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46412" calcext:value-type="float">
            <text:p>6.746412</text:p>
          </table:table-cell>
          <table:table-cell office:value-type="float" office:value="6.9098947885" calcext:value-type="float">
            <text:p>6.9098947885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757476" calcext:value-type="float">
            <text:p>6.757476</text:p>
          </table:table-cell>
          <table:table-cell office:value-type="float" office:value="6.9131003333" calcext:value-type="float">
            <text:p>6.9131003333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90463" calcext:value-type="float">
            <text:p>6.790463</text:p>
          </table:table-cell>
          <table:table-cell office:value-type="float" office:value="6.91621282" calcext:value-type="float">
            <text:p>6.91621282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970797" calcext:value-type="float">
            <text:p>6.970797</text:p>
          </table:table-cell>
          <table:table-cell office:value-type="float" office:value="6.9187791429" calcext:value-type="float">
            <text:p>6.9187791429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406768" calcext:value-type="float">
            <text:p>6.406768</text:p>
          </table:table-cell>
          <table:table-cell office:value-type="float" office:value="6.9176954375" calcext:value-type="float">
            <text:p>6.9176954375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592133" calcext:value-type="float">
            <text:p>6.592133</text:p>
          </table:table-cell>
          <table:table-cell office:value-type="float" office:value="6.928566234" calcext:value-type="float">
            <text:p>6.928566234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624976" calcext:value-type="float">
            <text:p>6.624976</text:p>
          </table:table-cell>
          <table:table-cell office:value-type="float" office:value="6.93588" calcext:value-type="float">
            <text:p>6.93588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635201" calcext:value-type="float">
            <text:p>6.635201</text:p>
          </table:table-cell>
          <table:table-cell office:value-type="float" office:value="6.9427889778" calcext:value-type="float">
            <text:p>6.9427889778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636296" calcext:value-type="float">
            <text:p>6.636296</text:p>
          </table:table-cell>
          <table:table-cell office:value-type="float" office:value="6.9497796136" calcext:value-type="float">
            <text:p>6.9497796136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630495" calcext:value-type="float">
            <text:p>6.630495</text:p>
          </table:table-cell>
          <table:table-cell office:value-type="float" office:value="6.9570699302" calcext:value-type="float">
            <text:p>6.9570699302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615409" calcext:value-type="float">
            <text:p>6.615409</text:p>
          </table:table-cell>
          <table:table-cell office:value-type="float" office:value="6.9648455238" calcext:value-type="float">
            <text:p>6.9648455238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579977" calcext:value-type="float">
            <text:p>6.579977</text:p>
          </table:table-cell>
          <table:table-cell office:value-type="float" office:value="6.9733683659" calcext:value-type="float">
            <text:p>6.973368365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464276" calcext:value-type="float">
            <text:p>6.464276</text:p>
          </table:table-cell>
          <table:table-cell office:value-type="float" office:value="6.98320315" calcext:value-type="float">
            <text:p>6.9832031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7.13593" calcext:value-type="float">
            <text:p>17.13593</text:p>
          </table:table-cell>
          <table:table-cell office:value-type="float" office:value="6.9965089744" calcext:value-type="float">
            <text:p>6.9965089744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923666" calcext:value-type="float">
            <text:p>6.923666</text:p>
          </table:table-cell>
          <table:table-cell office:value-type="float" office:value="6.7296821053" calcext:value-type="float">
            <text:p>6.7296821053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818034" calcext:value-type="float">
            <text:p>6.818034</text:p>
          </table:table-cell>
          <table:table-cell office:value-type="float" office:value="6.7244392973" calcext:value-type="float">
            <text:p>6.7244392973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784697" calcext:value-type="float">
            <text:p>6.784697</text:p>
          </table:table-cell>
          <table:table-cell office:value-type="float" office:value="6.7218394444" calcext:value-type="float">
            <text:p>6.7218394444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770707" calcext:value-type="float">
            <text:p>6.770707</text:p>
          </table:table-cell>
          <table:table-cell office:value-type="float" office:value="6.7200435143" calcext:value-type="float">
            <text:p>6.7200435143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76601" calcext:value-type="float">
            <text:p>6.76601</text:p>
          </table:table-cell>
          <table:table-cell office:value-type="float" office:value="6.7185534118" calcext:value-type="float">
            <text:p>6.7185534118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768845" calcext:value-type="float">
            <text:p>6.768845</text:p>
          </table:table-cell>
          <table:table-cell office:value-type="float" office:value="6.7171153333" calcext:value-type="float">
            <text:p>6.7171153333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782928" calcext:value-type="float">
            <text:p>6.782928</text:p>
          </table:table-cell>
          <table:table-cell office:value-type="float" office:value="6.7154987813" calcext:value-type="float">
            <text:p>6.7154987813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829623" calcext:value-type="float">
            <text:p>6.829623</text:p>
          </table:table-cell>
          <table:table-cell office:value-type="float" office:value="6.7133236452" calcext:value-type="float">
            <text:p>6.7133236452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272442" calcext:value-type="float">
            <text:p>7.272442</text:p>
          </table:table-cell>
          <table:table-cell office:value-type="float" office:value="6.709447" calcext:value-type="float">
            <text:p>6.709447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508007" calcext:value-type="float">
            <text:p>6.508007</text:p>
          </table:table-cell>
          <table:table-cell office:value-type="float" office:value="6.6900333793" calcext:value-type="float">
            <text:p>6.6900333793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617932" calcext:value-type="float">
            <text:p>6.617932</text:p>
          </table:table-cell>
          <table:table-cell office:value-type="float" office:value="6.6965343214" calcext:value-type="float">
            <text:p>6.6965343214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64455" calcext:value-type="float">
            <text:p>6.64455</text:p>
          </table:table-cell>
          <table:table-cell office:value-type="float" office:value="6.6994455185" calcext:value-type="float">
            <text:p>6.6994455185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654037" calcext:value-type="float">
            <text:p>6.654037</text:p>
          </table:table-cell>
          <table:table-cell office:value-type="float" office:value="6.7015568846" calcext:value-type="float">
            <text:p>6.7015568846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656107" calcext:value-type="float">
            <text:p>6.656107</text:p>
          </table:table-cell>
          <table:table-cell office:value-type="float" office:value="6.70345768" calcext:value-type="float">
            <text:p>6.70345768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652559" calcext:value-type="float">
            <text:p>6.652559</text:p>
          </table:table-cell>
          <table:table-cell office:value-type="float" office:value="6.705430625" calcext:value-type="float">
            <text:p>6.705430625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641376" calcext:value-type="float">
            <text:p>6.641376</text:p>
          </table:table-cell>
          <table:table-cell office:value-type="float" office:value="6.7077293913" calcext:value-type="float">
            <text:p>6.7077293913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612131" calcext:value-type="float">
            <text:p>6.612131</text:p>
          </table:table-cell>
          <table:table-cell office:value-type="float" office:value="6.7107454545" calcext:value-type="float">
            <text:p>6.7107454545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490662" calcext:value-type="float">
            <text:p>6.490662</text:p>
          </table:table-cell>
          <table:table-cell office:value-type="float" office:value="6.715441381" calcext:value-type="float">
            <text:p>6.715441381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186916" calcext:value-type="float">
            <text:p>7.186916</text:p>
          </table:table-cell>
          <table:table-cell office:value-type="float" office:value="6.72668035" calcext:value-type="float">
            <text:p>6.72668035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817674" calcext:value-type="float">
            <text:p>6.817674</text:p>
          </table:table-cell>
          <table:table-cell office:value-type="float" office:value="6.7024574211" calcext:value-type="float">
            <text:p>6.7024574211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771474" calcext:value-type="float">
            <text:p>6.771474</text:p>
          </table:table-cell>
          <table:table-cell office:value-type="float" office:value="6.6960565" calcext:value-type="float">
            <text:p>6.6960565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755453" calcext:value-type="float">
            <text:p>6.755453</text:p>
          </table:table-cell>
          <table:table-cell office:value-type="float" office:value="6.6916201765" calcext:value-type="float">
            <text:p>6.6916201765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749525" calcext:value-type="float">
            <text:p>6.749525</text:p>
          </table:table-cell>
          <table:table-cell office:value-type="float" office:value="6.687630625" calcext:value-type="float">
            <text:p>6.6876306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49634" calcext:value-type="float">
            <text:p>6.749634</text:p>
          </table:table-cell>
          <table:table-cell office:value-type="float" office:value="6.6835043333" calcext:value-type="float">
            <text:p>6.6835043333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756247" calcext:value-type="float">
            <text:p>6.756247</text:p>
          </table:table-cell>
          <table:table-cell office:value-type="float" office:value="6.6787807857" calcext:value-type="float">
            <text:p>6.6787807857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775459" calcext:value-type="float">
            <text:p>6.775459</text:p>
          </table:table-cell>
          <table:table-cell office:value-type="float" office:value="6.6728218462" calcext:value-type="float">
            <text:p>6.6728218462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841284" calcext:value-type="float">
            <text:p>6.841284</text:p>
          </table:table-cell>
          <table:table-cell office:value-type="float" office:value="6.66426875" calcext:value-type="float">
            <text:p>6.66426875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841284" calcext:value-type="float">
            <text:p>6.841284</text:p>
          </table:table-cell>
          <table:table-cell office:value-type="float" office:value="6.6481764545" calcext:value-type="float">
            <text:p>6.6481764545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552787" calcext:value-type="float">
            <text:p>6.552787</text:p>
          </table:table-cell>
          <table:table-cell office:value-type="float" office:value="6.6288657" calcext:value-type="float">
            <text:p>6.6288657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62066" calcext:value-type="float">
            <text:p>6.62066</text:p>
          </table:table-cell>
          <table:table-cell office:value-type="float" office:value="6.6373188889" calcext:value-type="float">
            <text:p>6.6373188889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640059" calcext:value-type="float">
            <text:p>6.640059</text:p>
          </table:table-cell>
          <table:table-cell office:value-type="float" office:value="6.63940125" calcext:value-type="float">
            <text:p>6.639401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646477" calcext:value-type="float">
            <text:p>6.646477</text:p>
          </table:table-cell>
          <table:table-cell office:value-type="float" office:value="6.6393072857" calcext:value-type="float">
            <text:p>6.6393072857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646151" calcext:value-type="float">
            <text:p>6.646151</text:p>
          </table:table-cell>
          <table:table-cell office:value-type="float" office:value="6.6381123333" calcext:value-type="float">
            <text:p>6.638112333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639548" calcext:value-type="float">
            <text:p>6.639548</text:p>
          </table:table-cell>
          <table:table-cell office:value-type="float" office:value="6.6365046" calcext:value-type="float">
            <text:p>6.6365046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622704" calcext:value-type="float">
            <text:p>6.622704</text:p>
          </table:table-cell>
          <table:table-cell office:value-type="float" office:value="6.63574375" calcext:value-type="float">
            <text:p>6.6357437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577501" calcext:value-type="float">
            <text:p>6.577501</text:p>
          </table:table-cell>
          <table:table-cell office:value-type="float" office:value="6.6400903333" calcext:value-type="float">
            <text:p>6.6400903333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32335" calcext:value-type="float">
            <text:p>6.32335</text:p>
          </table:table-cell>
          <table:table-cell office:value-type="float" office:value="6.671385" calcext:value-type="float">
            <text:p>6.67138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7.01942" calcext:value-type="float">
            <text:p>7.0194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31:16.697258930</dc:date>
    <meta:document-statistic meta:table-count="1" meta:cell-count="3101" meta:object-count="0"/>
    <meta:generator>LibreOffice/4.2.7.2$Linux_X86_64 LibreOffice_project/420m0$Build-2</meta:generator>
  </office:meta>
</office:document-meta>
</file>